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Normal_100819_32_-_32_TSGB_32_Table_32_-_32_Interliners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100819_32_-_32_TSGB_32_Table_32_-_32_Interliners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100819_32_-_32_TSGB_32_Table_32_-_32_Interliner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100819_32_-_32_TSGB_32_Table_32_-_32_Interliners" style:data-style-name="N0">
      <style:table-cell-properties fo:border-top="2pt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100819_32_-_32_TSGB_32_Table_32_-_32_Interliners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100819_32_-_32_TSGB_32_Table_32_-_32_Interliners" style:data-style-name="N3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100819_32_-_32_TSGB_32_Table_32_-_32_Interliner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" style:family="table-cell" style:parent-style-name="Normal_100819_32_-_32_TSGB_32_Table_32_-_32_Interliners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100819_32_-_32_TSGB_32_Table_32_-_32_Interliners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3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6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100819_32_-_32_TSGB_32_Table_32_-_32_Interliners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100819_32_-_32_TSGB_32_Table_32_-_32_Interliners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0">
      <style:table-cell-properties style:vertical-align="automatic" fo:background-color="#FFFFFF"/>
    </style:style>
    <style:style style:name="ce5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_100819_32_-_32_TSGB_32_Table_32_-_32_Interliners" style:data-style-name="N3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100819_32_-_32_TSGB_32_Table_32_-_32_Interliner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100819_32_-_32_TSGB_32_Table_32_-_32_Interliners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6">
      <style:table-cell-properties fo:background-color="#FFFFFF"/>
    </style:style>
    <style:style style:name="ce58" style:family="table-cell" style:parent-style-name="Normal_100819_32_-_32_TSGB_32_Table_32_-_32_Interliners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100819_32_-_32_TSGB_32_Table_32_-_32_Interliners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100819_32_-_32_TSGB_32_Table_32_-_32_Interliners" style:data-style-name="N0">
      <style:table-cell-properties fo:border-top="none" fo:border-bottom="thin solid #000000" fo:border-left="none" fo:border-right="none"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1" style:family="table-cell" style:parent-style-name="Normal_100819_32_-_32_TSGB_32_Table_32_-_32_Interliner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0.291041666666667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65125cm" style:use-optimal-column-width="true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103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7" table:default-cell-style-name="ce4"/>
        <table:table-column table:style-name="co5" table:default-cell-style-name="ce3"/>
        <table:table-column table:style-name="co5" table:number-columns-repeated="2" table:default-cell-style-name="ce4"/>
        <table:table-column table:style-name="co6" table:number-columns-repeated="1637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2" table:style-name="ce3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70" table:style-name="ce3"/>
        </table:table-row>
        <table:table-row table:style-name="ro2">
          <table:table-cell office:value-type="string" table:style-name="ce5">
            <text:p><text:a xlink:href="http://www.dft.gov.uk/statistics/series/aviation/">Aviation</text:a></text:p>
          </table:table-cell>
          <table:table-cell table:style-name="ce5"/>
          <table:table-cell table:number-columns-repeated="2" table:style-name="ce3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70" table:style-name="ce3"/>
        </table:table-row>
        <table:table-row table:style-name="ro1">
          <table:table-cell office:value-type="string" table:style-name="ce6">
            <text:p>Table TSGB0203a (AVI0103a)</text:p>
          </table:table-cell>
          <table:table-cell table:style-name="ce6"/>
          <table:table-cell table:number-columns-repeated="2" table:style-name="ce3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70" table:style-name="ce3"/>
        </table:table-row>
        <table:table-row table:style-name="ro3">
          <table:table-cell office:value-type="string" table:style-name="ce7">
            <text:p>Punctuality at selected United Kingdom airports: 2008 to 2017<text:span text:style-name="T3">1</text:span></text:p>
          </table:table-cell>
          <table:table-cell table:style-name="ce7"/>
          <table:table-cell table:number-columns-repeated="5" table:style-name="ce8"/>
          <table:table-cell table:number-columns-repeated="4" table:style-name="ce4"/>
          <table:table-cell table:style-name="ce3"/>
          <table:table-cell table:number-columns-repeated="2" table:style-name="ce4"/>
          <table:table-cell table:number-columns-repeated="16370" table:style-name="ce3"/>
        </table:table-row>
        <table:table-row table:style-name="ro4">
          <table:table-cell table:number-columns-repeated="2" table:style-name="ce9"/>
          <table:table-cell table:number-columns-repeated="3" table:style-name="ce4"/>
          <table:table-cell table:number-columns-repeated="8" table:style-name="ce10"/>
          <table:table-cell table:number-columns-repeated="16371" table:style-name="ce4"/>
        </table:table-row>
        <table:table-row table:style-name="ro5">
          <table:table-cell table:number-columns-repeated="2" table:style-name="ce11"/>
          <table:table-cell table:style-name="ce12"/>
          <table:table-cell table:style-name="ce13"/>
          <table:table-cell table:number-columns-repeated="9" table:style-name="ce14"/>
          <table:table-cell office:value-type="string" table:style-name="ce73">
            <text:p><text:span text:style-name="T6">Percentage</text:span>/Number</text:p>
          </table:table-cell>
          <table:table-cell table:number-columns-repeated="16370" table:style-name="ce4"/>
        </table:table-row>
        <table:table-row table:style-name="ro3">
          <table:table-cell table:number-columns-repeated="2" table:style-name="ce3"/>
          <table:table-cell table:style-name="ce16"/>
          <table:table-cell table:style-name="ce17"/>
          <table:table-cell office:value-type="string" table:number-columns-spanned="10" table:number-rows-spanned="1" table:style-name="ce47">
            <text:p>Percentage of flights early to 15 minutes late</text:p>
          </table:table-cell>
          <table:covered-table-cell table:number-columns-repeated="9"/>
          <table:table-cell table:number-columns-repeated="16370" table:style-name="ce3"/>
        </table:table-row>
        <table:table-row table:style-name="ro3">
          <table:table-cell table:number-columns-repeated="2" table:style-name="ce3"/>
          <table:table-cell table:number-columns-repeated="2" table:style-name="ce18"/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string" table:style-name="ce21">
            <text:p>2015<text:span text:style-name="T5">2</text:span></text:p>
          </table:table-cell>
          <table:table-cell office:value-type="string" table:style-name="ce21">
            <text:p>2016</text:p>
          </table:table-cell>
          <table:table-cell office:value-type="string" table:style-name="ce21">
            <text:p>2017<text:span text:style-name="T5">3</text:span></text:p>
          </table:table-cell>
          <table:table-cell table:number-columns-repeated="16370" table:style-name="ce3"/>
        </table:table-row>
        <table:table-row table:style-name="ro6">
          <table:table-cell office:value-type="string" table:style-name="ce22">
            <text:p>London airports</text:p>
          </table:table-cell>
          <table:table-cell table:style-name="ce22"/>
          <table:table-cell office:value-type="string" table:style-name="ce18">
            <text:p>Gatwick</text:p>
          </table:table-cell>
          <table:table-cell office:value-type="string" table:style-name="ce23">
            <text:p>Scheduled</text:p>
          </table:table-cell>
          <table:table-cell office:value-type="float" office:value="71.552721730000002" table:style-name="ce24">
            <text:p>71.6</text:p>
          </table:table-cell>
          <table:table-cell office:value-type="float" office:value="77.929590759999996" table:style-name="ce24">
            <text:p>77.9</text:p>
          </table:table-cell>
          <table:table-cell office:value-type="float" office:value="67.5514557621687" table:style-name="ce24">
            <text:p>67.6</text:p>
          </table:table-cell>
          <table:table-cell office:value-type="float" office:value="79.594412848795301" table:style-name="ce24">
            <text:p>79.6</text:p>
          </table:table-cell>
          <table:table-cell office:value-type="float" office:value="78.224163829999995" table:style-name="ce24">
            <text:p>78.2</text:p>
          </table:table-cell>
          <table:table-cell office:value-type="float" office:value="77.283764930000004" table:style-name="ce24">
            <text:p>77.3</text:p>
          </table:table-cell>
          <table:table-cell office:value-type="float" office:value="73.571191459999994" table:style-name="ce24">
            <text:p>73.6</text:p>
          </table:table-cell>
          <table:table-cell office:value-type="float" office:value="67.6465915380452" table:style-name="ce24">
            <text:p>67.6</text:p>
          </table:table-cell>
          <table:table-cell office:value-type="float" office:value="61.54887061566459" table:style-name="ce24">
            <text:p>61.5</text:p>
          </table:table-cell>
          <table:table-cell office:value-type="float" office:value="65.611329567907163" table:style-name="ce24">
            <text:p>65.6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23">
            <text:p>Charter</text:p>
          </table:table-cell>
          <table:table-cell office:value-type="float" office:value="58.917977469999997" table:style-name="ce24">
            <text:p>58.9</text:p>
          </table:table-cell>
          <table:table-cell office:value-type="float" office:value="70.348268439999998" table:style-name="ce24">
            <text:p>70.3</text:p>
          </table:table-cell>
          <table:table-cell office:value-type="float" office:value="63.852978453738899" table:style-name="ce24">
            <text:p>63.9</text:p>
          </table:table-cell>
          <table:table-cell office:value-type="float" office:value="73.898691397807198" table:style-name="ce24">
            <text:p>73.9</text:p>
          </table:table-cell>
          <table:table-cell office:value-type="float" office:value="73.907388139999995" table:style-name="ce24">
            <text:p>73.9</text:p>
          </table:table-cell>
          <table:table-cell office:value-type="float" office:value="72.068727339999995" table:style-name="ce24">
            <text:p>72.1</text:p>
          </table:table-cell>
          <table:table-cell office:value-type="float" office:value="66.09635299" table:style-name="ce24">
            <text:p>66.1</text:p>
          </table:table-cell>
          <table:table-cell office:value-type="float" office:value="64.693058514711794" table:style-name="ce24">
            <text:p>64.7</text:p>
          </table:table-cell>
          <table:table-cell office:value-type="float" office:value="57.415094340215731" table:style-name="ce24">
            <text:p>57.4</text:p>
          </table:table-cell>
          <table:table-cell office:value-type="float" office:value="59.890220229307864" table:style-name="ce24">
            <text:p>59.9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23"/>
          <table:table-cell office:value-type="string" table:style-name="ce18">
            <text:p>Total</text:p>
          </table:table-cell>
          <table:table-cell office:value-type="float" office:value="69.734703870000004" table:style-name="ce26">
            <text:p>69.7</text:p>
          </table:table-cell>
          <table:table-cell office:value-type="float" office:value="76.97938465" table:style-name="ce26">
            <text:p>77.0</text:p>
          </table:table-cell>
          <table:table-cell office:value-type="float" office:value="67.112996217861493" table:style-name="ce26">
            <text:p>67.1</text:p>
          </table:table-cell>
          <table:table-cell office:value-type="float" office:value="78.998701213296897" table:style-name="ce26">
            <text:p>79.0</text:p>
          </table:table-cell>
          <table:table-cell office:value-type="float" office:value="77.809435739999998" table:style-name="ce26">
            <text:p>77.8</text:p>
          </table:table-cell>
          <table:table-cell office:value-type="float" office:value="76.788467220000001" table:style-name="ce26">
            <text:p>76.8</text:p>
          </table:table-cell>
          <table:table-cell office:value-type="float" office:value="72.918019110000003" table:style-name="ce26">
            <text:p>72.9</text:p>
          </table:table-cell>
          <table:table-cell office:value-type="float" office:value="67.400000000000006" table:style-name="ce26">
            <text:p>67.4</text:p>
          </table:table-cell>
          <table:table-cell office:value-type="float" office:value="61.31011409876912" table:style-name="ce26">
            <text:p>61.3</text:p>
          </table:table-cell>
          <table:table-cell office:value-type="float" office:value="65.307940790762814" table:style-name="ce26">
            <text:p>65.3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23"/>
          <table:table-cell office:value-type="string" table:style-name="ce27">
            <text:p>Base</text:p>
          </table:table-cell>
          <table:table-cell office:value-type="float" office:value="255375" table:style-name="ce28">
            <text:p>255,375</text:p>
          </table:table-cell>
          <table:table-cell office:value-type="float" office:value="244690" table:style-name="ce28">
            <text:p>244,690</text:p>
          </table:table-cell>
          <table:table-cell office:value-type="float" office:value="232937" table:style-name="ce28">
            <text:p>232,937</text:p>
          </table:table-cell>
          <table:table-cell office:value-type="float" office:value="243304" table:style-name="ce28">
            <text:p>243,304</text:p>
          </table:table-cell>
          <table:table-cell office:value-type="float" office:value="240066" table:style-name="ce28">
            <text:p>240,066</text:p>
          </table:table-cell>
          <table:table-cell office:value-type="float" office:value="243874" table:style-name="ce28">
            <text:p>243,874</text:p>
          </table:table-cell>
          <table:table-cell office:value-type="float" office:value="254170" table:style-name="ce28">
            <text:p>254,170</text:p>
          </table:table-cell>
          <table:table-cell office:value-type="float" office:value="259351" table:style-name="ce28">
            <text:p>259,351</text:p>
          </table:table-cell>
          <table:table-cell office:value-type="float" office:value="275289" table:style-name="ce28">
            <text:p>275,289</text:p>
          </table:table-cell>
          <table:table-cell office:value-type="float" office:value="281710" table:style-name="ce28">
            <text:p>281,710</text:p>
          </table:table-cell>
          <table:table-cell table:number-columns-repeated="2" table:style-name="ce25"/>
          <table:table-cell table:number-columns-repeated="16368"/>
        </table:table-row>
        <table:table-row table:style-name="ro6">
          <table:table-cell table:number-columns-repeated="2" table:style-name="ce22"/>
          <table:table-cell office:value-type="string" table:style-name="ce18">
            <text:p>Heathrow</text:p>
          </table:table-cell>
          <table:table-cell office:value-type="string" table:style-name="ce23">
            <text:p>Scheduled</text:p>
          </table:table-cell>
          <table:table-cell office:value-type="float" office:value="68.630525289999994" table:style-name="ce24">
            <text:p>68.6</text:p>
          </table:table-cell>
          <table:table-cell office:value-type="float" office:value="78.589606169999996" table:style-name="ce24">
            <text:p>78.6</text:p>
          </table:table-cell>
          <table:table-cell office:value-type="float" office:value="71.740991289539096" table:style-name="ce24">
            <text:p>71.7</text:p>
          </table:table-cell>
          <table:table-cell office:value-type="float" office:value="77.754821519201499" table:style-name="ce24">
            <text:p>77.8</text:p>
          </table:table-cell>
          <table:table-cell office:value-type="float" office:value="76.294372780000003" table:style-name="ce24">
            <text:p>76.3</text:p>
          </table:table-cell>
          <table:table-cell office:value-type="float" office:value="75.570535419999999" table:style-name="ce24">
            <text:p>75.6</text:p>
          </table:table-cell>
          <table:table-cell office:value-type="float" office:value="77.093988159999995" table:style-name="ce24">
            <text:p>77.1</text:p>
          </table:table-cell>
          <table:table-cell office:value-type="float" office:value="75.491426243095759" table:style-name="ce24">
            <text:p>75.5</text:p>
          </table:table-cell>
          <table:table-cell office:value-type="float" office:value="76.351447694928041" table:style-name="ce24">
            <text:p>76.4</text:p>
          </table:table-cell>
          <table:table-cell office:value-type="float" office:value="77.437725144891857" table:style-name="ce24">
            <text:p>77.4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23">
            <text:p>Charter</text:p>
          </table:table-cell>
          <table:table-cell office:value-type="float" office:value="57.488986779999998" table:style-name="ce24">
            <text:p>57.5</text:p>
          </table:table-cell>
          <table:table-cell office:value-type="float" office:value="67.940552019999998" table:style-name="ce24">
            <text:p>67.9</text:p>
          </table:table-cell>
          <table:table-cell office:value-type="float" office:value="55.069124423963103" table:style-name="ce24">
            <text:p>55.1</text:p>
          </table:table-cell>
          <table:table-cell office:value-type="float" office:value="66.761363636363598" table:style-name="ce24">
            <text:p>66.8</text:p>
          </table:table-cell>
          <table:table-cell office:value-type="float" office:value="78.68852459" table:style-name="ce24">
            <text:p>78.7</text:p>
          </table:table-cell>
          <table:table-cell office:value-type="float" office:value="78.391959799999995" table:style-name="ce24">
            <text:p>78.4</text:p>
          </table:table-cell>
          <table:table-cell office:value-type="float" office:value="75.422626789999995" table:style-name="ce24">
            <text:p>75.4</text:p>
          </table:table-cell>
          <table:table-cell office:value-type="float" office:value="78.096330276176232" table:style-name="ce24">
            <text:p>78.1</text:p>
          </table:table-cell>
          <table:table-cell office:value-type="float" office:value="77.645502646574073" table:style-name="ce24">
            <text:p>77.6</text:p>
          </table:table-cell>
          <table:table-cell office:value-type="float" office:value="73.824650572109277" table:style-name="ce24">
            <text:p>73.8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float" office:value="68.619730809999993" table:style-name="ce26">
            <text:p>68.6</text:p>
          </table:table-cell>
          <table:table-cell office:value-type="float" office:value="78.578623289999996" table:style-name="ce26">
            <text:p>78.6</text:p>
          </table:table-cell>
          <table:table-cell office:value-type="float" office:value="71.724750915200104" table:style-name="ce26">
            <text:p>71.7</text:p>
          </table:table-cell>
          <table:table-cell office:value-type="float" office:value="77.738479340518296" table:style-name="ce26">
            <text:p>77.7</text:p>
          </table:table-cell>
          <table:table-cell office:value-type="float" office:value="76.296553900000006" table:style-name="ce26">
            <text:p>76.3</text:p>
          </table:table-cell>
          <table:table-cell office:value-type="float" office:value="75.57414224" table:style-name="ce26">
            <text:p>75.6</text:p>
          </table:table-cell>
          <table:table-cell office:value-type="float" office:value="77.09123889" table:style-name="ce26">
            <text:p>77.1</text:p>
          </table:table-cell>
          <table:table-cell office:value-type="float" office:value="75.5" table:style-name="ce26">
            <text:p>75.5</text:p>
          </table:table-cell>
          <table:table-cell office:value-type="float" office:value="76.353526361137426" table:style-name="ce26">
            <text:p>76.4</text:p>
          </table:table-cell>
          <table:table-cell office:value-type="float" office:value="77.431688537274312" table:style-name="ce26">
            <text:p>77.4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29"/>
          <table:table-cell office:value-type="string" table:style-name="ce27">
            <text:p>Base</text:p>
          </table:table-cell>
          <table:table-cell office:value-type="float" office:value="468597" table:style-name="ce28">
            <text:p>468,597</text:p>
          </table:table-cell>
          <table:table-cell office:value-type="float" office:value="456684" table:style-name="ce28">
            <text:p>456,684</text:p>
          </table:table-cell>
          <table:table-cell office:value-type="float" office:value="445531" table:style-name="ce28">
            <text:p>445,531</text:p>
          </table:table-cell>
          <table:table-cell office:value-type="float" office:value="473584" table:style-name="ce28">
            <text:p>473,584</text:p>
          </table:table-cell>
          <table:table-cell office:value-type="float" office:value="468704" table:style-name="ce28">
            <text:p>468,704</text:p>
          </table:table-cell>
          <table:table-cell office:value-type="float" office:value="467001" table:style-name="ce28">
            <text:p>467,001</text:p>
          </table:table-cell>
          <table:table-cell office:value-type="float" office:value="467498" table:style-name="ce28">
            <text:p>467,498</text:p>
          </table:table-cell>
          <table:table-cell office:value-type="float" office:value="469508" table:style-name="ce28">
            <text:p>469,508</text:p>
          </table:table-cell>
          <table:table-cell office:value-type="float" office:value="470641" table:style-name="ce28">
            <text:p>470,641</text:p>
          </table:table-cell>
          <table:table-cell office:value-type="float" office:value="471041" table:style-name="ce28">
            <text:p>471,041</text:p>
          </table:table-cell>
          <table:table-cell table:number-columns-repeated="2" table:style-name="ce25"/>
          <table:table-cell table:number-columns-repeated="16368"/>
        </table:table-row>
        <table:table-row table:style-name="ro6">
          <table:table-cell table:number-columns-repeated="2" table:style-name="ce3"/>
          <table:table-cell office:value-type="string" table:style-name="ce18">
            <text:p>London City</text:p>
          </table:table-cell>
          <table:table-cell office:value-type="string" table:style-name="ce23">
            <text:p>Scheduled</text:p>
          </table:table-cell>
          <table:table-cell office:value-type="float" office:value="74.585510150000005" table:style-name="ce24">
            <text:p>74.6</text:p>
          </table:table-cell>
          <table:table-cell office:value-type="float" office:value="86.388542779999995" table:style-name="ce24">
            <text:p>86.4</text:p>
          </table:table-cell>
          <table:table-cell office:value-type="float" office:value="83.491165841252894" table:style-name="ce24">
            <text:p>83.5</text:p>
          </table:table-cell>
          <table:table-cell office:value-type="float" office:value="87.406921436772194" table:style-name="ce24">
            <text:p>87.4</text:p>
          </table:table-cell>
          <table:table-cell office:value-type="float" office:value="88.145854080000007" table:style-name="ce24">
            <text:p>88.1</text:p>
          </table:table-cell>
          <table:table-cell office:value-type="float" office:value="88.666804040000002" table:style-name="ce24">
            <text:p>88.7</text:p>
          </table:table-cell>
          <table:table-cell office:value-type="float" office:value="87.659022190000002" table:style-name="ce24">
            <text:p>87.7</text:p>
          </table:table-cell>
          <table:table-cell office:value-type="float" office:value="84.302318302986492" table:style-name="ce24">
            <text:p>84.3</text:p>
          </table:table-cell>
          <table:table-cell office:value-type="float" office:value="76.474903330912994" table:style-name="ce24">
            <text:p>76.5</text:p>
          </table:table-cell>
          <table:table-cell office:value-type="float" office:value="81.606207360956461" table:style-name="ce24">
            <text:p>81.6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3" table:style-name="ce3"/>
          <table:table-cell office:value-type="string" table:style-name="ce23">
            <text:p>Charter</text:p>
          </table:table-cell>
          <table:table-cell office:value-type="float" office:value="55.555555560000002" table:style-name="ce24">
            <text:p>55.6</text:p>
          </table:table-cell>
          <table:table-cell office:value-type="float" office:value="87.5" table:style-name="ce24">
            <text:p>87.5</text:p>
          </table:table-cell>
          <table:table-cell office:value-type="float" office:value="50" table:style-name="ce24">
            <text:p>50.0</text:p>
          </table:table-cell>
          <table:table-cell office:value-type="float" office:value="100" table:style-name="ce24">
            <text:p>100.0</text:p>
          </table:table-cell>
          <table:table-cell office:value-type="float" office:value="100" table:style-name="ce24">
            <text:p>100.0</text:p>
          </table:table-cell>
          <table:table-cell office:value-type="float" office:value="45.454545449999998" table:style-name="ce24">
            <text:p>45.5</text:p>
          </table:table-cell>
          <table:table-cell office:value-type="float" office:value="100" table:style-name="ce24">
            <text:p>100.0</text:p>
          </table:table-cell>
          <table:table-cell office:value-type="string" table:style-name="ce30">
            <text:p>-</text:p>
          </table:table-cell>
          <table:table-cell office:value-type="float" office:value="52.941176470588232" table:style-name="ce24">
            <text:p>52.9</text:p>
          </table:table-cell>
          <table:table-cell office:value-type="float" office:value="68.75" table:style-name="ce24">
            <text:p>68.8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3" table:style-name="ce3"/>
          <table:table-cell office:value-type="string" table:style-name="ce18">
            <text:p>Total</text:p>
          </table:table-cell>
          <table:table-cell office:value-type="float" office:value="74.583467510000006" table:style-name="ce26">
            <text:p>74.6</text:p>
          </table:table-cell>
          <table:table-cell office:value-type="float" office:value="86.388676239999995" table:style-name="ce26">
            <text:p>86.4</text:p>
          </table:table-cell>
          <table:table-cell office:value-type="float" office:value="83.485563250694199" table:style-name="ce26">
            <text:p>83.5</text:p>
          </table:table-cell>
          <table:table-cell office:value-type="float" office:value="87.407747564535697" table:style-name="ce26">
            <text:p>87.4</text:p>
          </table:table-cell>
          <table:table-cell office:value-type="float" office:value="88.146223039999995" table:style-name="ce26">
            <text:p>88.1</text:p>
          </table:table-cell>
          <table:table-cell office:value-type="float" office:value="88.659808990000002" table:style-name="ce26">
            <text:p>88.7</text:p>
          </table:table-cell>
          <table:table-cell office:value-type="float" office:value="87.659374200000002" table:style-name="ce26">
            <text:p>87.7</text:p>
          </table:table-cell>
          <table:table-cell office:value-type="float" office:value="84.3" table:style-name="ce26">
            <text:p>84.3</text:p>
          </table:table-cell>
          <table:table-cell office:value-type="float" office:value="76.469930139497322" table:style-name="ce26">
            <text:p>76.5</text:p>
          </table:table-cell>
          <table:table-cell office:value-type="float" office:value="81.603493542233096" table:style-name="ce26">
            <text:p>81.6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3" table:style-name="ce3"/>
          <table:table-cell office:value-type="string" table:style-name="ce27">
            <text:p>Base</text:p>
          </table:table-cell>
          <table:table-cell office:value-type="float" office:value="83847" table:style-name="ce28">
            <text:p>83,847</text:p>
          </table:table-cell>
          <table:table-cell office:value-type="float" office:value="66621" table:style-name="ce28">
            <text:p>66,621</text:p>
          </table:table-cell>
          <table:table-cell office:value-type="float" office:value="59778" table:style-name="ce28">
            <text:p>59,778</text:p>
          </table:table-cell>
          <table:table-cell office:value-type="float" office:value="60974" table:style-name="ce28">
            <text:p>60,974</text:p>
          </table:table-cell>
          <table:table-cell office:value-type="float" office:value="64258" table:style-name="ce28">
            <text:p>64,258</text:p>
          </table:table-cell>
          <table:table-cell office:value-type="float" office:value="63315" table:style-name="ce28">
            <text:p>63,315</text:p>
          </table:table-cell>
          <table:table-cell office:value-type="float" office:value="70118" table:style-name="ce28">
            <text:p>70,118</text:p>
          </table:table-cell>
          <table:table-cell office:value-type="float" office:value="79242" table:style-name="ce28">
            <text:p>79,242</text:p>
          </table:table-cell>
          <table:table-cell office:value-type="float" office:value="80446" table:style-name="ce28">
            <text:p>80,446</text:p>
          </table:table-cell>
          <table:table-cell office:value-type="float" office:value="75797" table:style-name="ce28">
            <text:p>75,797</text:p>
          </table:table-cell>
          <table:table-cell table:number-columns-repeated="2" table:style-name="ce25"/>
          <table:table-cell table:number-columns-repeated="16368"/>
        </table:table-row>
        <table:table-row table:style-name="ro6">
          <table:table-cell table:number-columns-repeated="2" table:style-name="ce3"/>
          <table:table-cell office:value-type="string" table:style-name="ce18">
            <text:p>Luton</text:p>
          </table:table-cell>
          <table:table-cell office:value-type="string" table:style-name="ce23">
            <text:p>Scheduled</text:p>
          </table:table-cell>
          <table:table-cell office:value-type="float" office:value="71.854778890000006" table:style-name="ce24">
            <text:p>71.9</text:p>
          </table:table-cell>
          <table:table-cell office:value-type="float" office:value="78.460848429999999" table:style-name="ce24">
            <text:p>78.5</text:p>
          </table:table-cell>
          <table:table-cell office:value-type="float" office:value="67.633058590505399" table:style-name="ce24">
            <text:p>67.6</text:p>
          </table:table-cell>
          <table:table-cell office:value-type="float" office:value="78.376158094108007" table:style-name="ce24">
            <text:p>78.4</text:p>
          </table:table-cell>
          <table:table-cell office:value-type="float" office:value="80.518147420000005" table:style-name="ce24">
            <text:p>80.5</text:p>
          </table:table-cell>
          <table:table-cell office:value-type="float" office:value="81.803408090000005" table:style-name="ce24">
            <text:p>81.8</text:p>
          </table:table-cell>
          <table:table-cell office:value-type="float" office:value="77.295061889999999" table:style-name="ce24">
            <text:p>77.3</text:p>
          </table:table-cell>
          <table:table-cell office:value-type="float" office:value="72.920761020931039" table:style-name="ce24">
            <text:p>72.9</text:p>
          </table:table-cell>
          <table:table-cell office:value-type="float" office:value="66.360529022295111" table:style-name="ce24">
            <text:p>66.4</text:p>
          </table:table-cell>
          <table:table-cell office:value-type="float" office:value="68.74173370885579" table:style-name="ce24">
            <text:p>68.7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23">
            <text:p>Charter</text:p>
          </table:table-cell>
          <table:table-cell office:value-type="float" office:value="67.516778520000003" table:style-name="ce24">
            <text:p>67.5</text:p>
          </table:table-cell>
          <table:table-cell office:value-type="float" office:value="76.29744384" table:style-name="ce24">
            <text:p>76.3</text:p>
          </table:table-cell>
          <table:table-cell office:value-type="float" office:value="65.705254839984207" table:style-name="ce24">
            <text:p>65.7</text:p>
          </table:table-cell>
          <table:table-cell office:value-type="float" office:value="70.839936608557807" table:style-name="ce24">
            <text:p>70.8</text:p>
          </table:table-cell>
          <table:table-cell office:value-type="float" office:value="80.583300039999997" table:style-name="ce24">
            <text:p>80.6</text:p>
          </table:table-cell>
          <table:table-cell office:value-type="float" office:value="81.889763779999996" table:style-name="ce24">
            <text:p>81.9</text:p>
          </table:table-cell>
          <table:table-cell office:value-type="float" office:value="72.508038589999998" table:style-name="ce24">
            <text:p>72.5</text:p>
          </table:table-cell>
          <table:table-cell office:value-type="float" office:value="58.131487889391707" table:style-name="ce24">
            <text:p>58.1</text:p>
          </table:table-cell>
          <table:table-cell office:value-type="float" office:value="65.21621621652973" table:style-name="ce24">
            <text:p>65.2</text:p>
          </table:table-cell>
          <table:table-cell office:value-type="float" office:value="66.971167571712783" table:style-name="ce24">
            <text:p>67.0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float" office:value="71.695533269999999" table:style-name="ce26">
            <text:p>71.7</text:p>
          </table:table-cell>
          <table:table-cell office:value-type="float" office:value="78.382939550000003" table:style-name="ce26">
            <text:p>78.4</text:p>
          </table:table-cell>
          <table:table-cell office:value-type="float" office:value="67.558148460888901" table:style-name="ce26">
            <text:p>67.6</text:p>
          </table:table-cell>
          <table:table-cell office:value-type="float" office:value="78.097484507083493" table:style-name="ce26">
            <text:p>78.1</text:p>
          </table:table-cell>
          <table:table-cell office:value-type="float" office:value="80.5205536" table:style-name="ce26">
            <text:p>80.5</text:p>
          </table:table-cell>
          <table:table-cell office:value-type="float" office:value="81.806674509999993" table:style-name="ce26">
            <text:p>81.8</text:p>
          </table:table-cell>
          <table:table-cell office:value-type="float" office:value="77.129383619999999" table:style-name="ce26">
            <text:p>77.1</text:p>
          </table:table-cell>
          <table:table-cell office:value-type="float" office:value="72.5" table:style-name="ce26">
            <text:p>72.5</text:p>
          </table:table-cell>
          <table:table-cell office:value-type="float" office:value="66.318169539524902" table:style-name="ce26">
            <text:p>66.3</text:p>
          </table:table-cell>
          <table:table-cell office:value-type="float" office:value="68.682131806351407" table:style-name="ce26">
            <text:p>68.7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29"/>
          <table:table-cell office:value-type="string" table:style-name="ce27">
            <text:p>Base</text:p>
          </table:table-cell>
          <table:table-cell office:value-type="float" office:value="81178" table:style-name="ce28">
            <text:p>81,178</text:p>
          </table:table-cell>
          <table:table-cell office:value-type="float" office:value="71698" table:style-name="ce28">
            <text:p>71,698</text:p>
          </table:table-cell>
          <table:table-cell office:value-type="float" office:value="65135" table:style-name="ce28">
            <text:p>65,135</text:p>
          </table:table-cell>
          <table:table-cell office:value-type="float" office:value="68257" table:style-name="ce28">
            <text:p>68,257</text:p>
          </table:table-cell>
          <table:table-cell office:value-type="float" office:value="67774" table:style-name="ce28">
            <text:p>67,774</text:p>
          </table:table-cell>
          <table:table-cell office:value-type="float" office:value="67151" table:style-name="ce28">
            <text:p>67,151</text:p>
          </table:table-cell>
          <table:table-cell office:value-type="float" office:value="71887" table:style-name="ce28">
            <text:p>71,887</text:p>
          </table:table-cell>
          <table:table-cell office:value-type="float" office:value="82991" table:style-name="ce28">
            <text:p>82,991</text:p>
          </table:table-cell>
          <table:table-cell office:value-type="float" office:value="99953" table:style-name="ce28">
            <text:p>99,953</text:p>
          </table:table-cell>
          <table:table-cell office:value-type="float" office:value="104062" table:style-name="ce28">
            <text:p>104,062</text:p>
          </table:table-cell>
          <table:table-cell table:number-columns-repeated="2" table:style-name="ce25"/>
          <table:table-cell table:number-columns-repeated="16368"/>
        </table:table-row>
        <table:table-row table:style-name="ro6">
          <table:table-cell table:number-columns-repeated="2" table:style-name="ce22"/>
          <table:table-cell office:value-type="string" table:style-name="ce18">
            <text:p>Stansted</text:p>
          </table:table-cell>
          <table:table-cell office:value-type="string" table:style-name="ce23">
            <text:p>Scheduled</text:p>
          </table:table-cell>
          <table:table-cell office:value-type="float" office:value="75.763728540000002" table:style-name="ce24">
            <text:p>75.8</text:p>
          </table:table-cell>
          <table:table-cell office:value-type="float" office:value="79.297001879999996" table:style-name="ce24">
            <text:p>79.3</text:p>
          </table:table-cell>
          <table:table-cell office:value-type="float" office:value="73.668595394353602" table:style-name="ce24">
            <text:p>73.7</text:p>
          </table:table-cell>
          <table:table-cell office:value-type="float" office:value="84.915346627289196" table:style-name="ce24">
            <text:p>84.9</text:p>
          </table:table-cell>
          <table:table-cell office:value-type="float" office:value="83.348026669999996" table:style-name="ce24">
            <text:p>83.3</text:p>
          </table:table-cell>
          <table:table-cell office:value-type="float" office:value="83.53410255" table:style-name="ce24">
            <text:p>83.5</text:p>
          </table:table-cell>
          <table:table-cell office:value-type="float" office:value="79.187797759999995" table:style-name="ce24">
            <text:p>79.2</text:p>
          </table:table-cell>
          <table:table-cell office:value-type="float" office:value="79.314162445253416" table:style-name="ce24">
            <text:p>79.3</text:p>
          </table:table-cell>
          <table:table-cell office:value-type="float" office:value="73.203644817710469" table:style-name="ce24">
            <text:p>73.2</text:p>
          </table:table-cell>
          <table:table-cell office:value-type="float" office:value="69.167511476122257" table:style-name="ce24">
            <text:p>69.2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23"/>
          <table:table-cell office:value-type="string" table:style-name="ce23">
            <text:p>Charter</text:p>
          </table:table-cell>
          <table:table-cell office:value-type="float" office:value="61.63021869" table:style-name="ce24">
            <text:p>61.6</text:p>
          </table:table-cell>
          <table:table-cell office:value-type="float" office:value="78.036040740000004" table:style-name="ce24">
            <text:p>78.0</text:p>
          </table:table-cell>
          <table:table-cell office:value-type="float" office:value="69.259357578975298" table:style-name="ce24">
            <text:p>69.3</text:p>
          </table:table-cell>
          <table:table-cell office:value-type="float" office:value="78.630292696788899" table:style-name="ce24">
            <text:p>78.6</text:p>
          </table:table-cell>
          <table:table-cell office:value-type="float" office:value="82.409326419999999" table:style-name="ce24">
            <text:p>82.4</text:p>
          </table:table-cell>
          <table:table-cell office:value-type="float" office:value="82.571602679999998" table:style-name="ce24">
            <text:p>82.6</text:p>
          </table:table-cell>
          <table:table-cell office:value-type="float" office:value="78.205918620000006" table:style-name="ce24">
            <text:p>78.2</text:p>
          </table:table-cell>
          <table:table-cell office:value-type="float" office:value="75.27928960183749" table:style-name="ce24">
            <text:p>75.3</text:p>
          </table:table-cell>
          <table:table-cell office:value-type="float" office:value="69.761273209833277" table:style-name="ce24">
            <text:p>69.8</text:p>
          </table:table-cell>
          <table:table-cell office:value-type="float" office:value="70.166870167785916" table:style-name="ce24">
            <text:p>70.2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float" office:value="75.378454869999999" table:style-name="ce26">
            <text:p>75.4</text:p>
          </table:table-cell>
          <table:table-cell office:value-type="float" office:value="79.263807060000005" table:style-name="ce26">
            <text:p>79.3</text:p>
          </table:table-cell>
          <table:table-cell office:value-type="float" office:value="73.543260741612698" table:style-name="ce26">
            <text:p>73.5</text:p>
          </table:table-cell>
          <table:table-cell office:value-type="float" office:value="84.740413819286204" table:style-name="ce26">
            <text:p>84.7</text:p>
          </table:table-cell>
          <table:table-cell office:value-type="float" office:value="83.318005189999994" table:style-name="ce26">
            <text:p>83.3</text:p>
          </table:table-cell>
          <table:table-cell office:value-type="float" office:value="83.508084109999999" table:style-name="ce26">
            <text:p>83.5</text:p>
          </table:table-cell>
          <table:table-cell office:value-type="float" office:value="79.163917710000007" table:style-name="ce26">
            <text:p>79.2</text:p>
          </table:table-cell>
          <table:table-cell office:value-type="float" office:value="79.2" table:style-name="ce26">
            <text:p>79.2</text:p>
          </table:table-cell>
          <table:table-cell office:value-type="float" office:value="73.144008770726018" table:style-name="ce26">
            <text:p>73.1</text:p>
          </table:table-cell>
          <table:table-cell office:value-type="float" office:value="69.182737025235028" table:style-name="ce26">
            <text:p>69.2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27">
            <text:p>Base</text:p>
          </table:table-cell>
          <table:table-cell office:value-type="float" office:value="166070" table:style-name="ce28">
            <text:p>166,070</text:p>
          </table:table-cell>
          <table:table-cell office:value-type="float" office:value="145451" table:style-name="ce28">
            <text:p>145,451</text:p>
          </table:table-cell>
          <table:table-cell office:value-type="float" office:value="132532" table:style-name="ce28">
            <text:p>132,532</text:p>
          </table:table-cell>
          <table:table-cell office:value-type="float" office:value="126432" table:style-name="ce28">
            <text:p>126,432</text:p>
          </table:table-cell>
          <table:table-cell office:value-type="float" office:value="120693" table:style-name="ce28">
            <text:p>120,693</text:p>
          </table:table-cell>
          <table:table-cell office:value-type="float" office:value="121401" table:style-name="ce28">
            <text:p>121,401</text:p>
          </table:table-cell>
          <table:table-cell office:value-type="float" office:value="133384" table:style-name="ce28">
            <text:p>133,384</text:p>
          </table:table-cell>
          <table:table-cell office:value-type="float" office:value="144341" table:style-name="ce28">
            <text:p>144,341</text:p>
          </table:table-cell>
          <table:table-cell office:value-type="float" office:value="152331" table:style-name="ce28">
            <text:p>152,331</text:p>
          </table:table-cell>
          <table:table-cell office:value-type="float" office:value="161270" table:style-name="ce28">
            <text:p>161,270</text:p>
          </table:table-cell>
          <table:table-cell table:number-columns-repeated="2" table:style-name="ce25"/>
          <table:table-cell table:number-columns-repeated="16368"/>
        </table:table-row>
        <table:table-row table:style-name="ro6">
          <table:table-cell table:number-columns-repeated="2" table:style-name="ce22"/>
          <table:table-cell office:value-type="string" table:style-name="ce18">
            <text:p>Stansted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1.045392022696944" table:style-name="ce24">
            <text:p>81.0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1.045392022696944" table:style-name="ce26">
            <text:p>81.0</text:p>
          </table:table-cell>
          <table:table-cell table:number-columns-repeated="2" table:style-name="ce25"/>
          <table:table-cell table:number-columns-repeated="16368"/>
        </table:table-row>
        <table:table-row table:style-name="ro7">
          <table:table-cell table:number-columns-repeated="2" table:style-name="ce22"/>
          <table:table-cell table:style-name="ce18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905" table:style-name="ce31">
            <text:p>10,905</text:p>
          </table:table-cell>
          <table:table-cell table:number-columns-repeated="2" table:style-name="ce25"/>
          <table:table-cell table:number-columns-repeated="16368"/>
        </table:table-row>
        <table:table-row table:style-name="ro6">
          <table:table-cell office:value-type="string" table:style-name="ce22">
            <text:p>Regional airports</text:p>
          </table:table-cell>
          <table:table-cell table:style-name="ce22"/>
          <table:table-cell office:value-type="string" table:style-name="ce18">
            <text:p>Aberdeen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1.502472199964814" table:style-name="ce32">
            <text:p>81.5</text:p>
          </table:table-cell>
          <table:table-cell office:value-type="float" office:value="78.919836956201522" table:style-name="ce32">
            <text:p>78.9</text:p>
          </table:table-cell>
          <table:table-cell office:value-type="float" office:value="75.977397361261495" table:style-name="ce32">
            <text:p>76.0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48.482991112473186" table:style-name="ce24">
            <text:p>48.5</text:p>
          </table:table-cell>
          <table:table-cell office:value-type="float" office:value="74.008350730260958" table:style-name="ce24">
            <text:p>74.0</text:p>
          </table:table-cell>
          <table:table-cell office:value-type="float" office:value="75.039745627090625" table:style-name="ce24">
            <text:p>75.0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7.767570846693829" table:style-name="ce26">
            <text:p>77.8</text:p>
          </table:table-cell>
          <table:table-cell office:value-type="float" office:value="78.81555033435545" table:style-name="ce26">
            <text:p>78.8</text:p>
          </table:table-cell>
          <table:table-cell office:value-type="float" office:value="75.965258912657035" table:style-name="ce26">
            <text:p>76.0</text:p>
          </table:table-cell>
          <table:table-cell table:number-columns-repeated="2" table:style-name="ce33"/>
          <table:table-cell table:number-columns-repeated="16368" table:style-name="ce22"/>
        </table:table-row>
        <table:table-row table:style-name="ro8">
          <table:table-cell table:number-columns-repeated="2" table:style-name="ce3"/>
          <table:table-cell table:style-name="ce23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57695" table:style-name="ce28">
            <text:p>57,695</text:p>
          </table:table-cell>
          <table:table-cell office:value-type="float" office:value="45118" table:style-name="ce28">
            <text:p>45,118</text:p>
          </table:table-cell>
          <table:table-cell office:value-type="float" office:value="48588" table:style-name="ce28">
            <text:p>48,588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23"/>
          <table:table-cell table:style-name="ce27"/>
          <table:table-cell table:number-columns-repeated="6" table:style-name="ce30"/>
          <table:table-cell table:number-columns-repeated="4" table:style-name="ce28"/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office:value-type="string" table:style-name="ce18">
            <text:p>Belfast City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3.722598842100055" table:style-name="ce24">
            <text:p>83.7</text:p>
          </table:table-cell>
          <table:table-cell office:value-type="float" office:value="84.591500097813892" table:style-name="ce24">
            <text:p>84.6</text:p>
          </table:table-cell>
          <table:table-cell office:value-type="float" office:value="80.845750666092314" table:style-name="ce24">
            <text:p>80.8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-</text:p>
          </table:table-cell>
          <table:table-cell office:value-type="float" office:value="77.419354838548387" table:style-name="ce24">
            <text:p>77.4</text:p>
          </table:table-cell>
          <table:table-cell office:value-type="float" office:value="69.230769230879119" table:style-name="ce24">
            <text:p>69.2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3.728051762032933" table:style-name="ce34">
            <text:p>83.7</text:p>
          </table:table-cell>
          <table:table-cell office:value-type="float" office:value="84.580729545905882" table:style-name="ce34">
            <text:p>84.6</text:p>
          </table:table-cell>
          <table:table-cell office:value-type="float" office:value="80.816818132680382" table:style-name="ce34">
            <text:p>80.8</text:p>
          </table:table-cell>
          <table:table-cell table:number-columns-repeated="2" table:style-name="ce33"/>
          <table:table-cell table:number-columns-repeated="16368" table:style-name="ce22"/>
        </table:table-row>
        <table:table-row table:style-name="ro8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40493" table:style-name="ce35">
            <text:p>40,493</text:p>
          </table:table-cell>
          <table:table-cell office:value-type="float" office:value="41286" table:style-name="ce35">
            <text:p>41,286</text:p>
          </table:table-cell>
          <table:table-cell office:value-type="float" office:value="36532" table:style-name="ce35">
            <text:p>36,532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29"/>
          <table:table-cell table:style-name="ce27"/>
          <table:table-cell table:number-columns-repeated="6" table:style-name="ce30"/>
          <table:table-cell table:number-columns-repeated="4" table:style-name="ce28"/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office:value-type="string" table:style-name="ce18">
            <text:p>Belfast International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2.364137568915723" table:style-name="ce24">
            <text:p>82.4</text:p>
          </table:table-cell>
          <table:table-cell office:value-type="float" office:value="72.265591734466469" table:style-name="ce24">
            <text:p>72.3</text:p>
          </table:table-cell>
          <table:table-cell office:value-type="float" office:value="74.771327481546592" table:style-name="ce24">
            <text:p>74.8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0.126984126984127" table:style-name="ce24">
            <text:p>80.1</text:p>
          </table:table-cell>
          <table:table-cell office:value-type="float" office:value="74.47495961112547" table:style-name="ce24">
            <text:p>74.5</text:p>
          </table:table-cell>
          <table:table-cell office:value-type="float" office:value="73.913043478734181" table:style-name="ce24">
            <text:p>73.9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2.254189159671725" table:style-name="ce34">
            <text:p>82.3</text:p>
          </table:table-cell>
          <table:table-cell office:value-type="float" office:value="72.376226944987323" table:style-name="ce34">
            <text:p>72.4</text:p>
          </table:table-cell>
          <table:table-cell office:value-type="float" office:value="74.73231262031598" table:style-name="ce34">
            <text:p>74.7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2047" table:style-name="ce28">
            <text:p>32,047</text:p>
          </table:table-cell>
          <table:table-cell office:value-type="float" office:value="37084" table:style-name="ce28">
            <text:p>37,084</text:p>
          </table:table-cell>
          <table:table-cell office:value-type="float" office:value="39972" table:style-name="ce28">
            <text:p>39,972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29"/>
          <table:table-cell table:style-name="ce27"/>
          <table:table-cell table:number-columns-repeated="6" table:style-name="ce30"/>
          <table:table-cell table:number-columns-repeated="4" table:style-name="ce28"/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office:value-type="string" table:style-name="ce18">
            <text:p>Birmingham</text:p>
          </table:table-cell>
          <table:table-cell office:value-type="string" table:style-name="ce23">
            <text:p>Scheduled</text:p>
          </table:table-cell>
          <table:table-cell office:value-type="float" office:value="77.767784770000006" table:style-name="ce24">
            <text:p>77.8</text:p>
          </table:table-cell>
          <table:table-cell office:value-type="float" office:value="82.817343059999999" table:style-name="ce24">
            <text:p>82.8</text:p>
          </table:table-cell>
          <table:table-cell office:value-type="float" office:value="76.933241643407101" table:style-name="ce24">
            <text:p>76.9</text:p>
          </table:table-cell>
          <table:table-cell office:value-type="float" office:value="84.902685658366806" table:style-name="ce24">
            <text:p>84.9</text:p>
          </table:table-cell>
          <table:table-cell office:value-type="float" office:value="84.078582620000006" table:style-name="ce24">
            <text:p>84.1</text:p>
          </table:table-cell>
          <table:table-cell office:value-type="float" office:value="86.455765360000001" table:style-name="ce24">
            <text:p>86.5</text:p>
          </table:table-cell>
          <table:table-cell office:value-type="float" office:value="81.948076560000004" table:style-name="ce24">
            <text:p>81.9</text:p>
          </table:table-cell>
          <table:table-cell office:value-type="float" office:value="82.518492620189164" table:style-name="ce24">
            <text:p>82.5</text:p>
          </table:table-cell>
          <table:table-cell office:value-type="float" office:value="75.380033827603512" table:style-name="ce24">
            <text:p>75.4</text:p>
          </table:table-cell>
          <table:table-cell office:value-type="float" office:value="69.112391368553659" table:style-name="ce24">
            <text:p>69.1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float" office:value="66.220965120000002" table:style-name="ce24">
            <text:p>66.2</text:p>
          </table:table-cell>
          <table:table-cell office:value-type="float" office:value="79.473095310000005" table:style-name="ce24">
            <text:p>79.5</text:p>
          </table:table-cell>
          <table:table-cell office:value-type="float" office:value="70.174505213875307" table:style-name="ce24">
            <text:p>70.2</text:p>
          </table:table-cell>
          <table:table-cell office:value-type="float" office:value="79.420480737570003" table:style-name="ce24">
            <text:p>79.4</text:p>
          </table:table-cell>
          <table:table-cell office:value-type="float" office:value="82.892271660000006" table:style-name="ce24">
            <text:p>82.9</text:p>
          </table:table-cell>
          <table:table-cell office:value-type="float" office:value="86.406779659999998" table:style-name="ce24">
            <text:p>86.4</text:p>
          </table:table-cell>
          <table:table-cell office:value-type="float" office:value="80.613859300000001" table:style-name="ce24">
            <text:p>80.6</text:p>
          </table:table-cell>
          <table:table-cell office:value-type="float" office:value="78.716998610686346" table:style-name="ce24">
            <text:p>78.7</text:p>
          </table:table-cell>
          <table:table-cell office:value-type="float" office:value="66.176695759387542" table:style-name="ce24">
            <text:p>66.2</text:p>
          </table:table-cell>
          <table:table-cell office:value-type="float" office:value="60.345604808971594" table:style-name="ce24">
            <text:p>60.3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float" office:value="76.443526980000001" table:style-name="ce26">
            <text:p>76.4</text:p>
          </table:table-cell>
          <table:table-cell office:value-type="float" office:value="82.462855540000007" table:style-name="ce26">
            <text:p>82.5</text:p>
          </table:table-cell>
          <table:table-cell office:value-type="float" office:value="76.173095104175403" table:style-name="ce26">
            <text:p>76.2</text:p>
          </table:table-cell>
          <table:table-cell office:value-type="float" office:value="84.298620097476004" table:style-name="ce26">
            <text:p>84.3</text:p>
          </table:table-cell>
          <table:table-cell office:value-type="float" office:value="83.956833669999995" table:style-name="ce26">
            <text:p>84.0</text:p>
          </table:table-cell>
          <table:table-cell office:value-type="float" office:value="86.450597790000003" table:style-name="ce26">
            <text:p>86.5</text:p>
          </table:table-cell>
          <table:table-cell office:value-type="float" office:value="81.805361250000004" table:style-name="ce26">
            <text:p>81.8</text:p>
          </table:table-cell>
          <table:table-cell office:value-type="float" office:value="82.2" table:style-name="ce26">
            <text:p>82.2</text:p>
          </table:table-cell>
          <table:table-cell office:value-type="float" office:value="74.795926300942568" table:style-name="ce26">
            <text:p>74.8</text:p>
          </table:table-cell>
          <table:table-cell office:value-type="float" office:value="68.577453812472257" table:style-name="ce26">
            <text:p>68.6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float" office:value="101730" table:style-name="ce28">
            <text:p>101,730</text:p>
          </table:table-cell>
          <table:table-cell office:value-type="float" office:value="92746" table:style-name="ce28">
            <text:p>92,746</text:p>
          </table:table-cell>
          <table:table-cell office:value-type="float" office:value="83561" table:style-name="ce28">
            <text:p>83,561</text:p>
          </table:table-cell>
          <table:table-cell office:value-type="float" office:value="82687" table:style-name="ce28">
            <text:p>82,687</text:p>
          </table:table-cell>
          <table:table-cell office:value-type="float" office:value="83213" table:style-name="ce28">
            <text:p>83,213</text:p>
          </table:table-cell>
          <table:table-cell office:value-type="float" office:value="83889" table:style-name="ce28">
            <text:p>83,889</text:p>
          </table:table-cell>
          <table:table-cell office:value-type="float" office:value="88636" table:style-name="ce28">
            <text:p>88,636</text:p>
          </table:table-cell>
          <table:table-cell office:value-type="float" office:value="89470" table:style-name="ce28">
            <text:p>89,470</text:p>
          </table:table-cell>
          <table:table-cell office:value-type="float" office:value="102904" table:style-name="ce28">
            <text:p>102,904</text:p>
          </table:table-cell>
          <table:table-cell office:value-type="float" office:value="109065" table:style-name="ce28">
            <text:p>109,065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29"/>
          <table:table-cell table:style-name="ce27"/>
          <table:table-cell table:number-columns-repeated="10" table:style-name="ce28"/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office:value-type="string" table:style-name="ce18">
            <text:p>Bournemouth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2.465309064696342" table:style-name="ce24">
            <text:p>82.5</text:p>
          </table:table-cell>
          <table:table-cell office:value-type="float" office:value="79.539559015051879" table:style-name="ce24">
            <text:p>79.5</text:p>
          </table:table-cell>
          <table:table-cell office:value-type="float" office:value="80.059425552637862" table:style-name="ce24">
            <text:p>80.1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6.424361493123783" table:style-name="ce24">
            <text:p>76.4</text:p>
          </table:table-cell>
          <table:table-cell office:value-type="float" office:value="73.257839721045286" table:style-name="ce24">
            <text:p>73.3</text:p>
          </table:table-cell>
          <table:table-cell office:value-type="float" office:value="76.096302664858115" table:style-name="ce24">
            <text:p>76.1</text:p>
          </table:table-cell>
          <table:table-cell table:number-columns-repeated="2" table:style-name="ce25"/>
          <table:table-cell table:number-columns-repeated="16368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1.528856403228261" table:style-name="ce34">
            <text:p>81.5</text:p>
          </table:table-cell>
          <table:table-cell office:value-type="float" office:value="77.835538752878065" table:style-name="ce34">
            <text:p>77.8</text:p>
          </table:table-cell>
          <table:table-cell office:value-type="float" office:value="78.959923663685615" table:style-name="ce34">
            <text:p>79.0</text:p>
          </table:table-cell>
          <table:table-cell table:number-columns-repeated="2" table:style-name="ce25"/>
          <table:table-cell table:number-columns-repeated="16368"/>
        </table:table-row>
        <table:table-row table:style-name="ro9">
          <table:table-cell table:number-columns-repeated="3" table:style-name="ce3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6567" table:style-name="ce28">
            <text:p>6,567</text:p>
          </table:table-cell>
          <table:table-cell office:value-type="float" office:value="4232" table:style-name="ce28">
            <text:p>4,232</text:p>
          </table:table-cell>
          <table:table-cell office:value-type="float" office:value="4192" table:style-name="ce28">
            <text:p>4,192</text:p>
          </table:table-cell>
          <table:table-cell table:number-columns-repeated="16370" table:style-name="ce3"/>
        </table:table-row>
        <table:table-row table:style-name="ro9">
          <table:table-cell table:number-columns-repeated="10" table:style-name="ce3"/>
          <table:table-cell table:number-columns-repeated="4" table:style-name="ce28"/>
          <table:table-cell table:number-columns-repeated="16370" table:style-name="ce3"/>
        </table:table-row>
        <table:table-row table:style-name="ro9">
          <table:table-cell table:number-columns-repeated="2" table:style-name="ce3"/>
          <table:table-cell office:value-type="string" table:style-name="ce18">
            <text:p>Bristol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0.410170938433708" table:style-name="ce24">
            <text:p>80.4</text:p>
          </table:table-cell>
          <table:table-cell office:value-type="float" office:value="75.307785369782607" table:style-name="ce24">
            <text:p>75.3</text:p>
          </table:table-cell>
          <table:table-cell office:value-type="float" office:value="68.540570007441787" table:style-name="ce24">
            <text:p>68.5</text:p>
          </table:table-cell>
          <table:table-cell table:number-columns-repeated="16370" table:style-name="ce36"/>
        </table:table-row>
        <table:table-row table:style-name="ro9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1.892778993435442" table:style-name="ce24">
            <text:p>81.9</text:p>
          </table:table-cell>
          <table:table-cell office:value-type="float" office:value="75.954956944550673" table:style-name="ce24">
            <text:p>76.0</text:p>
          </table:table-cell>
          <table:table-cell office:value-type="float" office:value="72.165838912828804" table:style-name="ce24">
            <text:p>72.2</text:p>
          </table:table-cell>
          <table:table-cell table:number-columns-repeated="16370" table:style-name="ce3"/>
        </table:table-row>
        <table:table-row table:style-name="ro9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0.558857414552961" table:style-name="ce34">
            <text:p>80.6</text:p>
          </table:table-cell>
          <table:table-cell office:value-type="float" office:value="75.356043269615071" table:style-name="ce34">
            <text:p>75.4</text:p>
          </table:table-cell>
          <table:table-cell office:value-type="float" office:value="68.805659066698524" table:style-name="ce34">
            <text:p>68.8</text:p>
          </table:table-cell>
          <table:table-cell table:number-columns-repeated="16370" table:style-name="ce3"/>
        </table:table-row>
        <table:table-row table:style-name="ro9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54683" table:style-name="ce28">
            <text:p>54,683</text:p>
          </table:table-cell>
          <table:table-cell office:value-type="float" office:value="60737" table:style-name="ce28">
            <text:p>60,737</text:p>
          </table:table-cell>
          <table:table-cell office:value-type="float" office:value="63332" table:style-name="ce28">
            <text:p>63,332</text:p>
          </table:table-cell>
          <table:table-cell table:number-columns-repeated="16370" table:style-name="ce3"/>
        </table:table-row>
        <table:table-row table:style-name="ro9">
          <table:table-cell table:number-columns-repeated="2" table:style-name="ce3"/>
          <table:table-cell table:style-name="ce29"/>
          <table:table-cell table:style-name="ce27"/>
          <table:table-cell table:number-columns-repeated="6" table:style-name="ce30"/>
          <table:table-cell table:number-columns-repeated="4" table:style-name="ce28"/>
          <table:table-cell table:number-columns-repeated="16370" table:style-name="ce3"/>
        </table:table-row>
        <table:table-row table:style-name="ro9">
          <table:table-cell table:number-columns-repeated="2" table:style-name="ce3"/>
          <table:table-cell office:value-type="string" table:style-name="ce18">
            <text:p>Cardiff Wales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7.005347593582897" table:style-name="ce24">
            <text:p>77.0</text:p>
          </table:table-cell>
          <table:table-cell office:value-type="float" office:value="77.653003930871108" table:style-name="ce24">
            <text:p>77.7</text:p>
          </table:table-cell>
          <table:table-cell office:value-type="float" office:value="76.387442344831882" table:style-name="ce24">
            <text:p>76.4</text:p>
          </table:table-cell>
          <table:table-cell table:number-columns-repeated="16370" table:style-name="ce3"/>
        </table:table-row>
        <table:table-row table:style-name="ro9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8.291139240506325" table:style-name="ce24">
            <text:p>78.3</text:p>
          </table:table-cell>
          <table:table-cell office:value-type="float" office:value="73.485824743356957" table:style-name="ce24">
            <text:p>73.5</text:p>
          </table:table-cell>
          <table:table-cell office:value-type="float" office:value="70.354120965180215" table:style-name="ce24">
            <text:p>70.4</text:p>
          </table:table-cell>
          <table:table-cell table:number-columns-repeated="16370" table:style-name="ce3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7.303403755868544" table:style-name="ce34">
            <text:p>77.3</text:p>
          </table:table-cell>
          <table:table-cell office:value-type="float" office:value="76.822297862022367" table:style-name="ce34">
            <text:p>76.8</text:p>
          </table:table-cell>
          <table:table-cell office:value-type="float" office:value="75.22996452829436" table:style-name="ce34">
            <text:p>75.2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3632" table:style-name="ce28">
            <text:p>13,632</text:p>
          </table:table-cell>
          <table:table-cell office:value-type="float" office:value="15571" table:style-name="ce28">
            <text:p>15,571</text:p>
          </table:table-cell>
          <table:table-cell office:value-type="float" office:value="16633" table:style-name="ce28">
            <text:p>16,633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9"/>
          <table:table-cell table:style-name="ce27"/>
          <table:table-cell table:number-columns-repeated="6" table:style-name="ce30"/>
          <table:table-cell table:number-columns-repeated="4" table:style-name="ce28"/>
          <table:table-cell table:number-columns-repeated="16370"/>
        </table:table-row>
        <table:table-row table:style-name="ro8">
          <table:table-cell table:number-columns-repeated="2" table:style-name="ce3"/>
          <table:table-cell office:value-type="string" table:style-name="ce18">
            <text:p>Doncaster Sheffield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7.679697351828509" table:style-name="ce24">
            <text:p>77.7</text:p>
          </table:table-cell>
          <table:table-cell office:value-type="float" office:value="76.792532880797623" table:style-name="ce24">
            <text:p>76.8</text:p>
          </table:table-cell>
          <table:table-cell office:value-type="float" office:value="75.842849375672941" table:style-name="ce24">
            <text:p>75.8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3.606557377049185" table:style-name="ce24">
            <text:p>83.6</text:p>
          </table:table-cell>
          <table:table-cell office:value-type="float" office:value="77.523324852430022" table:style-name="ce24">
            <text:p>77.5</text:p>
          </table:table-cell>
          <table:table-cell office:value-type="float" office:value="82.219309743036263" table:style-name="ce24">
            <text:p>82.2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0.143672867931485" table:style-name="ce34">
            <text:p>80.1</text:p>
          </table:table-cell>
          <table:table-cell office:value-type="float" office:value="76.975289002243073" table:style-name="ce34">
            <text:p>77.0</text:p>
          </table:table-cell>
          <table:table-cell office:value-type="float" office:value="77.3561430802758" table:style-name="ce34">
            <text:p>77.4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5429" table:style-name="ce28">
            <text:p>5,429</text:p>
          </table:table-cell>
          <table:table-cell office:value-type="float" office:value="9429" table:style-name="ce28">
            <text:p>9,429</text:p>
          </table:table-cell>
          <table:table-cell office:value-type="float" office:value="9645" table:style-name="ce28">
            <text:p>9,645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9"/>
          <table:table-cell table:style-name="ce27"/>
          <table:table-cell table:number-columns-repeated="6" table:style-name="ce3"/>
          <table:table-cell table:number-columns-repeated="4" table:style-name="ce28"/>
          <table:table-cell table:number-columns-repeated="16370"/>
        </table:table-row>
        <table:table-row table:style-name="ro8">
          <table:table-cell table:number-columns-repeated="2" table:style-name="ce3"/>
          <table:table-cell office:value-type="string" table:style-name="ce18">
            <text:p>Durham Tees Valley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4.267298079452786" table:style-name="ce24">
            <text:p>84.3</text:p>
          </table:table-cell>
          <table:table-cell office:value-type="float" office:value="81.74958077076019" table:style-name="ce24">
            <text:p>81.7</text:p>
          </table:table-cell>
          <table:table-cell office:value-type="float" office:value="72.755259106664951" table:style-name="ce24">
            <text:p>72.8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-</text:p>
          </table:table-cell>
          <table:table-cell office:value-type="float" office:value="48.888888888888886" table:style-name="ce24">
            <text:p>48.9</text:p>
          </table:table-cell>
          <table:table-cell office:value-type="float" office:value="46.666666666666664" table:style-name="ce24">
            <text:p>46.7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3.997915037789937" table:style-name="ce34">
            <text:p>84.0</text:p>
          </table:table-cell>
          <table:table-cell office:value-type="float" office:value="81.341429753734459" table:style-name="ce34">
            <text:p>81.3</text:p>
          </table:table-cell>
          <table:table-cell office:value-type="float" office:value="72.457519654521931" table:style-name="ce34">
            <text:p>72.5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837" table:style-name="ce28">
            <text:p>3,837</text:p>
          </table:table-cell>
          <table:table-cell office:value-type="float" office:value="3623" table:style-name="ce28">
            <text:p>3,623</text:p>
          </table:table-cell>
          <table:table-cell office:value-type="float" office:value="3943" table:style-name="ce28">
            <text:p>3,943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18"/>
          <table:table-cell table:style-name="ce23"/>
          <table:table-cell table:number-columns-repeated="7" table:style-name="ce30"/>
          <table:table-cell table:number-columns-repeated="3" table:style-name="ce28"/>
          <table:table-cell table:number-columns-repeated="16370"/>
        </table:table-row>
        <table:table-row table:style-name="ro8">
          <table:table-cell table:number-columns-repeated="2" table:style-name="ce22"/>
          <table:table-cell office:value-type="string" table:style-name="ce18">
            <text:p>East Midlands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2.375825871147327" table:style-name="ce24">
            <text:p>82.4</text:p>
          </table:table-cell>
          <table:table-cell office:value-type="float" office:value="78.243816031500586" table:style-name="ce24">
            <text:p>78.2</text:p>
          </table:table-cell>
          <table:table-cell office:value-type="float" office:value="77.784358344212464" table:style-name="ce24">
            <text:p>77.8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9.116279069767444" table:style-name="ce24">
            <text:p>79.1</text:p>
          </table:table-cell>
          <table:table-cell office:value-type="float" office:value="73.556965851704447" table:style-name="ce24">
            <text:p>73.6</text:p>
          </table:table-cell>
          <table:table-cell office:value-type="float" office:value="72.689478733853534" table:style-name="ce24">
            <text:p>72.7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3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1.965002784535571" table:style-name="ce34">
            <text:p>82.0</text:p>
          </table:table-cell>
          <table:table-cell office:value-type="float" office:value="77.799730837074407" table:style-name="ce34">
            <text:p>77.8</text:p>
          </table:table-cell>
          <table:table-cell office:value-type="float" office:value="77.331856397450579" table:style-name="ce34">
            <text:p>77.3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3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4117" table:style-name="ce28">
            <text:p>34,117</text:p>
          </table:table-cell>
          <table:table-cell office:value-type="float" office:value="34923" table:style-name="ce28">
            <text:p>34,923</text:p>
          </table:table-cell>
          <table:table-cell office:value-type="float" office:value="35208" table:style-name="ce28">
            <text:p>35,208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3"/>
          <table:table-cell table:style-name="ce27"/>
          <table:table-cell table:number-columns-repeated="6" table:style-name="ce30"/>
          <table:table-cell table:number-columns-repeated="4" table:style-name="ce28"/>
          <table:table-cell table:number-columns-repeated="16370"/>
        </table:table-row>
        <table:table-row table:style-name="ro8">
          <table:table-cell table:number-columns-repeated="2"/>
          <table:table-cell office:value-type="string" table:style-name="ce18">
            <text:p>Edinburgh</text:p>
          </table:table-cell>
          <table:table-cell office:value-type="string" table:style-name="ce23">
            <text:p>Scheduled</text:p>
          </table:table-cell>
          <table:table-cell office:value-type="float" office:value="75.483944539999996" table:style-name="ce24">
            <text:p>75.5</text:p>
          </table:table-cell>
          <table:table-cell office:value-type="float" office:value="82.555302370000007" table:style-name="ce24">
            <text:p>82.6</text:p>
          </table:table-cell>
          <table:table-cell office:value-type="float" office:value="77.115024353690501" table:style-name="ce24">
            <text:p>77.1</text:p>
          </table:table-cell>
          <table:table-cell office:value-type="float" office:value="83.498742887389199" table:style-name="ce24">
            <text:p>83.5</text:p>
          </table:table-cell>
          <table:table-cell office:value-type="float" office:value="84.182048989999998" table:style-name="ce24">
            <text:p>84.2</text:p>
          </table:table-cell>
          <table:table-cell office:value-type="float" office:value="84.733430209999995" table:style-name="ce24">
            <text:p>84.7</text:p>
          </table:table-cell>
          <table:table-cell office:value-type="float" office:value="82.003365040000006" table:style-name="ce24">
            <text:p>82.0</text:p>
          </table:table-cell>
          <table:table-cell office:value-type="float" office:value="78.549021249226954" table:style-name="ce24">
            <text:p>78.5</text:p>
          </table:table-cell>
          <table:table-cell office:value-type="float" office:value="73.221653283073366" table:style-name="ce24">
            <text:p>73.2</text:p>
          </table:table-cell>
          <table:table-cell office:value-type="float" office:value="72.810855863569031" table:style-name="ce24">
            <text:p>72.8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23">
            <text:p>Charter</text:p>
          </table:table-cell>
          <table:table-cell office:value-type="float" office:value="63.96443515" table:style-name="ce24">
            <text:p>64.0</text:p>
          </table:table-cell>
          <table:table-cell office:value-type="float" office:value="68.026101139999994" table:style-name="ce24">
            <text:p>68.0</text:p>
          </table:table-cell>
          <table:table-cell office:value-type="float" office:value="58.563535911602202" table:style-name="ce24">
            <text:p>58.6</text:p>
          </table:table-cell>
          <table:table-cell office:value-type="float" office:value="62.958280657395697" table:style-name="ce24">
            <text:p>63.0</text:p>
          </table:table-cell>
          <table:table-cell office:value-type="float" office:value="71.085120209999999" table:style-name="ce24">
            <text:p>71.1</text:p>
          </table:table-cell>
          <table:table-cell office:value-type="float" office:value="68.190127970000006" table:style-name="ce24">
            <text:p>68.2</text:p>
          </table:table-cell>
          <table:table-cell office:value-type="float" office:value="73.310999440000003" table:style-name="ce24">
            <text:p>73.3</text:p>
          </table:table-cell>
          <table:table-cell office:value-type="float" office:value="73.074553296674509" table:style-name="ce24">
            <text:p>73.1</text:p>
          </table:table-cell>
          <table:table-cell office:value-type="float" office:value="65.761511215926788" table:style-name="ce24">
            <text:p>65.8</text:p>
          </table:table-cell>
          <table:table-cell office:value-type="float" office:value="63.876651982718698" table:style-name="ce24">
            <text:p>63.9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18">
            <text:p>Total</text:p>
          </table:table-cell>
          <table:table-cell office:value-type="float" office:value="75.278371489999998" table:style-name="ce26">
            <text:p>75.3</text:p>
          </table:table-cell>
          <table:table-cell office:value-type="float" office:value="82.377898180000003" table:style-name="ce26">
            <text:p>82.4</text:p>
          </table:table-cell>
          <table:table-cell office:value-type="float" office:value="76.831852250086996" table:style-name="ce26">
            <text:p>76.8</text:p>
          </table:table-cell>
          <table:table-cell office:value-type="float" office:value="83.173216593370299" table:style-name="ce26">
            <text:p>83.2</text:p>
          </table:table-cell>
          <table:table-cell office:value-type="float" office:value="83.975625989999998" table:style-name="ce26">
            <text:p>84.0</text:p>
          </table:table-cell>
          <table:table-cell office:value-type="float" office:value="84.458295329999999" table:style-name="ce26">
            <text:p>84.5</text:p>
          </table:table-cell>
          <table:table-cell office:value-type="float" office:value="81.841689860000002" table:style-name="ce26">
            <text:p>81.8</text:p>
          </table:table-cell>
          <table:table-cell office:value-type="float" office:value="78.5" table:style-name="ce26">
            <text:p>78.5</text:p>
          </table:table-cell>
          <table:table-cell office:value-type="float" office:value="73.107056712027955" table:style-name="ce26">
            <text:p>73.1</text:p>
          </table:table-cell>
          <table:table-cell office:value-type="float" office:value="72.689280729617366" table:style-name="ce26">
            <text:p>72.7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office:value-type="string" table:style-name="ce27">
            <text:p>Base</text:p>
          </table:table-cell>
          <table:table-cell office:value-type="float" office:value="107141" table:style-name="ce28">
            <text:p>107,141</text:p>
          </table:table-cell>
          <table:table-cell office:value-type="float" office:value="100408" table:style-name="ce28">
            <text:p>100,408</text:p>
          </table:table-cell>
          <table:table-cell office:value-type="float" office:value="94863" table:style-name="ce28">
            <text:p>94,863</text:p>
          </table:table-cell>
          <table:table-cell office:value-type="float" office:value="99823" table:style-name="ce28">
            <text:p>99,823</text:p>
          </table:table-cell>
          <table:table-cell office:value-type="float" office:value="97645" table:style-name="ce28">
            <text:p>97,645</text:p>
          </table:table-cell>
          <table:table-cell office:value-type="float" office:value="97999" table:style-name="ce28">
            <text:p>97,999</text:p>
          </table:table-cell>
          <table:table-cell office:value-type="float" office:value="96292" table:style-name="ce28">
            <text:p>96,292</text:p>
          </table:table-cell>
          <table:table-cell office:value-type="float" office:value="102038" table:style-name="ce28">
            <text:p>102,038</text:p>
          </table:table-cell>
          <table:table-cell office:value-type="float" office:value="110278" table:style-name="ce28">
            <text:p>110,278</text:p>
          </table:table-cell>
          <table:table-cell office:value-type="float" office:value="116771" table:style-name="ce28">
            <text:p>116,771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table:style-name="ce27"/>
          <table:table-cell table:number-columns-repeated="10" table:style-name="ce28"/>
          <table:table-cell table:number-columns-repeated="16370"/>
        </table:table-row>
        <table:table-row table:style-name="ro8">
          <table:table-cell table:number-columns-repeated="2"/>
          <table:table-cell office:value-type="string" table:style-name="ce18">
            <text:p>Exeter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2.416764174024038" table:style-name="ce24">
            <text:p>82.4</text:p>
          </table:table-cell>
          <table:table-cell office:value-type="float" office:value="80.846864626245619" table:style-name="ce24">
            <text:p>80.8</text:p>
          </table:table-cell>
          <table:table-cell office:value-type="float" office:value="77.916454406470535" table:style-name="ce24">
            <text:p>77.9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2.148040638606673" table:style-name="ce24">
            <text:p>82.1</text:p>
          </table:table-cell>
          <table:table-cell office:value-type="float" office:value="77.114803626148031" table:style-name="ce24">
            <text:p>77.1</text:p>
          </table:table-cell>
          <table:table-cell office:value-type="float" office:value="79.825949366408238" table:style-name="ce24">
            <text:p>79.8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2.382410242137496" table:style-name="ce34">
            <text:p>82.4</text:p>
          </table:table-cell>
          <table:table-cell office:value-type="float" office:value="80.450645496734822" table:style-name="ce34">
            <text:p>80.5</text:p>
          </table:table-cell>
          <table:table-cell office:value-type="float" office:value="78.101518171948328" table:style-name="ce34">
            <text:p>78.1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779" table:style-name="ce28">
            <text:p>10,779</text:p>
          </table:table-cell>
          <table:table-cell office:value-type="float" office:value="12471" table:style-name="ce28">
            <text:p>12,471</text:p>
          </table:table-cell>
          <table:table-cell office:value-type="float" office:value="13042" table:style-name="ce28">
            <text:p>13,042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table:style-name="ce27"/>
          <table:table-cell table:number-columns-repeated="6" table:style-name="ce30"/>
          <table:table-cell table:number-columns-repeated="4" table:style-name="ce28"/>
          <table:table-cell table:number-columns-repeated="16370"/>
        </table:table-row>
        <table:table-row table:style-name="ro8">
          <table:table-cell table:number-columns-repeated="2"/>
          <table:table-cell office:value-type="string" table:style-name="ce18">
            <text:p>Glasgow</text:p>
          </table:table-cell>
          <table:table-cell office:value-type="string" table:style-name="ce23">
            <text:p>Scheduled</text:p>
          </table:table-cell>
          <table:table-cell office:value-type="float" office:value="75.807558360000002" table:style-name="ce24">
            <text:p>75.8</text:p>
          </table:table-cell>
          <table:table-cell office:value-type="float" office:value="83.325312080000003" table:style-name="ce24">
            <text:p>83.3</text:p>
          </table:table-cell>
          <table:table-cell office:value-type="float" office:value="79.004698846646704" table:style-name="ce24">
            <text:p>79.0</text:p>
          </table:table-cell>
          <table:table-cell office:value-type="float" office:value="84.431847296951105" table:style-name="ce24">
            <text:p>84.4</text:p>
          </table:table-cell>
          <table:table-cell office:value-type="float" office:value="84.228993540000005" table:style-name="ce24">
            <text:p>84.2</text:p>
          </table:table-cell>
          <table:table-cell office:value-type="float" office:value="83.721036240000004" table:style-name="ce24">
            <text:p>83.7</text:p>
          </table:table-cell>
          <table:table-cell office:value-type="float" office:value="82.36312169" table:style-name="ce24">
            <text:p>82.4</text:p>
          </table:table-cell>
          <table:table-cell office:value-type="float" office:value="76.596600116963089" table:style-name="ce24">
            <text:p>76.6</text:p>
          </table:table-cell>
          <table:table-cell office:value-type="float" office:value="75.608294529223983" table:style-name="ce24">
            <text:p>75.6</text:p>
          </table:table-cell>
          <table:table-cell office:value-type="float" office:value="75.465842217121946" table:style-name="ce24">
            <text:p>75.5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23">
            <text:p>Charter</text:p>
          </table:table-cell>
          <table:table-cell office:value-type="float" office:value="60.366081430000001" table:style-name="ce24">
            <text:p>60.4</text:p>
          </table:table-cell>
          <table:table-cell office:value-type="float" office:value="73.419964559999997" table:style-name="ce24">
            <text:p>73.4</text:p>
          </table:table-cell>
          <table:table-cell office:value-type="float" office:value="59.959595959596001" table:style-name="ce24">
            <text:p>60.0</text:p>
          </table:table-cell>
          <table:table-cell office:value-type="float" office:value="70.392406856495299" table:style-name="ce24">
            <text:p>70.4</text:p>
          </table:table-cell>
          <table:table-cell office:value-type="float" office:value="74.793450500000006" table:style-name="ce24">
            <text:p>74.8</text:p>
          </table:table-cell>
          <table:table-cell office:value-type="float" office:value="78.540913570000001" table:style-name="ce24">
            <text:p>78.5</text:p>
          </table:table-cell>
          <table:table-cell office:value-type="float" office:value="78.044103550000003" table:style-name="ce24">
            <text:p>78.0</text:p>
          </table:table-cell>
          <table:table-cell office:value-type="float" office:value="71.899497487227521" table:style-name="ce24">
            <text:p>71.9</text:p>
          </table:table-cell>
          <table:table-cell office:value-type="float" office:value="68.385843763411756" table:style-name="ce24">
            <text:p>68.4</text:p>
          </table:table-cell>
          <table:table-cell office:value-type="float" office:value="64.47574334924883" table:style-name="ce24">
            <text:p>64.5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18">
            <text:p>Total</text:p>
          </table:table-cell>
          <table:table-cell office:value-type="float" office:value="74.353230909999994" table:style-name="ce26">
            <text:p>74.4</text:p>
          </table:table-cell>
          <table:table-cell office:value-type="float" office:value="82.409707620000006" table:style-name="ce26">
            <text:p>82.4</text:p>
          </table:table-cell>
          <table:table-cell office:value-type="float" office:value="76.934003016502899" table:style-name="ce26">
            <text:p>76.9</text:p>
          </table:table-cell>
          <table:table-cell office:value-type="float" office:value="83.006028169824603" table:style-name="ce26">
            <text:p>83.0</text:p>
          </table:table-cell>
          <table:table-cell office:value-type="float" office:value="83.352178339999995" table:style-name="ce26">
            <text:p>83.4</text:p>
          </table:table-cell>
          <table:table-cell office:value-type="float" office:value="83.282569089999996" table:style-name="ce26">
            <text:p>83.3</text:p>
          </table:table-cell>
          <table:table-cell office:value-type="float" office:value="82.056242850000004" table:style-name="ce26">
            <text:p>82.1</text:p>
          </table:table-cell>
          <table:table-cell office:value-type="float" office:value="76.3" table:style-name="ce26">
            <text:p>76.3</text:p>
          </table:table-cell>
          <table:table-cell office:value-type="float" office:value="75.213312091638869" table:style-name="ce26">
            <text:p>75.2</text:p>
          </table:table-cell>
          <table:table-cell office:value-type="float" office:value="74.908777735604417" table:style-name="ce26">
            <text:p>74.9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office:value-type="string" table:style-name="ce27">
            <text:p>Base</text:p>
          </table:table-cell>
          <table:table-cell office:value-type="float" office:value="85270" table:style-name="ce28">
            <text:p>85,270</text:p>
          </table:table-cell>
          <table:table-cell office:value-type="float" office:value="73262" table:style-name="ce28">
            <text:p>73,262</text:p>
          </table:table-cell>
          <table:table-cell office:value-type="float" office:value="68291" table:style-name="ce28">
            <text:p>68,291</text:p>
          </table:table-cell>
          <table:table-cell office:value-type="float" office:value="69507" table:style-name="ce28">
            <text:p>69,507</text:p>
          </table:table-cell>
          <table:table-cell office:value-type="float" office:value="71637" table:style-name="ce28">
            <text:p>71,637</text:p>
          </table:table-cell>
          <table:table-cell office:value-type="float" office:value="71901" table:style-name="ce28">
            <text:p>71,901</text:p>
          </table:table-cell>
          <table:table-cell office:value-type="float" office:value="73396" table:style-name="ce28">
            <text:p>73,396</text:p>
          </table:table-cell>
          <table:table-cell office:value-type="float" office:value="79618" table:style-name="ce28">
            <text:p>79,618</text:p>
          </table:table-cell>
          <table:table-cell office:value-type="float" office:value="84735" table:style-name="ce28">
            <text:p>84,735</text:p>
          </table:table-cell>
          <table:table-cell office:value-type="float" office:value="88246" table:style-name="ce28">
            <text:p>88,246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table:style-name="ce27"/>
          <table:table-cell table:number-columns-repeated="10" table:style-name="ce28"/>
          <table:table-cell table:number-columns-repeated="16370"/>
        </table:table-row>
        <table:table-row table:style-name="ro8">
          <table:table-cell table:number-columns-repeated="2"/>
          <table:table-cell office:value-type="string" table:style-name="ce18">
            <text:p>Leeds Bradford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3.598968322200903" table:style-name="ce24">
            <text:p>83.6</text:p>
          </table:table-cell>
          <table:table-cell office:value-type="float" office:value="82.228481593866434" table:style-name="ce24">
            <text:p>82.2</text:p>
          </table:table-cell>
          <table:table-cell office:value-type="float" office:value="81.365726733859077" table:style-name="ce24">
            <text:p>81.4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0.191256830601077" table:style-name="ce24">
            <text:p>80.2</text:p>
          </table:table-cell>
          <table:table-cell office:value-type="float" office:value="76.963350786034042" table:style-name="ce24">
            <text:p>77.0</text:p>
          </table:table-cell>
          <table:table-cell office:value-type="float" office:value="66.99507389130541" table:style-name="ce24">
            <text:p>67.0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3.518434816297543" table:style-name="ce34">
            <text:p>83.5</text:p>
          </table:table-cell>
          <table:table-cell office:value-type="float" office:value="82.099948876037189" table:style-name="ce34">
            <text:p>82.1</text:p>
          </table:table-cell>
          <table:table-cell office:value-type="float" office:value="81.021143397331983" table:style-name="ce34">
            <text:p>81.0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3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0974" table:style-name="ce28">
            <text:p>30,974</text:p>
          </table:table-cell>
          <table:table-cell office:value-type="float" office:value="31296" table:style-name="ce28">
            <text:p>31,296</text:p>
          </table:table-cell>
          <table:table-cell office:value-type="float" office:value="33864" table:style-name="ce28">
            <text:p>33,864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number-columns-repeated="2" table:style-name="ce3"/>
          <table:table-cell table:number-columns-repeated="6" table:style-name="ce30"/>
          <table:table-cell table:number-columns-repeated="4" table:style-name="ce28"/>
          <table:table-cell table:number-columns-repeated="16370"/>
        </table:table-row>
        <table:table-row table:style-name="ro8">
          <table:table-cell table:number-columns-repeated="2"/>
          <table:table-cell office:value-type="string" table:style-name="ce18">
            <text:p>Liverpool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9.407612031921431" table:style-name="ce24">
            <text:p>79.4</text:p>
          </table:table-cell>
          <table:table-cell office:value-type="float" office:value="76.547110202832442" table:style-name="ce24">
            <text:p>76.5</text:p>
          </table:table-cell>
          <table:table-cell office:value-type="float" office:value="76.081775635046668" table:style-name="ce24">
            <text:p>76.1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49.285714285714292" table:style-name="ce24">
            <text:p>49.3</text:p>
          </table:table-cell>
          <table:table-cell office:value-type="float" office:value="50.574712643601529" table:style-name="ce24">
            <text:p>50.6</text:p>
          </table:table-cell>
          <table:table-cell office:value-type="float" office:value="47.887323944647882" table:style-name="ce24">
            <text:p>47.9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79.278728606356964" table:style-name="ce34">
            <text:p>79.3</text:p>
          </table:table-cell>
          <table:table-cell office:value-type="float" office:value="76.368382198114048" table:style-name="ce34">
            <text:p>76.4</text:p>
          </table:table-cell>
          <table:table-cell office:value-type="float" office:value="75.797282702578599" table:style-name="ce34">
            <text:p>75.8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2720" table:style-name="ce28">
            <text:p>32,720</text:p>
          </table:table-cell>
          <table:table-cell office:value-type="float" office:value="37928" table:style-name="ce28">
            <text:p>37,928</text:p>
          </table:table-cell>
          <table:table-cell office:value-type="float" office:value="35182" table:style-name="ce28">
            <text:p>35,182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table:style-name="ce27"/>
          <table:table-cell table:number-columns-repeated="7" table:style-name="ce30"/>
          <table:table-cell table:number-columns-repeated="3" table:style-name="ce28"/>
          <table:table-cell table:number-columns-repeated="16370"/>
        </table:table-row>
        <table:table-row table:style-name="ro8">
          <table:table-cell table:number-columns-repeated="2"/>
          <table:table-cell office:value-type="string" table:style-name="ce18">
            <text:p>Manchester</text:p>
          </table:table-cell>
          <table:table-cell office:value-type="string" table:style-name="ce23">
            <text:p>Scheduled</text:p>
          </table:table-cell>
          <table:table-cell office:value-type="float" office:value="73.413332120000007" table:style-name="ce24">
            <text:p>73.4</text:p>
          </table:table-cell>
          <table:table-cell office:value-type="float" office:value="79.650653689999999" table:style-name="ce24">
            <text:p>79.7</text:p>
          </table:table-cell>
          <table:table-cell office:value-type="float" office:value="72.820816766683905" table:style-name="ce24">
            <text:p>72.8</text:p>
          </table:table-cell>
          <table:table-cell office:value-type="float" office:value="77.839995144010402" table:style-name="ce24">
            <text:p>77.8</text:p>
          </table:table-cell>
          <table:table-cell office:value-type="float" office:value="78.054454910000004" table:style-name="ce24">
            <text:p>78.1</text:p>
          </table:table-cell>
          <table:table-cell office:value-type="float" office:value="78.932244400000002" table:style-name="ce24">
            <text:p>78.9</text:p>
          </table:table-cell>
          <table:table-cell office:value-type="float" office:value="79.520511600000006" table:style-name="ce24">
            <text:p>79.5</text:p>
          </table:table-cell>
          <table:table-cell office:value-type="float" office:value="76.490855388072532" table:style-name="ce24">
            <text:p>76.5</text:p>
          </table:table-cell>
          <table:table-cell office:value-type="float" office:value="74.371383046706114" table:style-name="ce24">
            <text:p>74.4</text:p>
          </table:table-cell>
          <table:table-cell office:value-type="float" office:value="70.242730832809229" table:style-name="ce24">
            <text:p>70.2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23">
            <text:p>Charter</text:p>
          </table:table-cell>
          <table:table-cell office:value-type="float" office:value="55.809869460000002" table:style-name="ce24">
            <text:p>55.8</text:p>
          </table:table-cell>
          <table:table-cell office:value-type="float" office:value="69.784020330000004" table:style-name="ce24">
            <text:p>69.8</text:p>
          </table:table-cell>
          <table:table-cell office:value-type="float" office:value="60.705310093230601" table:style-name="ce24">
            <text:p>60.7</text:p>
          </table:table-cell>
          <table:table-cell office:value-type="float" office:value="71.182731096043298" table:style-name="ce24">
            <text:p>71.2</text:p>
          </table:table-cell>
          <table:table-cell office:value-type="float" office:value="71.237395160000005" table:style-name="ce24">
            <text:p>71.2</text:p>
          </table:table-cell>
          <table:table-cell office:value-type="float" office:value="73.505520700000005" table:style-name="ce24">
            <text:p>73.5</text:p>
          </table:table-cell>
          <table:table-cell office:value-type="float" office:value="70.276321539999998" table:style-name="ce24">
            <text:p>70.3</text:p>
          </table:table-cell>
          <table:table-cell office:value-type="float" office:value="65.653679177759642" table:style-name="ce24">
            <text:p>65.7</text:p>
          </table:table-cell>
          <table:table-cell office:value-type="float" office:value="64.5135155050516" table:style-name="ce24">
            <text:p>64.5</text:p>
          </table:table-cell>
          <table:table-cell office:value-type="float" office:value="60.377928949146188" table:style-name="ce24">
            <text:p>60.4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18"/>
          <table:table-cell office:value-type="string" table:style-name="ce18">
            <text:p>Total</text:p>
          </table:table-cell>
          <table:table-cell office:value-type="float" office:value="70.207106109999998" table:style-name="ce26">
            <text:p>70.2</text:p>
          </table:table-cell>
          <table:table-cell office:value-type="float" office:value="77.8996286" table:style-name="ce26">
            <text:p>77.9</text:p>
          </table:table-cell>
          <table:table-cell office:value-type="float" office:value="70.775715194767002" table:style-name="ce26">
            <text:p>70.8</text:p>
          </table:table-cell>
          <table:table-cell office:value-type="float" office:value="76.839804510696496" table:style-name="ce26">
            <text:p>76.8</text:p>
          </table:table-cell>
          <table:table-cell office:value-type="float" office:value="77.143235059999995" table:style-name="ce26">
            <text:p>77.1</text:p>
          </table:table-cell>
          <table:table-cell office:value-type="float" office:value="78.2323679" table:style-name="ce26">
            <text:p>78.2</text:p>
          </table:table-cell>
          <table:table-cell office:value-type="float" office:value="78.472652089999997" table:style-name="ce26">
            <text:p>78.5</text:p>
          </table:table-cell>
          <table:table-cell office:value-type="float" office:value="75.3" table:style-name="ce26">
            <text:p>75.3</text:p>
          </table:table-cell>
          <table:table-cell office:value-type="float" office:value="73.637609649704771" table:style-name="ce26">
            <text:p>73.6</text:p>
          </table:table-cell>
          <table:table-cell office:value-type="float" office:value="69.568295506210035" table:style-name="ce26">
            <text:p>69.6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office:value-type="string" table:style-name="ce27">
            <text:p>Base</text:p>
          </table:table-cell>
          <table:table-cell office:value-type="float" office:value="187585" table:style-name="ce28">
            <text:p>187,585</text:p>
          </table:table-cell>
          <table:table-cell office:value-type="float" office:value="159667" table:style-name="ce28">
            <text:p>159,667</text:p>
          </table:table-cell>
          <table:table-cell office:value-type="float" office:value="146149" table:style-name="ce28">
            <text:p>146,149</text:p>
          </table:table-cell>
          <table:table-cell office:value-type="float" office:value="155098" table:style-name="ce28">
            <text:p>155,098</text:p>
          </table:table-cell>
          <table:table-cell office:value-type="float" office:value="158767" table:style-name="ce28">
            <text:p>158,767</text:p>
          </table:table-cell>
          <table:table-cell office:value-type="float" office:value="159411" table:style-name="ce28">
            <text:p>159,411</text:p>
          </table:table-cell>
          <table:table-cell office:value-type="float" office:value="161549" table:style-name="ce28">
            <text:p>161,549</text:p>
          </table:table-cell>
          <table:table-cell office:value-type="float" office:value="163315" table:style-name="ce28">
            <text:p>163,315</text:p>
          </table:table-cell>
          <table:table-cell office:value-type="float" office:value="182400" table:style-name="ce28">
            <text:p>182,400</text:p>
          </table:table-cell>
          <table:table-cell office:value-type="float" office:value="193512" table:style-name="ce28">
            <text:p>193,512</text:p>
          </table:table-cell>
          <table:table-cell table:number-columns-repeated="16370"/>
        </table:table-row>
        <table:table-row table:style-name="ro8">
          <table:table-cell table:number-columns-repeated="2"/>
          <table:table-cell table:style-name="ce29"/>
          <table:table-cell table:style-name="ce27"/>
          <table:table-cell table:number-columns-repeated="10" table:style-name="ce28"/>
          <table:table-cell table:number-columns-repeated="16370"/>
        </table:table-row>
        <table:table-row table:style-name="ro8">
          <table:table-cell table:number-columns-repeated="2" table:style-name="ce3"/>
          <table:table-cell office:value-type="string" table:style-name="ce18">
            <text:p>Newcastle</text:p>
          </table:table-cell>
          <table:table-cell office:value-type="string" table:style-name="ce23">
            <text:p>Scheduled</text:p>
          </table:table-cell>
          <table:table-cell office:value-type="float" office:value="77.357788529999993" table:style-name="ce24">
            <text:p>77.4</text:p>
          </table:table-cell>
          <table:table-cell office:value-type="float" office:value="84.194170080000006" table:style-name="ce24">
            <text:p>84.2</text:p>
          </table:table-cell>
          <table:table-cell office:value-type="float" office:value="76.325795984587302" table:style-name="ce24">
            <text:p>76.3</text:p>
          </table:table-cell>
          <table:table-cell office:value-type="float" office:value="84.275809771422402" table:style-name="ce24">
            <text:p>84.3</text:p>
          </table:table-cell>
          <table:table-cell office:value-type="float" office:value="84.251860019999995" table:style-name="ce24">
            <text:p>84.3</text:p>
          </table:table-cell>
          <table:table-cell office:value-type="float" office:value="83.893125490000003" table:style-name="ce24">
            <text:p>83.9</text:p>
          </table:table-cell>
          <table:table-cell office:value-type="float" office:value="85.19443751" table:style-name="ce24">
            <text:p>85.2</text:p>
          </table:table-cell>
          <table:table-cell office:value-type="float" office:value="82.788308034996632" table:style-name="ce24">
            <text:p>82.8</text:p>
          </table:table-cell>
          <table:table-cell office:value-type="float" office:value="80.86158894354358" table:style-name="ce24">
            <text:p>80.9</text:p>
          </table:table-cell>
          <table:table-cell office:value-type="float" office:value="80.102514148906877" table:style-name="ce24">
            <text:p>80.1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float" office:value="72.238763649999996" table:style-name="ce24">
            <text:p>72.2</text:p>
          </table:table-cell>
          <table:table-cell office:value-type="float" office:value="81.503351420000001" table:style-name="ce24">
            <text:p>81.5</text:p>
          </table:table-cell>
          <table:table-cell office:value-type="float" office:value="70.268373969479001" table:style-name="ce24">
            <text:p>70.3</text:p>
          </table:table-cell>
          <table:table-cell office:value-type="float" office:value="78.800396563119605" table:style-name="ce24">
            <text:p>78.8</text:p>
          </table:table-cell>
          <table:table-cell office:value-type="float" office:value="81.646234680000006" table:style-name="ce24">
            <text:p>81.6</text:p>
          </table:table-cell>
          <table:table-cell office:value-type="float" office:value="83.589923020000001" table:style-name="ce24">
            <text:p>83.6</text:p>
          </table:table-cell>
          <table:table-cell office:value-type="float" office:value="83.171583850000005" table:style-name="ce24">
            <text:p>83.2</text:p>
          </table:table-cell>
          <table:table-cell office:value-type="float" office:value="80.693166241956774" table:style-name="ce24">
            <text:p>80.7</text:p>
          </table:table-cell>
          <table:table-cell office:value-type="float" office:value="73.189522341294293" table:style-name="ce24">
            <text:p>73.2</text:p>
          </table:table-cell>
          <table:table-cell office:value-type="float" office:value="75.308641975617292" table:style-name="ce24">
            <text:p>75.3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float" office:value="76.673239539999997" table:style-name="ce26">
            <text:p>76.7</text:p>
          </table:table-cell>
          <table:table-cell office:value-type="float" office:value="83.841259210000004" table:style-name="ce26">
            <text:p>83.8</text:p>
          </table:table-cell>
          <table:table-cell office:value-type="float" office:value="75.560920507652398" table:style-name="ce26">
            <text:p>75.6</text:p>
          </table:table-cell>
          <table:table-cell office:value-type="float" office:value="83.504746835443001" table:style-name="ce26">
            <text:p>83.5</text:p>
          </table:table-cell>
          <table:table-cell office:value-type="float" office:value="83.897619050000003" table:style-name="ce26">
            <text:p>83.9</text:p>
          </table:table-cell>
          <table:table-cell office:value-type="float" office:value="83.851246860000003" table:style-name="ce26">
            <text:p>83.9</text:p>
          </table:table-cell>
          <table:table-cell office:value-type="float" office:value="84.941353599999999" table:style-name="ce26">
            <text:p>84.9</text:p>
          </table:table-cell>
          <table:table-cell office:value-type="float" office:value="82.5" table:style-name="ce26">
            <text:p>82.5</text:p>
          </table:table-cell>
          <table:table-cell office:value-type="float" office:value="80.739780317057779" table:style-name="ce26">
            <text:p>80.7</text:p>
          </table:table-cell>
          <table:table-cell office:value-type="float" office:value="80.084569528266528" table:style-name="ce26">
            <text:p>80.1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float" office:value="52742" table:style-name="ce28">
            <text:p>52,742</text:p>
          </table:table-cell>
          <table:table-cell office:value-type="float" office:value="47776" table:style-name="ce28">
            <text:p>47,776</text:p>
          </table:table-cell>
          <table:table-cell office:value-type="float" office:value="45149" table:style-name="ce28">
            <text:p>45,149</text:p>
          </table:table-cell>
          <table:table-cell office:value-type="float" office:value="42976" table:style-name="ce28">
            <text:p>42,976</text:p>
          </table:table-cell>
          <table:table-cell office:value-type="float" office:value="42000" table:style-name="ce28">
            <text:p>42,000</text:p>
          </table:table-cell>
          <table:table-cell office:value-type="float" office:value="41384" table:style-name="ce28">
            <text:p>41,384</text:p>
          </table:table-cell>
          <table:table-cell office:value-type="float" office:value="41179" table:style-name="ce28">
            <text:p>41,179</text:p>
          </table:table-cell>
          <table:table-cell office:value-type="float" office:value="40304" table:style-name="ce28">
            <text:p>40,304</text:p>
          </table:table-cell>
          <table:table-cell office:value-type="float" office:value="40877" table:style-name="ce28">
            <text:p>40,877</text:p>
          </table:table-cell>
          <table:table-cell office:value-type="float" office:value="43278" table:style-name="ce28">
            <text:p>43,278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9"/>
          <table:table-cell table:style-name="ce27"/>
          <table:table-cell table:number-columns-repeated="10" table:style-name="ce28"/>
          <table:table-cell table:number-columns-repeated="16370"/>
        </table:table-row>
        <table:table-row table:style-name="ro8">
          <table:table-cell table:number-columns-repeated="2" table:style-name="ce3"/>
          <table:table-cell office:value-type="string" table:style-name="ce18">
            <text:p>Southampton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2.052504544235532" table:style-name="ce24">
            <text:p>82.1</text:p>
          </table:table-cell>
          <table:table-cell office:value-type="float" office:value="79.453926743361109" table:style-name="ce24">
            <text:p>79.5</text:p>
          </table:table-cell>
          <table:table-cell office:value-type="float" office:value="78.279861039835268" table:style-name="ce24">
            <text:p>78.3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62.4" table:style-name="ce24">
            <text:p>62.4</text:p>
          </table:table-cell>
          <table:table-cell office:value-type="float" office:value="66.363636365090912" table:style-name="ce24">
            <text:p>66.4</text:p>
          </table:table-cell>
          <table:table-cell office:value-type="float" office:value="69.298245612807008" table:style-name="ce24">
            <text:p>69.3</text:p>
          </table:table-cell>
          <table:table-cell table:number-columns-repeated="16370"/>
        </table:table-row>
        <table:table-row table:style-name="ro8">
          <table:table-cell table:number-columns-repeated="2" table:style-name="ce3"/>
          <table:table-cell table:style-name="ce23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81.979574872342951" table:style-name="ce34">
            <text:p>82.0</text:p>
          </table:table-cell>
          <table:table-cell office:value-type="float" office:value="79.41545777535039" table:style-name="ce34">
            <text:p>79.4</text:p>
          </table:table-cell>
          <table:table-cell office:value-type="float" office:value="78.253782282800941" table:style-name="ce34">
            <text:p>78.3</text:p>
          </table:table-cell>
          <table:table-cell table:number-columns-repeated="16370"/>
        </table:table-row>
        <table:table-row table:style-name="ro5">
          <table:table-cell table:number-columns-repeated="2" table:style-name="ce37"/>
          <table:table-cell table:style-name="ce38"/>
          <table:table-cell office:value-type="string" table:style-name="ce39">
            <text:p>Base</text:p>
          </table:table-cell>
          <table:table-cell office:value-type="string" table:style-name="ce40">
            <text:p>..</text:p>
          </table:table-cell>
          <table:table-cell office:value-type="string" table:style-name="ce40">
            <text:p>..</text:p>
          </table:table-cell>
          <table:table-cell office:value-type="string" table:style-name="ce40">
            <text:p>..</text:p>
          </table:table-cell>
          <table:table-cell office:value-type="string" table:style-name="ce40">
            <text:p>..</text:p>
          </table:table-cell>
          <table:table-cell office:value-type="string" table:style-name="ce40">
            <text:p>..</text:p>
          </table:table-cell>
          <table:table-cell office:value-type="string" table:style-name="ce40">
            <text:p>..</text:p>
          </table:table-cell>
          <table:table-cell office:value-type="string" table:style-name="ce40">
            <text:p>..</text:p>
          </table:table-cell>
          <table:table-cell office:value-type="float" office:value="33684" table:style-name="ce41">
            <text:p>33,684</text:p>
          </table:table-cell>
          <table:table-cell office:value-type="float" office:value="37431" table:style-name="ce41">
            <text:p>37,431</text:p>
          </table:table-cell>
          <table:table-cell office:value-type="float" office:value="39262" table:style-name="ce41">
            <text:p>39,262</text:p>
          </table:table-cell>
          <table:table-cell table:number-columns-repeated="16370"/>
        </table:table-row>
        <table:table-row table:style-name="ro4">
          <table:table-cell table:number-columns-repeated="2" table:style-name="ce4"/>
          <table:table-cell table:number-columns-repeated="2" table:style-name="ce42"/>
          <table:table-cell table:number-columns-repeated="8" table:style-name="ce43"/>
          <table:table-cell table:number-columns-repeated="16372" table:style-name="ce4"/>
        </table:table-row>
        <table:table-row table:style-name="ro9">
          <table:table-cell office:value-type="string" table:style-name="ce66">
            <text:p>1. The methodology for estimating punctuality was reivsed in 2009 (see notes and definitions).</text:p>
          </table:table-cell>
          <table:table-cell table:style-name="ce66"/>
          <table:table-cell table:number-columns-repeated="9" table:style-name="ce3"/>
          <table:table-cell table:style-name="ce67"/>
          <table:table-cell table:style-name="ce3"/>
          <table:table-cell office:value-type="string" table:style-name="ce67">
            <text:p>Source: Civil Aviation Authority</text:p>
          </table:table-cell>
          <table:table-cell table:number-columns-repeated="16370"/>
        </table:table-row>
        <table:table-row table:style-name="ro9">
          <table:table-cell office:value-type="string" table:style-name="ce3">
            <text:p><text:s text:c="4"/>Figures based on the revised methodology are available from 2008 onwards.<text:s/></text:p>
          </table:table-cell>
          <table:table-cell table:number-columns-repeated="10" table:style-name="ce3"/>
          <table:table-cell table:style-name="ce68"/>
          <table:table-cell table:style-name="ce3"/>
          <table:table-cell office:value-type="string" table:style-name="ce68">
            <text:p>Last updated: November 2018</text:p>
          </table:table-cell>
          <table:table-cell table:number-columns-repeated="16370"/>
        </table:table-row>
        <table:table-row table:style-name="ro9">
          <table:table-cell office:value-type="string" table:style-name="ce66">
            <text:p>2. Up to 2014, the CAA compiled punctuality statistics for ten UK airports:<text:s text:c="2"/></text:p>
          </table:table-cell>
          <table:table-cell table:number-columns-repeated="10" table:style-name="ce3"/>
          <table:table-cell table:style-name="ce68">
            <draw:custom-shape svg:x="0in" svg:y="0in" svg:width="0.08333in" svg:height="0.21875in" draw:z-index="1" draw:id="id0" draw:style-name="a2" draw:name="Text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3"/>
          <table:table-cell office:value-type="string" table:style-name="ce68">
            <text:p>Next update: November 2019</text:p>
            <draw:custom-shape svg:x="0in" svg:y="0in" svg:width="0.08333in" svg:height="0.21875in" draw:z-index="3" draw:id="id2" draw:style-name="a8" draw:name="Text 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/>
        </table:table-row>
        <table:table-row table:style-name="ro9">
          <table:table-cell office:value-type="string" table:style-name="ce66">
            <text:p><text:s text:c="4"/>Gatwick, Heathrow, London City, Luton, Stansted, Birmingham, Edinburgh, Glasgow, Manchester, Newcastle.</text:p>
          </table:table-cell>
          <table:table-cell table:number-columns-repeated="10" table:style-name="ce3"/>
          <table:table-cell table:style-name="ce68"/>
          <table:table-cell table:style-name="ce3"/>
          <table:table-cell office:value-type="string" table:style-name="ce67">
            <text:p>Telephone: 020 7944 4847</text:p>
          </table:table-cell>
          <table:table-cell table:number-columns-repeated="16370"/>
        </table:table-row>
        <table:table-row table:style-name="ro9">
          <table:table-cell office:value-type="string" table:style-name="ce3">
            <text:p><text:s text:c="4"/>From 2015, the CAA started to compile these statistics for an additional 12 UK airports:<text:s/></text:p>
          </table:table-cell>
          <table:table-cell table:style-name="ce66"/>
          <table:table-cell table:style-name="ce69"/>
          <table:table-cell table:number-columns-repeated="2" table:style-name="ce3"/>
          <table:table-cell table:style-name="ce70"/>
          <table:table-cell table:number-columns-repeated="5" table:style-name="ce3"/>
          <table:table-cell table:style-name="ce71"/>
          <table:table-cell table:style-name="ce3"/>
          <table:table-cell office:value-type="string" table:style-name="ce71">
            <text:p>Email: aviation.stats@dft.gov.uk</text:p>
          </table:table-cell>
          <table:table-cell table:number-columns-repeated="16370"/>
        </table:table-row>
        <table:table-row table:style-name="ro9">
          <table:table-cell office:value-type="string" table:style-name="ce3">
            <text:p><text:s text:c="4"/>Aberdeen, Belfast City, Belfast International, Bournemouth, Bristol, Doncaster Sheffield, Durham Tees Valley,</text:p>
          </table:table-cell>
          <table:table-cell table:style-name="ce66"/>
          <table:table-cell table:style-name="ce69"/>
          <table:table-cell table:number-columns-repeated="2" table:style-name="ce3"/>
          <table:table-cell table:style-name="ce70"/>
          <table:table-cell table:number-columns-repeated="5" table:style-name="ce3"/>
          <table:table-cell table:style-name="ce71"/>
          <table:table-cell table:style-name="ce3"/>
          <table:table-cell office:value-type="string" table:style-name="ce72">
            <text:p>The figures in this table are outside the scope of National Statistics</text:p>
          </table:table-cell>
          <table:table-cell table:number-columns-repeated="16370"/>
        </table:table-row>
        <table:table-row table:style-name="ro9">
          <table:table-cell office:value-type="string" table:style-name="ce3">
            <text:p><text:s text:c="4"/>East Midlands, Exeter, Leeds Bradford, Liverpool, Southampton.</text:p>
          </table:table-cell>
          <table:table-cell table:style-name="ce66"/>
          <table:table-cell table:style-name="ce69"/>
          <table:table-cell table:number-columns-repeated="2" table:style-name="ce3"/>
          <table:table-cell table:style-name="ce70"/>
          <table:table-cell table:number-columns-repeated="5" table:style-name="ce3"/>
          <table:table-cell table:style-name="ce71"/>
          <table:table-cell table:style-name="ce3"/>
          <table:table-cell table:style-name="ce71"/>
          <table:table-cell table:number-columns-repeated="16370"/>
        </table:table-row>
        <table:table-row table:style-name="ro9">
          <table:table-cell office:value-type="string" table:style-name="ce3">
            <text:p>3. In April 2016, the CAA complied punctuality statistics at Southend, with the first full year of data available for 2017.</text:p>
          </table:table-cell>
          <table:table-cell table:number-columns-repeated="10" table:style-name="ce3"/>
          <table:table-cell table:style-name="ce71"/>
          <table:table-cell table:number-columns-repeated="16372" table:style-name="ce3"/>
        </table:table-row>
        <table:table-row table:style-name="ro9">
          <table:table-cell office:value-type="string" table:style-name="ce3">
            <text:p>4. '-' indicates that the base number of flights in this category was below 100 and thus no punctuality statistics has been calculated.</text:p>
          </table:table-cell>
          <table:table-cell table:number-columns-repeated="10" table:style-name="ce3"/>
          <table:table-cell table:style-name="ce72"/>
          <table:table-cell table:number-columns-repeated="16372" table:style-name="ce3"/>
        </table:table-row>
        <table:table-row table:style-name="ro8">
          <table:table-cell table:number-columns-repeated="4" table:style-name="ce3"/>
          <table:table-cell table:number-columns-repeated="3" table:style-name="ce4"/>
          <table:table-cell table:number-columns-repeated="4" table:style-name="ce3"/>
          <table:table-cell table:style-name="ce44"/>
          <table:table-cell table:number-columns-repeated="2" table:style-name="ce4"/>
          <table:table-cell table:number-columns-repeated="16370"/>
        </table:table-row>
        <table:table-row table:style-name="ro8">
          <table:table-cell table:number-columns-repeated="2" table:style-name="ce45"/>
          <table:table-cell table:number-columns-repeated="2" table:style-name="ce3"/>
          <table:table-cell table:number-columns-repeated="3" table:style-name="ce4"/>
          <table:table-cell table:number-columns-repeated="4" table:style-name="ce3"/>
          <table:table-cell table:style-name="ce46"/>
          <table:table-cell table:number-columns-repeated="2" table:style-name="ce4"/>
          <table:table-cell table:number-columns-repeated="16370"/>
        </table:table-row>
        <table:table-row table:style-name="ro8">
          <table:table-cell table:number-columns-repeated="4" table:style-name="ce3"/>
          <table:table-cell table:number-columns-repeated="3" table:style-name="ce4"/>
          <table:table-cell table:number-columns-repeated="4" table:style-name="ce3"/>
          <table:table-cell table:style-name="ce46">
            <draw:custom-shape svg:x="0in" svg:y="0in" svg:width="0.08333in" svg:height="0.21875in" draw:z-index="2" draw:id="id1" draw:style-name="a5" draw:name="Text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4"/>
          <table:table-cell table:number-columns-repeated="16370"/>
        </table:table-row>
        <table:table-row table:style-name="ro8">
          <table:table-cell table:number-columns-repeated="4" table:style-name="ce3"/>
          <table:table-cell table:number-columns-repeated="5" table:style-name="ce4"/>
          <table:table-cell table:number-columns-repeated="3" table:style-name="ce3"/>
          <table:table-cell table:number-columns-repeated="2" table:style-name="ce4"/>
          <table:table-cell table:number-columns-repeated="16370"/>
        </table:table-row>
        <table:table-row table:number-rows-repeated="1048441" table:style-name="ro8">
          <table:table-cell table:number-columns-repeated="16384"/>
        </table:table-row>
        <table:named-expressions>
          <table:named-range table:name="Print_Area" table:cell-range-address="AVI0103a.$A$3:AVI0103a.$N$131" table:base-cell-address="AVI0103a.$A$1"/>
          <table:named-range table:name="Print_Titles" table:cell-range-address="AVI0103a.$A$3:AVI0103a.$XFD$8" table:base-cell-address="AVI0103a.$A$1"/>
        </table:named-expressions>
      </table:table>
      <table:table table:name="AVI0103b" table:style-name="ta1">
        <table:table-column table:style-name="co1" table:default-cell-style-name="ce48"/>
        <table:table-column table:style-name="co2" table:default-cell-style-name="ce48"/>
        <table:table-column table:style-name="co7" table:default-cell-style-name="ce48"/>
        <table:table-column table:style-name="co8" table:default-cell-style-name="ce48"/>
        <table:table-column table:style-name="co5" table:number-columns-repeated="7" table:default-cell-style-name="ce4"/>
        <table:table-column table:style-name="co5" table:default-cell-style-name="ce48"/>
        <table:table-column table:style-name="co5" table:number-columns-repeated="2" table:default-cell-style-name="ce4"/>
        <table:table-column table:style-name="co9" table:number-columns-repeated="4" table:default-cell-style-name="ce4"/>
        <table:table-column table:style-name="co10" table:default-cell-style-name="ce48"/>
        <table:table-column table:style-name="co6" table:number-columns-repeated="16365" table:default-cell-style-name="ce48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2" table:style-name="ce48"/>
          <table:table-cell table:number-columns-repeated="7" table:style-name="ce4"/>
          <table:table-cell table:style-name="ce48"/>
          <table:table-cell table:number-columns-repeated="6" table:style-name="ce4"/>
          <table:table-cell table:number-columns-repeated="16366" table:style-name="ce48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style-name="ce5"/>
          <table:table-cell table:number-columns-repeated="2" table:style-name="ce48"/>
          <table:table-cell table:number-columns-repeated="7" table:style-name="ce4"/>
          <table:table-cell table:style-name="ce48"/>
          <table:table-cell table:number-columns-repeated="6" table:style-name="ce4"/>
          <table:table-cell table:number-columns-repeated="16366" table:style-name="ce48"/>
        </table:table-row>
        <table:table-row table:style-name="ro1">
          <table:table-cell office:value-type="string" table:style-name="ce6">
            <text:p>Table TSGB0203b (AVI0103b)</text:p>
          </table:table-cell>
          <table:table-cell table:style-name="ce6"/>
          <table:table-cell table:number-columns-repeated="2" table:style-name="ce48"/>
          <table:table-cell table:number-columns-repeated="7" table:style-name="ce4"/>
          <table:table-cell table:style-name="ce48"/>
          <table:table-cell table:number-columns-repeated="6" table:style-name="ce4"/>
          <table:table-cell table:number-columns-repeated="16366" table:style-name="ce48"/>
        </table:table-row>
        <table:table-row table:style-name="ro3">
          <table:table-cell office:value-type="string" table:style-name="ce7">
            <text:p>Punctuality at selected United Kingdom airports: 2008 to 2017<text:span text:style-name="T3">1</text:span></text:p>
          </table:table-cell>
          <table:table-cell table:style-name="ce7"/>
          <table:table-cell table:number-columns-repeated="5" table:style-name="ce49"/>
          <table:table-cell table:number-columns-repeated="4" table:style-name="ce4"/>
          <table:table-cell table:style-name="ce48"/>
          <table:table-cell table:number-columns-repeated="6" table:style-name="ce4"/>
          <table:table-cell table:number-columns-repeated="16366" table:style-name="ce48"/>
        </table:table-row>
        <table:table-row table:style-name="ro4">
          <table:table-cell table:number-columns-repeated="2" table:style-name="ce9"/>
          <table:table-cell table:number-columns-repeated="2" table:style-name="ce50"/>
          <table:table-cell table:number-columns-repeated="7" table:style-name="ce4"/>
          <table:table-cell table:style-name="ce51"/>
          <table:table-cell table:number-columns-repeated="6" table:style-name="ce4"/>
          <table:table-cell table:number-columns-repeated="16366" table:style-name="ce50"/>
        </table:table-row>
        <table:table-row table:style-name="ro8">
          <table:table-cell table:style-name="ce11"/>
          <table:table-cell table:number-columns-repeated="12" table:style-name="ce52"/>
          <table:table-cell office:value-type="string" table:style-name="ce15">
            <text:p><text:span text:style-name="T4">Minutes</text:span>/Number</text:p>
          </table:table-cell>
          <table:table-cell table:number-columns-repeated="5" table:style-name="ce42"/>
          <table:table-cell table:number-columns-repeated="16365" table:style-name="ce50"/>
        </table:table-row>
        <table:table-row table:style-name="ro3">
          <table:table-cell table:number-columns-repeated="2" table:style-name="ce3"/>
          <table:table-cell table:style-name="ce18"/>
          <table:table-cell table:style-name="ce53"/>
          <table:table-cell office:value-type="string" table:number-columns-spanned="10" table:number-rows-spanned="1" table:style-name="ce65">
            <text:p>Average delay (minutes)</text:p>
          </table:table-cell>
          <table:covered-table-cell table:number-columns-repeated="9"/>
          <table:table-cell table:number-columns-repeated="5" table:style-name="ce18"/>
          <table:table-cell table:number-columns-repeated="16365" table:style-name="ce48"/>
        </table:table-row>
        <table:table-row table:style-name="ro3">
          <table:table-cell table:number-columns-repeated="2" table:style-name="ce3"/>
          <table:table-cell table:number-columns-repeated="2" table:style-name="ce18"/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string" table:style-name="ce21">
            <text:p>2015<text:span text:style-name="T5">2</text:span></text:p>
          </table:table-cell>
          <table:table-cell office:value-type="string" table:style-name="ce21">
            <text:p>2016</text:p>
          </table:table-cell>
          <table:table-cell office:value-type="string" table:style-name="ce21">
            <text:p>2017<text:span text:style-name="T5">3</text:span></text:p>
          </table:table-cell>
          <table:table-cell table:style-name="ce48"/>
          <table:table-cell table:number-columns-repeated="4" table:style-name="ce54"/>
          <table:table-cell table:number-columns-repeated="16365" table:style-name="ce48"/>
        </table:table-row>
        <table:table-row table:style-name="ro3">
          <table:table-cell table:number-columns-repeated="2" table:style-name="ce3"/>
          <table:table-cell table:number-columns-repeated="6" table:style-name="ce18"/>
          <table:table-cell table:style-name="ce55"/>
          <table:table-cell table:number-columns-repeated="2" table:style-name="ce18"/>
          <table:table-cell table:number-columns-repeated="3" table:style-name="ce56"/>
          <table:table-cell table:style-name="ce48"/>
          <table:table-cell table:number-columns-repeated="4" table:style-name="ce54"/>
          <table:table-cell table:number-columns-repeated="16365" table:style-name="ce48"/>
        </table:table-row>
        <table:table-row table:style-name="ro2">
          <table:table-cell office:value-type="string" table:style-name="ce22">
            <text:p>London airports</text:p>
          </table:table-cell>
          <table:table-cell table:style-name="ce22"/>
          <table:table-cell office:value-type="string" table:style-name="ce18">
            <text:p>Gatwick</text:p>
          </table:table-cell>
          <table:table-cell office:value-type="string" table:style-name="ce23">
            <text:p>Scheduled</text:p>
          </table:table-cell>
          <table:table-cell office:value-type="float" office:value="17.034286393845299" table:style-name="ce24">
            <text:p>17.0</text:p>
          </table:table-cell>
          <table:table-cell office:value-type="float" office:value="13.4619902440848" table:style-name="ce24">
            <text:p>13.5</text:p>
          </table:table-cell>
          <table:table-cell office:value-type="float" office:value="21.2672826097544" table:style-name="ce24">
            <text:p>21.3</text:p>
          </table:table-cell>
          <table:table-cell office:value-type="float" office:value="11.6010731810316" table:style-name="ce24">
            <text:p>11.6</text:p>
          </table:table-cell>
          <table:table-cell office:value-type="float" office:value="12.64527977" table:style-name="ce24">
            <text:p>12.6</text:p>
          </table:table-cell>
          <table:table-cell office:value-type="float" office:value="13.267559759999999" table:style-name="ce24">
            <text:p>13.3</text:p>
          </table:table-cell>
          <table:table-cell office:value-type="float" office:value="15.136416349999999" table:style-name="ce24">
            <text:p>15.1</text:p>
          </table:table-cell>
          <table:table-cell office:value-type="float" office:value="17.683766222978008" table:style-name="ce24">
            <text:p>17.7</text:p>
          </table:table-cell>
          <table:table-cell office:value-type="float" office:value="22.757214068830752" table:style-name="ce24">
            <text:p>22.8</text:p>
          </table:table-cell>
          <table:table-cell office:value-type="float" office:value="18.627342945147699" table:style-name="ce24">
            <text:p>18.6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23">
            <text:p>Charter</text:p>
          </table:table-cell>
          <table:table-cell office:value-type="float" office:value="32.848963152452001" table:style-name="ce24">
            <text:p>32.8</text:p>
          </table:table-cell>
          <table:table-cell office:value-type="float" office:value="23.351920693928101" table:style-name="ce24">
            <text:p>23.4</text:p>
          </table:table-cell>
          <table:table-cell office:value-type="float" office:value="32.923012855332203" table:style-name="ce24">
            <text:p>32.9</text:p>
          </table:table-cell>
          <table:table-cell office:value-type="float" office:value="20.333202342122799" table:style-name="ce24">
            <text:p>20.3</text:p>
          </table:table-cell>
          <table:table-cell office:value-type="float" office:value="19.996704820000001" table:style-name="ce24">
            <text:p>20.0</text:p>
          </table:table-cell>
          <table:table-cell office:value-type="float" office:value="19.84773787" table:style-name="ce24">
            <text:p>19.8</text:p>
          </table:table-cell>
          <table:table-cell office:value-type="float" office:value="22.437955880000001" table:style-name="ce24">
            <text:p>22.4</text:p>
          </table:table-cell>
          <table:table-cell office:value-type="float" office:value="20.666451964110788" table:style-name="ce24">
            <text:p>20.7</text:p>
          </table:table-cell>
          <table:table-cell office:value-type="float" office:value="25.238364780497861" table:style-name="ce24">
            <text:p>25.2</text:p>
          </table:table-cell>
          <table:table-cell office:value-type="float" office:value="22.440123371711632" table:style-name="ce24">
            <text:p>22.4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23"/>
          <table:table-cell office:value-type="string" table:style-name="ce18">
            <text:p>Total</text:p>
          </table:table-cell>
          <table:table-cell office:value-type="float" office:value="19.3098658835046" table:style-name="ce26">
            <text:p>19.3</text:p>
          </table:table-cell>
          <table:table-cell office:value-type="float" office:value="14.7014549021211" table:style-name="ce26">
            <text:p>14.7</text:p>
          </table:table-cell>
          <table:table-cell office:value-type="float" office:value="22.649085375015598" table:style-name="ce26">
            <text:p>22.6</text:p>
          </table:table-cell>
          <table:table-cell office:value-type="float" office:value="12.5143606352547" table:style-name="ce26">
            <text:p>12.5</text:p>
          </table:table-cell>
          <table:table-cell office:value-type="float" office:value="13.351557489999999" table:style-name="ce26">
            <text:p>13.4</text:p>
          </table:table-cell>
          <table:table-cell office:value-type="float" office:value="13.892511560000001" table:style-name="ce26">
            <text:p>13.9</text:p>
          </table:table-cell>
          <table:table-cell office:value-type="float" office:value="15.774445350000001" table:style-name="ce26">
            <text:p>15.8</text:p>
          </table:table-cell>
          <table:table-cell office:value-type="float" office:value="17.915882337098566" table:style-name="ce26">
            <text:p>17.9</text:p>
          </table:table-cell>
          <table:table-cell office:value-type="float" office:value="22.900519091245403" table:style-name="ce26">
            <text:p>22.9</text:p>
          </table:table-cell>
          <table:table-cell office:value-type="float" office:value="18.829533590820336" table:style-name="ce26">
            <text:p>18.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23"/>
          <table:table-cell office:value-type="string" table:style-name="ce27">
            <text:p>Base</text:p>
          </table:table-cell>
          <table:table-cell office:value-type="float" office:value="255375" table:style-name="ce28">
            <text:p>255,375</text:p>
          </table:table-cell>
          <table:table-cell office:value-type="float" office:value="244690" table:style-name="ce28">
            <text:p>244,690</text:p>
          </table:table-cell>
          <table:table-cell office:value-type="float" office:value="232937" table:style-name="ce28">
            <text:p>232,937</text:p>
          </table:table-cell>
          <table:table-cell office:value-type="float" office:value="243304" table:style-name="ce28">
            <text:p>243,304</text:p>
          </table:table-cell>
          <table:table-cell office:value-type="float" office:value="240066" table:style-name="ce28">
            <text:p>240,066</text:p>
          </table:table-cell>
          <table:table-cell office:value-type="float" office:value="243874" table:style-name="ce28">
            <text:p>243,874</text:p>
          </table:table-cell>
          <table:table-cell office:value-type="float" office:value="254170" table:style-name="ce28">
            <text:p>254,170</text:p>
          </table:table-cell>
          <table:table-cell office:value-type="float" office:value="259351" table:style-name="ce28">
            <text:p>259,351</text:p>
          </table:table-cell>
          <table:table-cell office:value-type="float" office:value="275289" table:style-name="ce28">
            <text:p>275,289</text:p>
          </table:table-cell>
          <table:table-cell office:value-type="float" office:value="281710" table:style-name="ce28">
            <text:p>281,710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23"/>
          <table:table-cell table:style-name="ce58"/>
          <table:table-cell table:number-columns-repeated="10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office:value-type="string" table:style-name="ce18">
            <text:p>Heathrow</text:p>
          </table:table-cell>
          <table:table-cell office:value-type="string" table:style-name="ce23">
            <text:p>Scheduled</text:p>
          </table:table-cell>
          <table:table-cell office:value-type="float" office:value="17.186334090224602" table:style-name="ce24">
            <text:p>17.2</text:p>
          </table:table-cell>
          <table:table-cell office:value-type="float" office:value="12.215090319653299" table:style-name="ce24">
            <text:p>12.2</text:p>
          </table:table-cell>
          <table:table-cell office:value-type="float" office:value="16.3247426965358" table:style-name="ce24">
            <text:p>16.3</text:p>
          </table:table-cell>
          <table:table-cell office:value-type="float" office:value="11.987688208425" table:style-name="ce24">
            <text:p>12.0</text:p>
          </table:table-cell>
          <table:table-cell office:value-type="float" office:value="13.267574529999999" table:style-name="ce24">
            <text:p>13.3</text:p>
          </table:table-cell>
          <table:table-cell office:value-type="float" office:value="13.64692198" table:style-name="ce24">
            <text:p>13.6</text:p>
          </table:table-cell>
          <table:table-cell office:value-type="float" office:value="12.8886913" table:style-name="ce24">
            <text:p>12.9</text:p>
          </table:table-cell>
          <table:table-cell office:value-type="float" office:value="13.45629016977473" table:style-name="ce24">
            <text:p>13.5</text:p>
          </table:table-cell>
          <table:table-cell office:value-type="float" office:value="13.520665695381243" table:style-name="ce24">
            <text:p>13.5</text:p>
          </table:table-cell>
          <table:table-cell office:value-type="float" office:value="12.363357106478633" table:style-name="ce24">
            <text:p>12.4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23">
            <text:p>Charter</text:p>
          </table:table-cell>
          <table:table-cell office:value-type="float" office:value="22.511013215858998" table:style-name="ce24">
            <text:p>22.5</text:p>
          </table:table-cell>
          <table:table-cell office:value-type="float" office:value="19.312101910828002" table:style-name="ce24">
            <text:p>19.3</text:p>
          </table:table-cell>
          <table:table-cell office:value-type="float" office:value="29.804147465437801" table:style-name="ce24">
            <text:p>29.8</text:p>
          </table:table-cell>
          <table:table-cell office:value-type="float" office:value="19.498579545454501" table:style-name="ce24">
            <text:p>19.5</text:p>
          </table:table-cell>
          <table:table-cell office:value-type="float" office:value="12.274004679999999" table:style-name="ce24">
            <text:p>12.3</text:p>
          </table:table-cell>
          <table:table-cell office:value-type="float" office:value="11.05862647" table:style-name="ce24">
            <text:p>11.1</text:p>
          </table:table-cell>
          <table:table-cell office:value-type="float" office:value="11.93888166" table:style-name="ce24">
            <text:p>11.9</text:p>
          </table:table-cell>
          <table:table-cell office:value-type="float" office:value="11.685779816967891" table:style-name="ce24">
            <text:p>11.7</text:p>
          </table:table-cell>
          <table:table-cell office:value-type="float" office:value="11.874338624236772" table:style-name="ce24">
            <text:p>11.9</text:p>
          </table:table-cell>
          <table:table-cell office:value-type="float" office:value="25.810674980940281" table:style-name="ce24">
            <text:p>25.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float" office:value="17.191492903283599" table:style-name="ce26">
            <text:p>17.2</text:p>
          </table:table-cell>
          <table:table-cell office:value-type="float" office:value="12.2224098063431" table:style-name="ce26">
            <text:p>12.2</text:p>
          </table:table-cell>
          <table:table-cell office:value-type="float" office:value="16.3378732344102" table:style-name="ce26">
            <text:p>16.3</text:p>
          </table:table-cell>
          <table:table-cell office:value-type="float" office:value="11.998853424102199" table:style-name="ce26">
            <text:p>12.0</text:p>
          </table:table-cell>
          <table:table-cell office:value-type="float" office:value="13.266669370000001" table:style-name="ce26">
            <text:p>13.3</text:p>
          </table:table-cell>
          <table:table-cell office:value-type="float" office:value="13.643613179999999" table:style-name="ce26">
            <text:p>13.6</text:p>
          </table:table-cell>
          <table:table-cell office:value-type="float" office:value="12.887128929999999" table:style-name="ce26">
            <text:p>12.9</text:p>
          </table:table-cell>
          <table:table-cell office:value-type="float" office:value="13.453001865789179" table:style-name="ce26">
            <text:p>13.5</text:p>
          </table:table-cell>
          <table:table-cell office:value-type="float" office:value="13.518021167459143" table:style-name="ce26">
            <text:p>13.5</text:p>
          </table:table-cell>
          <table:table-cell office:value-type="float" office:value="12.385824448317669" table:style-name="ce26">
            <text:p>12.4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22"/>
          <table:table-cell table:style-name="ce29"/>
          <table:table-cell office:value-type="string" table:style-name="ce27">
            <text:p>Base</text:p>
          </table:table-cell>
          <table:table-cell office:value-type="float" office:value="468597" table:style-name="ce28">
            <text:p>468,597</text:p>
          </table:table-cell>
          <table:table-cell office:value-type="float" office:value="456684" table:style-name="ce28">
            <text:p>456,684</text:p>
          </table:table-cell>
          <table:table-cell office:value-type="float" office:value="445531" table:style-name="ce28">
            <text:p>445,531</text:p>
          </table:table-cell>
          <table:table-cell office:value-type="float" office:value="473584" table:style-name="ce28">
            <text:p>473,584</text:p>
          </table:table-cell>
          <table:table-cell office:value-type="float" office:value="468704" table:style-name="ce28">
            <text:p>468,704</text:p>
          </table:table-cell>
          <table:table-cell office:value-type="float" office:value="467001" table:style-name="ce28">
            <text:p>467,001</text:p>
          </table:table-cell>
          <table:table-cell office:value-type="float" office:value="467498" table:style-name="ce28">
            <text:p>467,498</text:p>
          </table:table-cell>
          <table:table-cell office:value-type="float" office:value="469508" table:style-name="ce28">
            <text:p>469,508</text:p>
          </table:table-cell>
          <table:table-cell office:value-type="float" office:value="470641" table:style-name="ce28">
            <text:p>470,641</text:p>
          </table:table-cell>
          <table:table-cell office:value-type="float" office:value="471041" table:style-name="ce28">
            <text:p>471,04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22"/>
          <table:table-cell table:style-name="ce29"/>
          <table:table-cell table:style-name="ce58"/>
          <table:table-cell table:number-columns-repeated="10" table:style-name="ce28"/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office:value-type="string" table:style-name="ce18">
            <text:p>London City</text:p>
          </table:table-cell>
          <table:table-cell office:value-type="string" table:style-name="ce23">
            <text:p>Scheduled</text:p>
          </table:table-cell>
          <table:table-cell office:value-type="float" office:value="12.9624394665903" table:style-name="ce24">
            <text:p>13.0</text:p>
          </table:table-cell>
          <table:table-cell office:value-type="float" office:value="7.8286220407428004" table:style-name="ce24">
            <text:p>7.8</text:p>
          </table:table-cell>
          <table:table-cell office:value-type="float" office:value="9.8290389506090197" table:style-name="ce24">
            <text:p>9.8</text:p>
          </table:table-cell>
          <table:table-cell office:value-type="float" office:value="7.66836148925701" table:style-name="ce24">
            <text:p>7.7</text:p>
          </table:table-cell>
          <table:table-cell office:value-type="float" office:value="6.8073798559999998" table:style-name="ce24">
            <text:p>6.8</text:p>
          </table:table-cell>
          <table:table-cell office:value-type="float" office:value="6.7214683109999998" table:style-name="ce24">
            <text:p>6.7</text:p>
          </table:table-cell>
          <table:table-cell office:value-type="float" office:value="7.2832163840000002" table:style-name="ce24">
            <text:p>7.3</text:p>
          </table:table-cell>
          <table:table-cell office:value-type="float" office:value="8.4855440996050451" table:style-name="ce24">
            <text:p>8.5</text:p>
          </table:table-cell>
          <table:table-cell office:value-type="float" office:value="12.830844595588594" table:style-name="ce24">
            <text:p>12.8</text:p>
          </table:table-cell>
          <table:table-cell office:value-type="float" office:value="10.450218689117323" table:style-name="ce24">
            <text:p>10.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3" table:style-name="ce3"/>
          <table:table-cell office:value-type="string" table:style-name="ce23">
            <text:p>Charter</text:p>
          </table:table-cell>
          <table:table-cell office:value-type="float" office:value="14.2222222222222" table:style-name="ce24">
            <text:p>14.2</text:p>
          </table:table-cell>
          <table:table-cell office:value-type="float" office:value="7.25" table:style-name="ce24">
            <text:p>7.3</text:p>
          </table:table-cell>
          <table:table-cell office:value-type="float" office:value="35" table:style-name="ce24">
            <text:p>35.0</text:p>
          </table:table-cell>
          <table:table-cell office:value-type="float" office:value="2.5" table:style-name="ce24">
            <text:p>2.5</text:p>
          </table:table-cell>
          <table:table-cell office:value-type="float" office:value="10.5" table:style-name="ce24">
            <text:p>10.5</text:p>
          </table:table-cell>
          <table:table-cell office:value-type="float" office:value="17.545454549999999" table:style-name="ce24">
            <text:p>17.5</text:p>
          </table:table-cell>
          <table:table-cell office:value-type="float" office:value="0" table:style-name="ce24">
            <text:p>0.0</text:p>
          </table:table-cell>
          <table:table-cell office:value-type="string" table:style-name="ce30">
            <text:p>-</text:p>
          </table:table-cell>
          <table:table-cell office:value-type="float" office:value="24.294117647058822" table:style-name="ce24">
            <text:p>24.3</text:p>
          </table:table-cell>
          <table:table-cell office:value-type="float" office:value="27.0625" table:style-name="ce24">
            <text:p>27.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3" table:style-name="ce3"/>
          <table:table-cell office:value-type="string" table:style-name="ce18">
            <text:p>Total</text:p>
          </table:table-cell>
          <table:table-cell office:value-type="float" office:value="12.9625746896132" table:style-name="ce26">
            <text:p>13.0</text:p>
          </table:table-cell>
          <table:table-cell office:value-type="float" office:value="7.8285525585025697" table:style-name="ce26">
            <text:p>7.8</text:p>
          </table:table-cell>
          <table:table-cell office:value-type="float" office:value="9.8332496905215994" table:style-name="ce26">
            <text:p>9.8</text:p>
          </table:table-cell>
          <table:table-cell office:value-type="float" office:value="7.6680224357923104" table:style-name="ce26">
            <text:p>7.7</text:p>
          </table:table-cell>
          <table:table-cell office:value-type="float" office:value="6.8074947870000004" table:style-name="ce26">
            <text:p>6.8</text:p>
          </table:table-cell>
          <table:table-cell office:value-type="float" office:value="6.7232204610000004" table:style-name="ce26">
            <text:p>6.7</text:p>
          </table:table-cell>
          <table:table-cell office:value-type="float" office:value="7.2830086429999996" table:style-name="ce26">
            <text:p>7.3</text:p>
          </table:table-cell>
          <table:table-cell office:value-type="float" office:value="8.4857146462331023" table:style-name="ce26">
            <text:p>8.5</text:p>
          </table:table-cell>
          <table:table-cell office:value-type="float" office:value="12.833267036006701" table:style-name="ce26">
            <text:p>12.8</text:p>
          </table:table-cell>
          <table:table-cell office:value-type="float" office:value="10.45372537804926" table:style-name="ce26">
            <text:p>10.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3" table:style-name="ce3"/>
          <table:table-cell office:value-type="string" table:style-name="ce27">
            <text:p>Base</text:p>
          </table:table-cell>
          <table:table-cell office:value-type="float" office:value="83847" table:style-name="ce28">
            <text:p>83,847</text:p>
          </table:table-cell>
          <table:table-cell office:value-type="float" office:value="66621" table:style-name="ce28">
            <text:p>66,621</text:p>
          </table:table-cell>
          <table:table-cell office:value-type="float" office:value="59778" table:style-name="ce28">
            <text:p>59,778</text:p>
          </table:table-cell>
          <table:table-cell office:value-type="float" office:value="60974" table:style-name="ce28">
            <text:p>60,974</text:p>
          </table:table-cell>
          <table:table-cell office:value-type="float" office:value="64258" table:style-name="ce28">
            <text:p>64,258</text:p>
          </table:table-cell>
          <table:table-cell office:value-type="float" office:value="63315" table:style-name="ce28">
            <text:p>63,315</text:p>
          </table:table-cell>
          <table:table-cell office:value-type="float" office:value="70118" table:style-name="ce28">
            <text:p>70,118</text:p>
          </table:table-cell>
          <table:table-cell office:value-type="float" office:value="79242" table:style-name="ce28">
            <text:p>79,242</text:p>
          </table:table-cell>
          <table:table-cell office:value-type="float" office:value="80446" table:style-name="ce28">
            <text:p>80,446</text:p>
          </table:table-cell>
          <table:table-cell office:value-type="float" office:value="75797" table:style-name="ce28">
            <text:p>75,79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3" table:style-name="ce3"/>
          <table:table-cell table:style-name="ce58"/>
          <table:table-cell table:number-columns-repeated="10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office:value-type="string" table:style-name="ce18">
            <text:p>Luton</text:p>
          </table:table-cell>
          <table:table-cell office:value-type="string" table:style-name="ce23">
            <text:p>Scheduled</text:p>
          </table:table-cell>
          <table:table-cell office:value-type="float" office:value="15.9936187626282" table:style-name="ce24">
            <text:p>16.0</text:p>
          </table:table-cell>
          <table:table-cell office:value-type="float" office:value="13.7671450894149" table:style-name="ce24">
            <text:p>13.8</text:p>
          </table:table-cell>
          <table:table-cell office:value-type="float" office:value="21.376269886908201" table:style-name="ce24">
            <text:p>21.4</text:p>
          </table:table-cell>
          <table:table-cell office:value-type="float" office:value="12.245873457776201" table:style-name="ce24">
            <text:p>12.2</text:p>
          </table:table-cell>
          <table:table-cell office:value-type="float" office:value="11.846578109999999" table:style-name="ce24">
            <text:p>11.8</text:p>
          </table:table-cell>
          <table:table-cell office:value-type="float" office:value="10.7970779" table:style-name="ce24">
            <text:p>10.8</text:p>
          </table:table-cell>
          <table:table-cell office:value-type="float" office:value="12.80718742" table:style-name="ce24">
            <text:p>12.8</text:p>
          </table:table-cell>
          <table:table-cell office:value-type="float" office:value="14.219007339221296" table:style-name="ce32">
            <text:p>14.2</text:p>
          </table:table-cell>
          <table:table-cell office:value-type="float" office:value="18.242257385103304" table:style-name="ce32">
            <text:p>18.2</text:p>
          </table:table-cell>
          <table:table-cell office:value-type="float" office:value="17.055619296930164" table:style-name="ce32">
            <text:p>17.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23">
            <text:p>Charter</text:p>
          </table:table-cell>
          <table:table-cell office:value-type="float" office:value="21.720134228187899" table:style-name="ce24">
            <text:p>21.7</text:p>
          </table:table-cell>
          <table:table-cell office:value-type="float" office:value="18.511231603408199" table:style-name="ce24">
            <text:p>18.5</text:p>
          </table:table-cell>
          <table:table-cell office:value-type="float" office:value="22.884235480047401" table:style-name="ce24">
            <text:p>22.9</text:p>
          </table:table-cell>
          <table:table-cell office:value-type="float" office:value="21.286846275752801" table:style-name="ce24">
            <text:p>21.3</text:p>
          </table:table-cell>
          <table:table-cell office:value-type="float" office:value="11.231322410000001" table:style-name="ce24">
            <text:p>11.2</text:p>
          </table:table-cell>
          <table:table-cell office:value-type="float" office:value="10.798818900000001" table:style-name="ce24">
            <text:p>10.8</text:p>
          </table:table-cell>
          <table:table-cell office:value-type="float" office:value="15.914790999999999" table:style-name="ce24">
            <text:p>15.9</text:p>
          </table:table-cell>
          <table:table-cell office:value-type="float" office:value="21.76585928492349" table:style-name="ce24">
            <text:p>21.8</text:p>
          </table:table-cell>
          <table:table-cell office:value-type="float" office:value="18.433513513641355" table:style-name="ce24">
            <text:p>18.4</text:p>
          </table:table-cell>
          <table:table-cell office:value-type="float" office:value="17.890664724521841" table:style-name="ce24">
            <text:p>17.9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float" office:value="16.203836014683802" table:style-name="ce26">
            <text:p>16.2</text:p>
          </table:table-cell>
          <table:table-cell office:value-type="float" office:value="13.937989902089299" table:style-name="ce26">
            <text:p>13.9</text:p>
          </table:table-cell>
          <table:table-cell office:value-type="float" office:value="21.4348660474399" table:style-name="ce26">
            <text:p>21.4</text:p>
          </table:table-cell>
          <table:table-cell office:value-type="float" office:value="12.580189577625699" table:style-name="ce26">
            <text:p>12.6</text:p>
          </table:table-cell>
          <table:table-cell office:value-type="float" office:value="11.823855760000001" table:style-name="ce26">
            <text:p>11.8</text:p>
          </table:table-cell>
          <table:table-cell office:value-type="float" office:value="10.79714375" table:style-name="ce26">
            <text:p>10.8</text:p>
          </table:table-cell>
          <table:table-cell office:value-type="float" office:value="12.914741190000001" table:style-name="ce26">
            <text:p>12.9</text:p>
          </table:table-cell>
          <table:table-cell office:value-type="float" office:value="14.455531322606632" table:style-name="ce26">
            <text:p>14.5</text:p>
          </table:table-cell>
          <table:table-cell office:value-type="float" office:value="18.249337189367218" table:style-name="ce26">
            <text:p>18.2</text:p>
          </table:table-cell>
          <table:table-cell office:value-type="float" office:value="17.083729117353119" table:style-name="ce26">
            <text:p>17.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29"/>
          <table:table-cell office:value-type="string" table:style-name="ce27">
            <text:p>Base</text:p>
          </table:table-cell>
          <table:table-cell office:value-type="float" office:value="81178" table:style-name="ce28">
            <text:p>81,178</text:p>
          </table:table-cell>
          <table:table-cell office:value-type="float" office:value="71698" table:style-name="ce28">
            <text:p>71,698</text:p>
          </table:table-cell>
          <table:table-cell office:value-type="float" office:value="65135" table:style-name="ce28">
            <text:p>65,135</text:p>
          </table:table-cell>
          <table:table-cell office:value-type="float" office:value="68257" table:style-name="ce28">
            <text:p>68,257</text:p>
          </table:table-cell>
          <table:table-cell office:value-type="float" office:value="67774" table:style-name="ce28">
            <text:p>67,774</text:p>
          </table:table-cell>
          <table:table-cell office:value-type="float" office:value="67151" table:style-name="ce28">
            <text:p>67,151</text:p>
          </table:table-cell>
          <table:table-cell office:value-type="float" office:value="71887" table:style-name="ce28">
            <text:p>71,887</text:p>
          </table:table-cell>
          <table:table-cell office:value-type="float" office:value="82991" table:style-name="ce28">
            <text:p>82,991</text:p>
          </table:table-cell>
          <table:table-cell office:value-type="float" office:value="99953" table:style-name="ce28">
            <text:p>99,953</text:p>
          </table:table-cell>
          <table:table-cell office:value-type="float" office:value="104062" table:style-name="ce28">
            <text:p>104,062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29"/>
          <table:table-cell table:style-name="ce58"/>
          <table:table-cell table:number-columns-repeated="10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office:value-type="string" table:style-name="ce18">
            <text:p>Stansted</text:p>
          </table:table-cell>
          <table:table-cell office:value-type="string" table:style-name="ce23">
            <text:p>Scheduled</text:p>
          </table:table-cell>
          <table:table-cell office:value-type="float" office:value="12.6996589143448" table:style-name="ce24">
            <text:p>12.7</text:p>
          </table:table-cell>
          <table:table-cell office:value-type="float" office:value="11.5292398073746" table:style-name="ce24">
            <text:p>11.5</text:p>
          </table:table-cell>
          <table:table-cell office:value-type="float" office:value="15.2469418663353" table:style-name="ce24">
            <text:p>15.2</text:p>
          </table:table-cell>
          <table:table-cell office:value-type="float" office:value="8.3736219927916498" table:style-name="ce24">
            <text:p>8.4</text:p>
          </table:table-cell>
          <table:table-cell office:value-type="float" office:value="9.2946085440000008" table:style-name="ce24">
            <text:p>9.3</text:p>
          </table:table-cell>
          <table:table-cell office:value-type="float" office:value="9.4263728639999993" table:style-name="ce24">
            <text:p>9.4</text:p>
          </table:table-cell>
          <table:table-cell office:value-type="float" office:value="11.214691869999999" table:style-name="ce24">
            <text:p>11.2</text:p>
          </table:table-cell>
          <table:table-cell office:value-type="float" office:value="11.58542421035898" table:style-name="ce24">
            <text:p>11.6</text:p>
          </table:table-cell>
          <table:table-cell office:value-type="float" office:value="14.431592871407521" table:style-name="ce24">
            <text:p>14.4</text:p>
          </table:table-cell>
          <table:table-cell office:value-type="float" office:value="16.457991379547011" table:style-name="ce24">
            <text:p>16.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23"/>
          <table:table-cell office:value-type="string" table:style-name="ce23">
            <text:p>Charter</text:p>
          </table:table-cell>
          <table:table-cell office:value-type="float" office:value="25.2929092113983" table:style-name="ce24">
            <text:p>25.3</text:p>
          </table:table-cell>
          <table:table-cell office:value-type="float" office:value="14.316270566727599" table:style-name="ce24">
            <text:p>14.3</text:p>
          </table:table-cell>
          <table:table-cell office:value-type="float" office:value="20.350676931245001" table:style-name="ce24">
            <text:p>20.4</text:p>
          </table:table-cell>
          <table:table-cell office:value-type="float" office:value="15.0804205740267" table:style-name="ce24">
            <text:p>15.1</text:p>
          </table:table-cell>
          <table:table-cell office:value-type="float" office:value="12.17487047" table:style-name="ce24">
            <text:p>12.2</text:p>
          </table:table-cell>
          <table:table-cell office:value-type="float" office:value="11.351919560000001" table:style-name="ce24">
            <text:p>11.4</text:p>
          </table:table-cell>
          <table:table-cell office:value-type="float" office:value="14.38070284" table:style-name="ce24">
            <text:p>14.4</text:p>
          </table:table-cell>
          <table:table-cell office:value-type="float" office:value="14.879404182182761" table:style-name="ce24">
            <text:p>14.9</text:p>
          </table:table-cell>
          <table:table-cell office:value-type="float" office:value="16.504357711039408" table:style-name="ce24">
            <text:p>16.5</text:p>
          </table:table-cell>
          <table:table-cell office:value-type="float" office:value="16.696377256817257" table:style-name="ce24">
            <text:p>16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float" office:value="13.042945745769901" table:style-name="ce26">
            <text:p>13.0</text:p>
          </table:table-cell>
          <table:table-cell office:value-type="float" office:value="11.602608438580701" table:style-name="ce26">
            <text:p>11.6</text:p>
          </table:table-cell>
          <table:table-cell office:value-type="float" office:value="15.3920179290986" table:style-name="ce26">
            <text:p>15.4</text:p>
          </table:table-cell>
          <table:table-cell office:value-type="float" office:value="8.5602932801822291" table:style-name="ce26">
            <text:p>8.6</text:p>
          </table:table-cell>
          <table:table-cell office:value-type="float" office:value="9.3867249959999999" table:style-name="ce26">
            <text:p>9.4</text:p>
          </table:table-cell>
          <table:table-cell office:value-type="float" office:value="9.4784245249999994" table:style-name="ce26">
            <text:p>9.5</text:p>
          </table:table-cell>
          <table:table-cell office:value-type="float" office:value="11.29169166" table:style-name="ce26">
            <text:p>11.3</text:p>
          </table:table-cell>
          <table:table-cell office:value-type="float" office:value="11.665091692788719" table:style-name="ce26">
            <text:p>11.7</text:p>
          </table:table-cell>
          <table:table-cell office:value-type="float" office:value="14.467501691094837" table:style-name="ce26">
            <text:p>14.5</text:p>
          </table:table-cell>
          <table:table-cell office:value-type="float" office:value="16.461623264587335" table:style-name="ce26">
            <text:p>16.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27">
            <text:p>Base</text:p>
          </table:table-cell>
          <table:table-cell office:value-type="float" office:value="166070" table:style-name="ce28">
            <text:p>166,070</text:p>
          </table:table-cell>
          <table:table-cell office:value-type="float" office:value="145451" table:style-name="ce28">
            <text:p>145,451</text:p>
          </table:table-cell>
          <table:table-cell office:value-type="float" office:value="132532" table:style-name="ce28">
            <text:p>132,532</text:p>
          </table:table-cell>
          <table:table-cell office:value-type="float" office:value="126432" table:style-name="ce28">
            <text:p>126,432</text:p>
          </table:table-cell>
          <table:table-cell office:value-type="float" office:value="120693" table:style-name="ce28">
            <text:p>120,693</text:p>
          </table:table-cell>
          <table:table-cell office:value-type="float" office:value="121401" table:style-name="ce28">
            <text:p>121,401</text:p>
          </table:table-cell>
          <table:table-cell office:value-type="float" office:value="133384" table:style-name="ce28">
            <text:p>133,384</text:p>
          </table:table-cell>
          <table:table-cell office:value-type="float" office:value="144341" table:style-name="ce28">
            <text:p>144,341</text:p>
          </table:table-cell>
          <table:table-cell office:value-type="float" office:value="152331" table:style-name="ce28">
            <text:p>152,331</text:p>
          </table:table-cell>
          <table:table-cell office:value-type="float" office:value="161270" table:style-name="ce28">
            <text:p>161,270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number-columns-repeated="2" table:style-name="ce18"/>
          <table:table-cell table:number-columns-repeated="10" table:style-name="ce59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office:value-type="string" table:style-name="ce18">
            <text:p>Stansted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2.936358586886751" table:style-name="ce24">
            <text:p>12.9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2.936358586886751" table:style-name="ce26">
            <text:p>12.9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22"/>
          <table:table-cell table:style-name="ce18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905" table:style-name="ce31">
            <text:p>10,90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6">
          <table:table-cell office:value-type="string" table:style-name="ce22">
            <text:p>Regional airports</text:p>
          </table:table-cell>
          <table:table-cell table:style-name="ce22"/>
          <table:table-cell office:value-type="string" table:style-name="ce18">
            <text:p>Aberdeen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63188649377553" table:style-name="ce32">
            <text:p>11.6</text:p>
          </table:table-cell>
          <table:table-cell office:value-type="float" office:value="13.654347826936979" table:style-name="ce32">
            <text:p>13.7</text:p>
          </table:table-cell>
          <table:table-cell office:value-type="float" office:value="14.934860880126775" table:style-name="ce32">
            <text:p>14.9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50.210848912044128" table:style-name="ce24">
            <text:p>50.2</text:p>
          </table:table-cell>
          <table:table-cell office:value-type="float" office:value="17.97077244348225" table:style-name="ce24">
            <text:p>18.0</text:p>
          </table:table-cell>
          <table:table-cell office:value-type="float" office:value="18.038156486486486" table:style-name="ce24">
            <text:p>18.0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5.995632203830487" table:style-name="ce26">
            <text:p>16.0</text:p>
          </table:table-cell>
          <table:table-cell office:value-type="float" office:value="13.745999380256061" table:style-name="ce26">
            <text:p>13.7</text:p>
          </table:table-cell>
          <table:table-cell office:value-type="float" office:value="14.975034851815263" table:style-name="ce26">
            <text:p>15.0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57695" table:style-name="ce28">
            <text:p>57,695</text:p>
          </table:table-cell>
          <table:table-cell office:value-type="float" office:value="45118" table:style-name="ce28">
            <text:p>45,118</text:p>
          </table:table-cell>
          <table:table-cell office:value-type="float" office:value="48588" table:style-name="ce28">
            <text:p>48,58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4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3"/>
          <table:table-cell table:style-name="ce58"/>
          <table:table-cell table:number-columns-repeated="6" table:style-name="ce30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number-columns-repeated="4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office:value-type="string" table:style-name="ce18">
            <text:p>Belfast City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9.7766589143450968" table:style-name="ce24">
            <text:p>9.8</text:p>
          </table:table-cell>
          <table:table-cell office:value-type="float" office:value="9.2888123428147438" table:style-name="ce24">
            <text:p>9.3</text:p>
          </table:table-cell>
          <table:table-cell office:value-type="float" office:value="11.137728912214268" table:style-name="ce24">
            <text:p>11.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4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24">
            <text:p>-</text:p>
          </table:table-cell>
          <table:table-cell office:value-type="float" office:value="12.758064516290323" table:style-name="ce24">
            <text:p>12.8</text:p>
          </table:table-cell>
          <table:table-cell office:value-type="float" office:value="12.670328461538462" table:style-name="ce24">
            <text:p>12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4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9.7759612772578013" table:style-name="ce34">
            <text:p>9.8</text:p>
          </table:table-cell>
          <table:table-cell office:value-type="float" office:value="9.2940221871870605" table:style-name="ce34">
            <text:p>9.3</text:p>
          </table:table-cell>
          <table:table-cell office:value-type="float" office:value="11.141546566845507" table:style-name="ce34">
            <text:p>11.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40493" table:style-name="ce28">
            <text:p>40,493</text:p>
          </table:table-cell>
          <table:table-cell office:value-type="float" office:value="41286" table:style-name="ce28">
            <text:p>41,286</text:p>
          </table:table-cell>
          <table:table-cell office:value-type="float" office:value="36532" table:style-name="ce28">
            <text:p>36,532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6" table:style-name="ce30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office:value-type="string" table:style-name="ce18">
            <text:p>Belfast International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405454187450774" table:style-name="ce24">
            <text:p>10.4</text:p>
          </table:table-cell>
          <table:table-cell office:value-type="float" office:value="16.749056120177645" table:style-name="ce24">
            <text:p>16.7</text:p>
          </table:table-cell>
          <table:table-cell office:value-type="float" office:value="15.313799518280693" table:style-name="ce24">
            <text:p>15.3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3.801904761904762" table:style-name="ce24">
            <text:p>13.8</text:p>
          </table:table-cell>
          <table:table-cell office:value-type="float" office:value="17.453419494003231" table:style-name="ce24">
            <text:p>17.5</text:p>
          </table:table-cell>
          <table:table-cell office:value-type="float" office:value="24.618052762795813" table:style-name="ce24">
            <text:p>24.6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572378069710112" table:style-name="ce34">
            <text:p>10.6</text:p>
          </table:table-cell>
          <table:table-cell office:value-type="float" office:value="16.78432747130466" table:style-name="ce34">
            <text:p>16.8</text:p>
          </table:table-cell>
          <table:table-cell office:value-type="float" office:value="15.7367412811468" table:style-name="ce34">
            <text:p>15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2047" table:style-name="ce28">
            <text:p>32,047</text:p>
          </table:table-cell>
          <table:table-cell office:value-type="float" office:value="37084" table:style-name="ce28">
            <text:p>37,084</text:p>
          </table:table-cell>
          <table:table-cell office:value-type="float" office:value="39972" table:style-name="ce28">
            <text:p>39,972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6" table:style-name="ce30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office:value-type="string" table:style-name="ce18">
            <text:p>Birmingham</text:p>
          </table:table-cell>
          <table:table-cell office:value-type="string" table:style-name="ce23">
            <text:p>Scheduled</text:p>
          </table:table-cell>
          <table:table-cell office:value-type="float" office:value="13.785405771515499" table:style-name="ce24">
            <text:p>13.8</text:p>
          </table:table-cell>
          <table:table-cell office:value-type="float" office:value="11.0408128806609" table:style-name="ce24">
            <text:p>11.0</text:p>
          </table:table-cell>
          <table:table-cell office:value-type="float" office:value="15.9401453555007" table:style-name="ce24">
            <text:p>15.9</text:p>
          </table:table-cell>
          <table:table-cell office:value-type="float" office:value="9.2948243992606301" table:style-name="ce24">
            <text:p>9.3</text:p>
          </table:table-cell>
          <table:table-cell office:value-type="float" office:value="10.0773238" table:style-name="ce24">
            <text:p>10.1</text:p>
          </table:table-cell>
          <table:table-cell office:value-type="float" office:value="8.6111029680000009" table:style-name="ce24">
            <text:p>8.6</text:p>
          </table:table-cell>
          <table:table-cell office:value-type="float" office:value="10.503467880000001" table:style-name="ce24">
            <text:p>10.5</text:p>
          </table:table-cell>
          <table:table-cell office:value-type="float" office:value="10.746059838766648" table:style-name="ce24">
            <text:p>10.7</text:p>
          </table:table-cell>
          <table:table-cell office:value-type="float" office:value="14.175609351488202" table:style-name="ce24">
            <text:p>14.2</text:p>
          </table:table-cell>
          <table:table-cell office:value-type="float" office:value="16.922889075773849" table:style-name="ce24">
            <text:p>16.9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float" office:value="24.453672752207101" table:style-name="ce24">
            <text:p>24.5</text:p>
          </table:table-cell>
          <table:table-cell office:value-type="float" office:value="16.219001118909599" table:style-name="ce24">
            <text:p>16.2</text:p>
          </table:table-cell>
          <table:table-cell office:value-type="float" office:value="25.386252394126402" table:style-name="ce24">
            <text:p>25.4</text:p>
          </table:table-cell>
          <table:table-cell office:value-type="float" office:value="19.2586982768083" table:style-name="ce24">
            <text:p>19.3</text:p>
          </table:table-cell>
          <table:table-cell office:value-type="float" office:value="12.317681500000001" table:style-name="ce24">
            <text:p>12.3</text:p>
          </table:table-cell>
          <table:table-cell office:value-type="float" office:value="10.12124294" table:style-name="ce24">
            <text:p>10.1</text:p>
          </table:table-cell>
          <table:table-cell office:value-type="float" office:value="12.44119819" table:style-name="ce24">
            <text:p>12.4</text:p>
          </table:table-cell>
          <table:table-cell office:value-type="float" office:value="12.332098193577117" table:style-name="ce24">
            <text:p>12.3</text:p>
          </table:table-cell>
          <table:table-cell office:value-type="float" office:value="21.055427958974278" table:style-name="ce24">
            <text:p>21.1</text:p>
          </table:table-cell>
          <table:table-cell office:value-type="float" office:value="24.268068163786619" table:style-name="ce24">
            <text:p>24.3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float" office:value="15.008905927455" table:style-name="ce26">
            <text:p>15.0</text:p>
          </table:table-cell>
          <table:table-cell office:value-type="float" office:value="11.589696590688501" table:style-name="ce26">
            <text:p>11.6</text:p>
          </table:table-cell>
          <table:table-cell office:value-type="float" office:value="17.002537068728198" table:style-name="ce26">
            <text:p>17.0</text:p>
          </table:table-cell>
          <table:table-cell office:value-type="float" office:value="10.392709857656" table:style-name="ce26">
            <text:p>10.4</text:p>
          </table:table-cell>
          <table:table-cell office:value-type="float" office:value="10.307247670000001" table:style-name="ce26">
            <text:p>10.3</text:p>
          </table:table-cell>
          <table:table-cell office:value-type="float" office:value="8.7704099269999993" table:style-name="ce26">
            <text:p>8.8</text:p>
          </table:table-cell>
          <table:table-cell office:value-type="float" office:value="10.710738299999999" table:style-name="ce26">
            <text:p>10.7</text:p>
          </table:table-cell>
          <table:table-cell office:value-type="float" office:value="10.899150564508719" table:style-name="ce26">
            <text:p>10.9</text:p>
          </table:table-cell>
          <table:table-cell office:value-type="float" office:value="14.612250252964254" table:style-name="ce26">
            <text:p>14.6</text:p>
          </table:table-cell>
          <table:table-cell office:value-type="float" office:value="17.371082050887082" table:style-name="ce26">
            <text:p>17.4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float" office:value="101730" table:style-name="ce28">
            <text:p>101,730</text:p>
          </table:table-cell>
          <table:table-cell office:value-type="float" office:value="92746" table:style-name="ce28">
            <text:p>92,746</text:p>
          </table:table-cell>
          <table:table-cell office:value-type="float" office:value="83561" table:style-name="ce28">
            <text:p>83,561</text:p>
          </table:table-cell>
          <table:table-cell office:value-type="float" office:value="82687" table:style-name="ce28">
            <text:p>82,687</text:p>
          </table:table-cell>
          <table:table-cell office:value-type="float" office:value="83213" table:style-name="ce28">
            <text:p>83,213</text:p>
          </table:table-cell>
          <table:table-cell office:value-type="float" office:value="83889" table:style-name="ce28">
            <text:p>83,889</text:p>
          </table:table-cell>
          <table:table-cell office:value-type="float" office:value="88636" table:style-name="ce28">
            <text:p>88,636</text:p>
          </table:table-cell>
          <table:table-cell office:value-type="float" office:value="89470" table:style-name="ce28">
            <text:p>89,470</text:p>
          </table:table-cell>
          <table:table-cell office:value-type="float" office:value="102904" table:style-name="ce28">
            <text:p>102,904</text:p>
          </table:table-cell>
          <table:table-cell office:value-type="float" office:value="109065" table:style-name="ce28">
            <text:p>109,06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10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office:value-type="string" table:style-name="ce18">
            <text:p>Bournemouth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937826635429808" table:style-name="ce24">
            <text:p>10.9</text:p>
          </table:table-cell>
          <table:table-cell office:value-type="float" office:value="11.909208820793452" table:style-name="ce24">
            <text:p>11.9</text:p>
          </table:table-cell>
          <table:table-cell office:value-type="float" office:value="10.950149026081215" table:style-name="ce24">
            <text:p>11.0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5.115913555992158" table:style-name="ce24">
            <text:p>35.1</text:p>
          </table:table-cell>
          <table:table-cell office:value-type="float" office:value="13.378919860470385" table:style-name="ce24">
            <text:p>13.4</text:p>
          </table:table-cell>
          <table:table-cell office:value-type="float" office:value="13.546862648323303" table:style-name="ce24">
            <text:p>13.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4.685853509974118" table:style-name="ce34">
            <text:p>14.7</text:p>
          </table:table-cell>
          <table:table-cell office:value-type="float" office:value="12.307892250271031" table:style-name="ce34">
            <text:p>12.3</text:p>
          </table:table-cell>
          <table:table-cell office:value-type="float" office:value="11.670563611641221" table:style-name="ce34">
            <text:p>11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3" table:style-name="ce48"/>
          <table:table-cell table:number-columns-repeated="2" table:style-name="ce57"/>
          <table:table-cell table:number-columns-repeated="16360"/>
        </table:table-row>
        <table:table-row table:style-name="ro2">
          <table:table-cell table:number-columns-repeated="3" table:style-name="ce3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6567" table:style-name="ce28">
            <text:p>6,567</text:p>
          </table:table-cell>
          <table:table-cell office:value-type="float" office:value="4232" table:style-name="ce28">
            <text:p>4,232</text:p>
          </table:table-cell>
          <table:table-cell office:value-type="float" office:value="4192" table:style-name="ce28">
            <text:p>4,192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10" table:style-name="ce3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1">
          <table:table-cell table:number-columns-repeated="2" table:style-name="ce3"/>
          <table:table-cell office:value-type="string" table:style-name="ce18">
            <text:p>Bristol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561637431655111" table:style-name="ce24">
            <text:p>11.6</text:p>
          </table:table-cell>
          <table:table-cell office:value-type="float" office:value="14.650032024443165" table:style-name="ce24">
            <text:p>14.7</text:p>
          </table:table-cell>
          <table:table-cell office:value-type="float" office:value="17.984753058380605" table:style-name="ce24">
            <text:p>18.0</text:p>
          </table:table-cell>
          <table:table-cell table:style-name="ce48"/>
          <table:table-cell table:style-name="ce36"/>
          <table:table-cell table:style-name="ce48"/>
          <table:table-cell table:style-name="ce57"/>
          <table:table-cell table:number-columns-repeated="16366" table:style-name="ce36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330598103574033" table:style-name="ce24">
            <text:p>11.3</text:p>
          </table:table-cell>
          <table:table-cell office:value-type="float" office:value="14.579377346092734" table:style-name="ce24">
            <text:p>14.6</text:p>
          </table:table-cell>
          <table:table-cell office:value-type="float" office:value="15.75556047721874" table:style-name="ce24">
            <text:p>15.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538467165298169" table:style-name="ce34">
            <text:p>11.5</text:p>
          </table:table-cell>
          <table:table-cell office:value-type="float" office:value="14.644763488982917" table:style-name="ce34">
            <text:p>14.6</text:p>
          </table:table-cell>
          <table:table-cell office:value-type="float" office:value="17.821748718657233" table:style-name="ce34">
            <text:p>17.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54683" table:style-name="ce28">
            <text:p>54,683</text:p>
          </table:table-cell>
          <table:table-cell office:value-type="float" office:value="60737" table:style-name="ce28">
            <text:p>60,737</text:p>
          </table:table-cell>
          <table:table-cell office:value-type="float" office:value="63332" table:style-name="ce28">
            <text:p>63,332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6" table:style-name="ce30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office:value-type="string" table:style-name="ce18">
            <text:p>Cardiff Wales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4.252005347593592" table:style-name="ce24">
            <text:p>14.3</text:p>
          </table:table-cell>
          <table:table-cell office:value-type="float" office:value="14.155289965541433" table:style-name="ce24">
            <text:p>14.2</text:p>
          </table:table-cell>
          <table:table-cell office:value-type="float" office:value="14.68278286043744" table:style-name="ce24">
            <text:p>14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2.519303797468355" table:style-name="ce24">
            <text:p>12.5</text:p>
          </table:table-cell>
          <table:table-cell office:value-type="float" office:value="13.939755155223263" table:style-name="ce24">
            <text:p>13.9</text:p>
          </table:table-cell>
          <table:table-cell office:value-type="float" office:value="17.079599927922278" table:style-name="ce24">
            <text:p>17.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3.850352112676065" table:style-name="ce34">
            <text:p>13.9</text:p>
          </table:table-cell>
          <table:table-cell office:value-type="float" office:value="14.112324192551414" table:style-name="ce34">
            <text:p>14.1</text:p>
          </table:table-cell>
          <table:table-cell office:value-type="float" office:value="15.142606299525044" table:style-name="ce34">
            <text:p>15.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3632" table:style-name="ce28">
            <text:p>13,632</text:p>
          </table:table-cell>
          <table:table-cell office:value-type="float" office:value="15571" table:style-name="ce28">
            <text:p>15,571</text:p>
          </table:table-cell>
          <table:table-cell office:value-type="float" office:value="16633" table:style-name="ce28">
            <text:p>16,633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6" table:style-name="ce30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office:value-type="string" table:style-name="ce18">
            <text:p>Doncaster Sheffield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2.604350567465334" table:style-name="ce24">
            <text:p>12.6</text:p>
          </table:table-cell>
          <table:table-cell office:value-type="float" office:value="14.360345071027719" table:style-name="ce24">
            <text:p>14.4</text:p>
          </table:table-cell>
          <table:table-cell office:value-type="float" office:value="14.139477445622619" table:style-name="ce24">
            <text:p>14.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131147540983601" table:style-name="ce24">
            <text:p>10.1</text:p>
          </table:table-cell>
          <table:table-cell office:value-type="float" office:value="12.027141644714163" table:style-name="ce24">
            <text:p>12.0</text:p>
          </table:table-cell>
          <table:table-cell office:value-type="float" office:value="8.7042380515508935" table:style-name="ce24">
            <text:p>8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57616503960214" table:style-name="ce34">
            <text:p>11.6</text:p>
          </table:table-cell>
          <table:table-cell office:value-type="float" office:value="13.776858627158024" table:style-name="ce34">
            <text:p>13.8</text:p>
          </table:table-cell>
          <table:table-cell office:value-type="float" office:value="12.849559045101087" table:style-name="ce34">
            <text:p>12.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5429" table:style-name="ce28">
            <text:p>5,429</text:p>
          </table:table-cell>
          <table:table-cell office:value-type="float" office:value="9429" table:style-name="ce28">
            <text:p>9,429</text:p>
          </table:table-cell>
          <table:table-cell office:value-type="float" office:value="9645" table:style-name="ce28">
            <text:p>9,64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6" table:style-name="ce3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office:value-type="string" table:style-name="ce18">
            <text:p>Durham Tees Valley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473559589581685" table:style-name="ce24">
            <text:p>10.5</text:p>
          </table:table-cell>
          <table:table-cell office:value-type="float" office:value="12.031022917592509" table:style-name="ce24">
            <text:p>12.0</text:p>
          </table:table-cell>
          <table:table-cell office:value-type="float" office:value="16.546692670600308" table:style-name="ce24">
            <text:p>16.5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-</text:p>
          </table:table-cell>
          <table:table-cell office:value-type="float" office:value="21.822222222222223" table:style-name="ce24">
            <text:p>21.8</text:p>
          </table:table-cell>
          <table:table-cell office:value-type="float" office:value="26.822222222222223" table:style-name="ce24">
            <text:p>26.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668491008600466" table:style-name="ce34">
            <text:p>10.7</text:p>
          </table:table-cell>
          <table:table-cell office:value-type="float" office:value="12.152635936833011" table:style-name="ce34">
            <text:p>12.2</text:p>
          </table:table-cell>
          <table:table-cell office:value-type="float" office:value="16.663963487192493" table:style-name="ce34">
            <text:p>16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837" table:style-name="ce28">
            <text:p>3,837</text:p>
          </table:table-cell>
          <table:table-cell office:value-type="float" office:value="3623" table:style-name="ce28">
            <text:p>3,623</text:p>
          </table:table-cell>
          <table:table-cell office:value-type="float" office:value="3943" table:style-name="ce28">
            <text:p>3,943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number-columns-repeated="2" table:style-name="ce18"/>
          <table:table-cell table:number-columns-repeated="6" table:style-name="ce30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22"/>
          <table:table-cell office:value-type="string" table:style-name="ce18">
            <text:p>East Midlands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347955864104366" table:style-name="ce24">
            <text:p>10.3</text:p>
          </table:table-cell>
          <table:table-cell office:value-type="float" office:value="12.632820902080693" table:style-name="ce24">
            <text:p>12.6</text:p>
          </table:table-cell>
          <table:table-cell office:value-type="float" office:value="12.575480519310496" table:style-name="ce24">
            <text:p>12.6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2.257209302325579" table:style-name="ce24">
            <text:p>12.3</text:p>
          </table:table-cell>
          <table:table-cell office:value-type="float" office:value="15.87005137533666" table:style-name="ce24">
            <text:p>15.9</text:p>
          </table:table-cell>
          <table:table-cell office:value-type="float" office:value="13.708987141029741" table:style-name="ce24">
            <text:p>13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588592197438226" table:style-name="ce34">
            <text:p>10.6</text:p>
          </table:table-cell>
          <table:table-cell office:value-type="float" office:value="12.939552730274261" table:style-name="ce34">
            <text:p>12.9</text:p>
          </table:table-cell>
          <table:table-cell office:value-type="float" office:value="12.676152957566464" table:style-name="ce34">
            <text:p>12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4117" table:style-name="ce28">
            <text:p>34,117</text:p>
          </table:table-cell>
          <table:table-cell office:value-type="float" office:value="34923" table:style-name="ce28">
            <text:p>34,923</text:p>
          </table:table-cell>
          <table:table-cell office:value-type="float" office:value="35208" table:style-name="ce28">
            <text:p>35,20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3"/>
          <table:table-cell table:style-name="ce58"/>
          <table:table-cell table:number-columns-repeated="6" table:style-name="ce30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office:value-type="string" table:style-name="ce18">
            <text:p>Edinburgh</text:p>
          </table:table-cell>
          <table:table-cell office:value-type="string" table:style-name="ce23">
            <text:p>Scheduled</text:p>
          </table:table-cell>
          <table:table-cell office:value-type="float" office:value="14.081004285890801" table:style-name="ce24">
            <text:p>14.1</text:p>
          </table:table-cell>
          <table:table-cell office:value-type="float" office:value="10.766419309955401" table:style-name="ce24">
            <text:p>10.8</text:p>
          </table:table-cell>
          <table:table-cell office:value-type="float" office:value="14.405705721779199" table:style-name="ce24">
            <text:p>14.4</text:p>
          </table:table-cell>
          <table:table-cell office:value-type="float" office:value="9.6338290530430299" table:style-name="ce24">
            <text:p>9.6</text:p>
          </table:table-cell>
          <table:table-cell office:value-type="float" office:value="9.2946850350000005" table:style-name="ce24">
            <text:p>9.3</text:p>
          </table:table-cell>
          <table:table-cell office:value-type="float" office:value="9.1638479220000004" table:style-name="ce24">
            <text:p>9.2</text:p>
          </table:table-cell>
          <table:table-cell office:value-type="float" office:value="10.39642967" table:style-name="ce24">
            <text:p>10.4</text:p>
          </table:table-cell>
          <table:table-cell office:value-type="float" office:value="11.871851814685316" table:style-name="ce24">
            <text:p>11.9</text:p>
          </table:table-cell>
          <table:table-cell office:value-type="float" office:value="14.734574155492721" table:style-name="ce24">
            <text:p>14.7</text:p>
          </table:table-cell>
          <table:table-cell office:value-type="float" office:value="14.615607979719053" table:style-name="ce24">
            <text:p>14.6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float" office:value="25.3739539748954" table:style-name="ce24">
            <text:p>25.4</text:p>
          </table:table-cell>
          <table:table-cell office:value-type="float" office:value="20.953507340946199" table:style-name="ce24">
            <text:p>21.0</text:p>
          </table:table-cell>
          <table:table-cell office:value-type="float" office:value="34.165745856353603" table:style-name="ce24">
            <text:p>34.2</text:p>
          </table:table-cell>
          <table:table-cell office:value-type="float" office:value="28.7661188369153" table:style-name="ce24">
            <text:p>28.8</text:p>
          </table:table-cell>
          <table:table-cell office:value-type="float" office:value="22.188434050000001" table:style-name="ce24">
            <text:p>22.2</text:p>
          </table:table-cell>
          <table:table-cell office:value-type="float" office:value="22.752589879999999" table:style-name="ce24">
            <text:p>22.8</text:p>
          </table:table-cell>
          <table:table-cell office:value-type="float" office:value="18.088777220000001" table:style-name="ce24">
            <text:p>18.1</text:p>
          </table:table-cell>
          <table:table-cell office:value-type="float" office:value="15.587184227324091" table:style-name="ce24">
            <text:p>15.6</text:p>
          </table:table-cell>
          <table:table-cell office:value-type="float" office:value="19.939787485014161" table:style-name="ce24">
            <text:p>19.9</text:p>
          </table:table-cell>
          <table:table-cell office:value-type="float" office:value="17.286973354310888" table:style-name="ce24">
            <text:p>17.3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float" office:value="14.282534230593299" table:style-name="ce26">
            <text:p>14.3</text:p>
          </table:table-cell>
          <table:table-cell office:value-type="float" office:value="10.890805513504899" table:style-name="ce26">
            <text:p>10.9</text:p>
          </table:table-cell>
          <table:table-cell office:value-type="float" office:value="14.7073253006968" table:style-name="ce26">
            <text:p>14.7</text:p>
          </table:table-cell>
          <table:table-cell office:value-type="float" office:value="9.9370385582480996" table:style-name="ce26">
            <text:p>9.9</text:p>
          </table:table-cell>
          <table:table-cell office:value-type="float" office:value="9.4979056790000005" table:style-name="ce26">
            <text:p>9.5</text:p>
          </table:table-cell>
          <table:table-cell office:value-type="float" office:value="9.3898449379999995" table:style-name="ce26">
            <text:p>9.4</text:p>
          </table:table-cell>
          <table:table-cell office:value-type="float" office:value="10.539504839999999" table:style-name="ce26">
            <text:p>10.5</text:p>
          </table:table-cell>
          <table:table-cell office:value-type="float" office:value="11.930947293876528" table:style-name="ce26">
            <text:p>11.9</text:p>
          </table:table-cell>
          <table:table-cell office:value-type="float" office:value="14.814532364566238" table:style-name="ce26">
            <text:p>14.8</text:p>
          </table:table-cell>
          <table:table-cell office:value-type="float" office:value="14.651959467504772" table:style-name="ce26">
            <text:p>14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float" office:value="107141" table:style-name="ce28">
            <text:p>107,141</text:p>
          </table:table-cell>
          <table:table-cell office:value-type="float" office:value="100408" table:style-name="ce28">
            <text:p>100,408</text:p>
          </table:table-cell>
          <table:table-cell office:value-type="float" office:value="94863" table:style-name="ce28">
            <text:p>94,863</text:p>
          </table:table-cell>
          <table:table-cell office:value-type="float" office:value="99823" table:style-name="ce28">
            <text:p>99,823</text:p>
          </table:table-cell>
          <table:table-cell office:value-type="float" office:value="97645" table:style-name="ce28">
            <text:p>97,645</text:p>
          </table:table-cell>
          <table:table-cell office:value-type="float" office:value="97999" table:style-name="ce28">
            <text:p>97,999</text:p>
          </table:table-cell>
          <table:table-cell office:value-type="float" office:value="96292" table:style-name="ce28">
            <text:p>96,292</text:p>
          </table:table-cell>
          <table:table-cell office:value-type="float" office:value="102038" table:style-name="ce28">
            <text:p>102,038</text:p>
          </table:table-cell>
          <table:table-cell office:value-type="float" office:value="110278" table:style-name="ce28">
            <text:p>110,278</text:p>
          </table:table-cell>
          <table:table-cell office:value-type="float" office:value="116771" table:style-name="ce28">
            <text:p>116,771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10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office:value-type="string" table:style-name="ce18">
            <text:p>Exeter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038719285182424" table:style-name="ce24">
            <text:p>11.0</text:p>
          </table:table-cell>
          <table:table-cell office:value-type="float" office:value="13.07454920623217" table:style-name="ce24">
            <text:p>13.1</text:p>
          </table:table-cell>
          <table:table-cell office:value-type="float" office:value="14.045083474274071" table:style-name="ce24">
            <text:p>14.0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2.752539912917266" table:style-name="ce24">
            <text:p>12.8</text:p>
          </table:table-cell>
          <table:table-cell office:value-type="float" office:value="11.892749244610274" table:style-name="ce24">
            <text:p>11.9</text:p>
          </table:table-cell>
          <table:table-cell office:value-type="float" office:value="11.731012207278479" table:style-name="ce24">
            <text:p>11.7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257816123944705" table:style-name="ce34">
            <text:p>11.3</text:p>
          </table:table-cell>
          <table:table-cell office:value-type="float" office:value="12.9490818700773" table:style-name="ce34">
            <text:p>12.9</text:p>
          </table:table-cell>
          <table:table-cell office:value-type="float" office:value="13.820809123600675" table:style-name="ce34">
            <text:p>13.8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25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779" table:style-name="ce28">
            <text:p>10,779</text:p>
          </table:table-cell>
          <table:table-cell office:value-type="float" office:value="12471" table:style-name="ce28">
            <text:p>12,471</text:p>
          </table:table-cell>
          <table:table-cell office:value-type="float" office:value="13042" table:style-name="ce28">
            <text:p>13,042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6" table:style-name="ce30"/>
          <table:table-cell table:number-columns-repeated="4" table:style-name="ce28"/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office:value-type="string" table:style-name="ce18">
            <text:p>Glasgow</text:p>
          </table:table-cell>
          <table:table-cell office:value-type="string" table:style-name="ce23">
            <text:p>Scheduled</text:p>
          </table:table-cell>
          <table:table-cell office:value-type="float" office:value="14.537578166470301" table:style-name="ce24">
            <text:p>14.5</text:p>
          </table:table-cell>
          <table:table-cell office:value-type="float" office:value="11.0270115806888" table:style-name="ce24">
            <text:p>11.0</text:p>
          </table:table-cell>
          <table:table-cell office:value-type="float" office:value="13.709377977853" table:style-name="ce24">
            <text:p>13.7</text:p>
          </table:table-cell>
          <table:table-cell office:value-type="float" office:value="9.5477357161158096" table:style-name="ce24">
            <text:p>9.5</text:p>
          </table:table-cell>
          <table:table-cell office:value-type="float" office:value="9.8756540469999994" table:style-name="ce24">
            <text:p>9.9</text:p>
          </table:table-cell>
          <table:table-cell office:value-type="float" office:value="10.38352959" table:style-name="ce24">
            <text:p>10.4</text:p>
          </table:table-cell>
          <table:table-cell office:value-type="float" office:value="10.44842405" table:style-name="ce24">
            <text:p>10.4</text:p>
          </table:table-cell>
          <table:table-cell office:value-type="float" office:value="14.1462293849539" table:style-name="ce24">
            <text:p>14.1</text:p>
          </table:table-cell>
          <table:table-cell office:value-type="float" office:value="13.975156365505814" table:style-name="ce24">
            <text:p>14.0</text:p>
          </table:table-cell>
          <table:table-cell office:value-type="float" office:value="14.175760649135167" table:style-name="ce24">
            <text:p>14.2</text:p>
          </table:table-cell>
          <table:table-cell table:style-name="ce48"/>
          <table:table-cell table:style-name="ce4"/>
          <table:table-cell table:style-name="ce48"/>
          <table:table-cell table:style-name="ce57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float" office:value="32.532187772382002" table:style-name="ce24">
            <text:p>32.5</text:p>
          </table:table-cell>
          <table:table-cell office:value-type="float" office:value="20.3697578263438" table:style-name="ce24">
            <text:p>20.4</text:p>
          </table:table-cell>
          <table:table-cell office:value-type="float" office:value="35.5884175084175" table:style-name="ce24">
            <text:p>35.6</text:p>
          </table:table-cell>
          <table:table-cell office:value-type="float" office:value="23.598243377248899" table:style-name="ce24">
            <text:p>23.6</text:p>
          </table:table-cell>
          <table:table-cell office:value-type="float" office:value="19.650893799999999" table:style-name="ce24">
            <text:p>19.7</text:p>
          </table:table-cell>
          <table:table-cell office:value-type="float" office:value="17.122247779999999" table:style-name="ce24">
            <text:p>17.1</text:p>
          </table:table-cell>
          <table:table-cell office:value-type="float" office:value="14.40939597" table:style-name="ce24">
            <text:p>14.4</text:p>
          </table:table-cell>
          <table:table-cell office:value-type="float" office:value="17.092462311006035" table:style-name="ce24">
            <text:p>17.1</text:p>
          </table:table-cell>
          <table:table-cell office:value-type="float" office:value="18.60142425549482" table:style-name="ce24">
            <text:p>18.6</text:p>
          </table:table-cell>
          <table:table-cell office:value-type="float" office:value="19.593113456293317" table:style-name="ce24">
            <text:p>19.6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float" office:value="16.232367772956501" table:style-name="ce26">
            <text:p>16.2</text:p>
          </table:table-cell>
          <table:table-cell office:value-type="float" office:value="11.890611776910299" table:style-name="ce26">
            <text:p>11.9</text:p>
          </table:table-cell>
          <table:table-cell office:value-type="float" office:value="16.088196101975399" table:style-name="ce26">
            <text:p>16.1</text:p>
          </table:table-cell>
          <table:table-cell office:value-type="float" office:value="10.9746788093286" table:style-name="ce26">
            <text:p>11.0</text:p>
          </table:table-cell>
          <table:table-cell office:value-type="float" office:value="10.784036179999999" table:style-name="ce26">
            <text:p>10.8</text:p>
          </table:table-cell>
          <table:table-cell office:value-type="float" office:value="10.95392275" table:style-name="ce26">
            <text:p>11.0</text:p>
          </table:table-cell>
          <table:table-cell office:value-type="float" office:value="10.72986266" table:style-name="ce26">
            <text:p>10.7</text:p>
          </table:table-cell>
          <table:table-cell office:value-type="float" office:value="14.330327312647512" table:style-name="ce26">
            <text:p>14.3</text:p>
          </table:table-cell>
          <table:table-cell office:value-type="float" office:value="14.228158376507277" table:style-name="ce26">
            <text:p>14.2</text:p>
          </table:table-cell>
          <table:table-cell office:value-type="float" office:value="14.450354614940059" table:style-name="ce26">
            <text:p>14.5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float" office:value="85270" table:style-name="ce28">
            <text:p>85,270</text:p>
          </table:table-cell>
          <table:table-cell office:value-type="float" office:value="73262" table:style-name="ce28">
            <text:p>73,262</text:p>
          </table:table-cell>
          <table:table-cell office:value-type="float" office:value="68291" table:style-name="ce28">
            <text:p>68,291</text:p>
          </table:table-cell>
          <table:table-cell office:value-type="float" office:value="69507" table:style-name="ce28">
            <text:p>69,507</text:p>
          </table:table-cell>
          <table:table-cell office:value-type="float" office:value="71637" table:style-name="ce28">
            <text:p>71,637</text:p>
          </table:table-cell>
          <table:table-cell office:value-type="float" office:value="71901" table:style-name="ce28">
            <text:p>71,901</text:p>
          </table:table-cell>
          <table:table-cell office:value-type="float" office:value="73396" table:style-name="ce28">
            <text:p>73,396</text:p>
          </table:table-cell>
          <table:table-cell office:value-type="float" office:value="79618" table:style-name="ce28">
            <text:p>79,618</text:p>
          </table:table-cell>
          <table:table-cell office:value-type="float" office:value="84735" table:style-name="ce28">
            <text:p>84,735</text:p>
          </table:table-cell>
          <table:table-cell office:value-type="float" office:value="88246" table:style-name="ce28">
            <text:p>88,246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10" table:style-name="ce28"/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office:value-type="string" table:style-name="ce18">
            <text:p>Leeds Bradford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310462271013822" table:style-name="ce24">
            <text:p>10.3</text:p>
          </table:table-cell>
          <table:table-cell office:value-type="float" office:value="11.18200576465698" table:style-name="ce24">
            <text:p>11.2</text:p>
          </table:table-cell>
          <table:table-cell office:value-type="float" office:value="13.570525670458672" table:style-name="ce24">
            <text:p>13.6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2.976775956284158" table:style-name="ce24">
            <text:p>13.0</text:p>
          </table:table-cell>
          <table:table-cell office:value-type="float" office:value="16.017015705493456" table:style-name="ce24">
            <text:p>16.0</text:p>
          </table:table-cell>
          <table:table-cell office:value-type="float" office:value="19.139161847290641" table:style-name="ce24">
            <text:p>19.1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0.373474527022664" table:style-name="ce34">
            <text:p>10.4</text:p>
          </table:table-cell>
          <table:table-cell office:value-type="float" office:value="11.300038343734149" table:style-name="ce34">
            <text:p>11.3</text:p>
          </table:table-cell>
          <table:table-cell office:value-type="float" office:value="13.704051909992915" table:style-name="ce34">
            <text:p>13.7</text:p>
          </table:table-cell>
          <table:table-cell table:style-name="ce48"/>
          <table:table-cell table:number-columns-repeated="3" table:style-name="ce4"/>
          <table:table-cell table:style-name="ce25"/>
          <table:table-cell table:number-columns-repeated="16365"/>
        </table:table-row>
        <table:table-row table:style-name="ro2">
          <table:table-cell table:number-columns-repeated="3" table:style-name="ce3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0974" table:style-name="ce28">
            <text:p>30,974</text:p>
          </table:table-cell>
          <table:table-cell office:value-type="float" office:value="31296" table:style-name="ce28">
            <text:p>31,296</text:p>
          </table:table-cell>
          <table:table-cell office:value-type="float" office:value="33864" table:style-name="ce28">
            <text:p>33,864</text:p>
          </table:table-cell>
          <table:table-cell table:style-name="ce48"/>
          <table:table-cell table:number-columns-repeated="3" table:style-name="ce4"/>
          <table:table-cell table:number-columns-repeated="16366" table:style-name="ce48"/>
        </table:table-row>
        <table:table-row table:style-name="ro2">
          <table:table-cell table:number-columns-repeated="4" table:style-name="ce3"/>
          <table:table-cell table:number-columns-repeated="6" table:style-name="ce30"/>
          <table:table-cell table:number-columns-repeated="4" table:style-name="ce28"/>
          <table:table-cell table:style-name="ce48"/>
          <table:table-cell table:number-columns-repeated="3" table:style-name="ce4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office:value-type="string" table:style-name="ce18">
            <text:p>Liverpool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914456721915284" table:style-name="ce24">
            <text:p>11.9</text:p>
          </table:table-cell>
          <table:table-cell office:value-type="float" office:value="13.999761064550613" table:style-name="ce24">
            <text:p>14.0</text:p>
          </table:table-cell>
          <table:table-cell office:value-type="float" office:value="13.873144386826317" table:style-name="ce24">
            <text:p>13.9</text:p>
          </table:table-cell>
          <table:table-cell table:style-name="ce48"/>
          <table:table-cell table:number-columns-repeated="3" table:style-name="ce4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48.178571428571416" table:style-name="ce24">
            <text:p>48.2</text:p>
          </table:table-cell>
          <table:table-cell office:value-type="float" office:value="28.659003832375479" table:style-name="ce24">
            <text:p>28.7</text:p>
          </table:table-cell>
          <table:table-cell office:value-type="float" office:value="28.352113211267604" table:style-name="ce24">
            <text:p>28.4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2.069621026894863" table:style-name="ce34">
            <text:p>12.1</text:p>
          </table:table-cell>
          <table:table-cell office:value-type="float" office:value="14.10063805153654" table:style-name="ce34">
            <text:p>14.1</text:p>
          </table:table-cell>
          <table:table-cell office:value-type="float" office:value="14.019242787504979" table:style-name="ce34">
            <text:p>14.0</text:p>
          </table:table-cell>
          <table:table-cell table:style-name="ce48"/>
          <table:table-cell table:number-columns-repeated="3" table:style-name="ce4"/>
          <table:table-cell table:style-name="ce25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32720" table:style-name="ce28">
            <text:p>32,720</text:p>
          </table:table-cell>
          <table:table-cell office:value-type="float" office:value="37928" table:style-name="ce28">
            <text:p>37,928</text:p>
          </table:table-cell>
          <table:table-cell office:value-type="float" office:value="35182" table:style-name="ce28">
            <text:p>35,182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6" table:style-name="ce30"/>
          <table:table-cell table:number-columns-repeated="4" table:style-name="ce28"/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office:value-type="string" table:style-name="ce18">
            <text:p>Manchester</text:p>
          </table:table-cell>
          <table:table-cell office:value-type="string" table:style-name="ce23">
            <text:p>Scheduled</text:p>
          </table:table-cell>
          <table:table-cell office:value-type="float" office:value="15.448797085106801" table:style-name="ce24">
            <text:p>15.4</text:p>
          </table:table-cell>
          <table:table-cell office:value-type="float" office:value="12.382346894488" table:style-name="ce24">
            <text:p>12.4</text:p>
          </table:table-cell>
          <table:table-cell office:value-type="float" office:value="17.9333876637114" table:style-name="ce24">
            <text:p>17.9</text:p>
          </table:table-cell>
          <table:table-cell office:value-type="float" office:value="13.1017329812741" table:style-name="ce24">
            <text:p>13.1</text:p>
          </table:table-cell>
          <table:table-cell office:value-type="float" office:value="13.100628889999999" table:style-name="ce24">
            <text:p>13.1</text:p>
          </table:table-cell>
          <table:table-cell office:value-type="float" office:value="12.206320399999999" table:style-name="ce24">
            <text:p>12.2</text:p>
          </table:table-cell>
          <table:table-cell office:value-type="float" office:value="11.617658970000001" table:style-name="ce24">
            <text:p>11.6</text:p>
          </table:table-cell>
          <table:table-cell office:value-type="float" office:value="13.290184539436812" table:style-name="ce24">
            <text:p>13.3</text:p>
          </table:table-cell>
          <table:table-cell office:value-type="float" office:value="14.418710721079151" table:style-name="ce24">
            <text:p>14.4</text:p>
          </table:table-cell>
          <table:table-cell office:value-type="float" office:value="16.677677214807922" table:style-name="ce24">
            <text:p>16.7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float" office:value="32.848065328103999" table:style-name="ce24">
            <text:p>32.8</text:p>
          </table:table-cell>
          <table:table-cell office:value-type="float" office:value="22.773644833427401" table:style-name="ce24">
            <text:p>22.8</text:p>
          </table:table-cell>
          <table:table-cell office:value-type="float" office:value="36.249736522091602" table:style-name="ce24">
            <text:p>36.2</text:p>
          </table:table-cell>
          <table:table-cell office:value-type="float" office:value="22.1628186421766" table:style-name="ce24">
            <text:p>22.2</text:p>
          </table:table-cell>
          <table:table-cell office:value-type="float" office:value="23.543869569999998" table:style-name="ce24">
            <text:p>23.5</text:p>
          </table:table-cell>
          <table:table-cell office:value-type="float" office:value="18.685539179999999" table:style-name="ce24">
            <text:p>18.7</text:p>
          </table:table-cell>
          <table:table-cell office:value-type="float" office:value="19.26310616" table:style-name="ce24">
            <text:p>19.3</text:p>
          </table:table-cell>
          <table:table-cell office:value-type="float" office:value="20.570478633634984" table:style-name="ce24">
            <text:p>20.6</text:p>
          </table:table-cell>
          <table:table-cell office:value-type="float" office:value="21.79723061111056" table:style-name="ce24">
            <text:p>21.8</text:p>
          </table:table-cell>
          <table:table-cell office:value-type="float" office:value="23.820030387755104" table:style-name="ce24">
            <text:p>23.8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float" office:value="18.617831916198" table:style-name="ce26">
            <text:p>18.6</text:p>
          </table:table-cell>
          <table:table-cell office:value-type="float" office:value="14.226483869553499" table:style-name="ce26">
            <text:p>14.2</text:p>
          </table:table-cell>
          <table:table-cell office:value-type="float" office:value="21.0251934669413" table:style-name="ce26">
            <text:p>21.0</text:p>
          </table:table-cell>
          <table:table-cell office:value-type="float" office:value="14.463074959058099" table:style-name="ce26">
            <text:p>14.5</text:p>
          </table:table-cell>
          <table:table-cell office:value-type="float" office:value="14.49655155" table:style-name="ce26">
            <text:p>14.5</text:p>
          </table:table-cell>
          <table:table-cell office:value-type="float" office:value="13.041935629999999" table:style-name="ce26">
            <text:p>13.0</text:p>
          </table:table-cell>
          <table:table-cell office:value-type="float" office:value="12.48429569" table:style-name="ce26">
            <text:p>12.5</text:p>
          </table:table-cell>
          <table:table-cell office:value-type="float" office:value="14.10137464219604" table:style-name="ce26">
            <text:p>14.1</text:p>
          </table:table-cell>
          <table:table-cell office:value-type="float" office:value="14.967933114428694" table:style-name="ce26">
            <text:p>15.0</text:p>
          </table:table-cell>
          <table:table-cell office:value-type="float" office:value="17.165984567727076" table:style-name="ce26">
            <text:p>17.2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float" office:value="187585" table:style-name="ce28">
            <text:p>187,585</text:p>
          </table:table-cell>
          <table:table-cell office:value-type="float" office:value="159667" table:style-name="ce28">
            <text:p>159,667</text:p>
          </table:table-cell>
          <table:table-cell office:value-type="float" office:value="146149" table:style-name="ce28">
            <text:p>146,149</text:p>
          </table:table-cell>
          <table:table-cell office:value-type="float" office:value="155098" table:style-name="ce28">
            <text:p>155,098</text:p>
          </table:table-cell>
          <table:table-cell office:value-type="float" office:value="158767" table:style-name="ce28">
            <text:p>158,767</text:p>
          </table:table-cell>
          <table:table-cell office:value-type="float" office:value="159411" table:style-name="ce28">
            <text:p>159,411</text:p>
          </table:table-cell>
          <table:table-cell office:value-type="float" office:value="161549" table:style-name="ce28">
            <text:p>161,549</text:p>
          </table:table-cell>
          <table:table-cell office:value-type="float" office:value="163315" table:style-name="ce28">
            <text:p>163,315</text:p>
          </table:table-cell>
          <table:table-cell office:value-type="float" office:value="182400" table:style-name="ce28">
            <text:p>182,400</text:p>
          </table:table-cell>
          <table:table-cell office:value-type="float" office:value="193512" table:style-name="ce28">
            <text:p>193,512</text:p>
          </table:table-cell>
          <table:table-cell table:style-name="ce48"/>
          <table:table-cell table:number-columns-repeated="3" table:style-name="ce4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10" table:style-name="ce28"/>
          <table:table-cell table:style-name="ce48"/>
          <table:table-cell table:number-columns-repeated="3" table:style-name="ce4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office:value-type="string" table:style-name="ce18">
            <text:p>Newcastle</text:p>
          </table:table-cell>
          <table:table-cell office:value-type="string" table:style-name="ce23">
            <text:p>Scheduled</text:p>
          </table:table-cell>
          <table:table-cell office:value-type="float" office:value="13.393070542143599" table:style-name="ce24">
            <text:p>13.4</text:p>
          </table:table-cell>
          <table:table-cell office:value-type="float" office:value="10.345169838593099" table:style-name="ce24">
            <text:p>10.3</text:p>
          </table:table-cell>
          <table:table-cell office:value-type="float" office:value="16.252839180693599" table:style-name="ce24">
            <text:p>16.3</text:p>
          </table:table-cell>
          <table:table-cell office:value-type="float" office:value="9.3116942909760603" table:style-name="ce24">
            <text:p>9.3</text:p>
          </table:table-cell>
          <table:table-cell office:value-type="float" office:value="10.006310279999999" table:style-name="ce24">
            <text:p>10.0</text:p>
          </table:table-cell>
          <table:table-cell office:value-type="float" office:value="10.353313890000001" table:style-name="ce24">
            <text:p>10.4</text:p>
          </table:table-cell>
          <table:table-cell office:value-type="float" office:value="9.3429094849999998" table:style-name="ce24">
            <text:p>9.3</text:p>
          </table:table-cell>
          <table:table-cell office:value-type="float" office:value="10.338920930815553" table:style-name="ce24">
            <text:p>10.3</text:p>
          </table:table-cell>
          <table:table-cell office:value-type="float" office:value="11.742368500142343" table:style-name="ce24">
            <text:p>11.7</text:p>
          </table:table-cell>
          <table:table-cell office:value-type="float" office:value="11.722841453520738" table:style-name="ce24">
            <text:p>11.7</text:p>
          </table:table-cell>
          <table:table-cell table:style-name="ce48"/>
          <table:table-cell table:number-columns-repeated="3" table:style-name="ce4"/>
          <table:table-cell table:number-columns-repeated="16366" table:style-name="ce48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23">
            <text:p>Charter</text:p>
          </table:table-cell>
          <table:table-cell office:value-type="float" office:value="21.099673897632201" table:style-name="ce24">
            <text:p>21.1</text:p>
          </table:table-cell>
          <table:table-cell office:value-type="float" office:value="12.9063198212576" table:style-name="ce24">
            <text:p>12.9</text:p>
          </table:table-cell>
          <table:table-cell office:value-type="float" office:value="23.5718295035959" table:style-name="ce24">
            <text:p>23.6</text:p>
          </table:table-cell>
          <table:table-cell office:value-type="float" office:value="16.835261070720399" table:style-name="ce24">
            <text:p>16.8</text:p>
          </table:table-cell>
          <table:table-cell office:value-type="float" office:value="15.395271449999999" table:style-name="ce24">
            <text:p>15.4</text:p>
          </table:table-cell>
          <table:table-cell office:value-type="float" office:value="12.8556683" table:style-name="ce24">
            <text:p>12.9</text:p>
          </table:table-cell>
          <table:table-cell office:value-type="float" office:value="9.6488742240000001" table:style-name="ce24">
            <text:p>9.6</text:p>
          </table:table-cell>
          <table:table-cell office:value-type="float" office:value="11.595457216017033" table:style-name="ce24">
            <text:p>11.6</text:p>
          </table:table-cell>
          <table:table-cell office:value-type="float" office:value="15.260400617124805" table:style-name="ce24">
            <text:p>15.3</text:p>
          </table:table-cell>
          <table:table-cell office:value-type="float" office:value="14.592592654320988" table:style-name="ce24">
            <text:p>14.6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18"/>
          <table:table-cell office:value-type="string" table:style-name="ce18">
            <text:p>Total</text:p>
          </table:table-cell>
          <table:table-cell office:value-type="float" office:value="14.423647188199199" table:style-name="ce26">
            <text:p>14.4</text:p>
          </table:table-cell>
          <table:table-cell office:value-type="float" office:value="10.6810741795044" table:style-name="ce26">
            <text:p>10.7</text:p>
          </table:table-cell>
          <table:table-cell office:value-type="float" office:value="17.1770138873508" table:style-name="ce26">
            <text:p>17.2</text:p>
          </table:table-cell>
          <table:table-cell office:value-type="float" office:value="10.3711839166046" table:style-name="ce26">
            <text:p>10.4</text:p>
          </table:table-cell>
          <table:table-cell office:value-type="float" office:value="10.738952380000001" table:style-name="ce26">
            <text:p>10.7</text:p>
          </table:table-cell>
          <table:table-cell office:value-type="float" office:value="10.698941619999999" table:style-name="ce26">
            <text:p>10.7</text:p>
          </table:table-cell>
          <table:table-cell office:value-type="float" office:value="9.3811894410000001" table:style-name="ce26">
            <text:p>9.4</text:p>
          </table:table-cell>
          <table:table-cell office:value-type="float" office:value="10.498139142618948" table:style-name="ce26">
            <text:p>10.5</text:p>
          </table:table-cell>
          <table:table-cell office:value-type="float" office:value="11.798223940706023" table:style-name="ce26">
            <text:p>11.8</text:p>
          </table:table-cell>
          <table:table-cell office:value-type="float" office:value="11.733583624936461" table:style-name="ce26">
            <text:p>11.7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office:value-type="string" table:style-name="ce27">
            <text:p>Base</text:p>
          </table:table-cell>
          <table:table-cell office:value-type="float" office:value="52742" table:style-name="ce28">
            <text:p>52,742</text:p>
          </table:table-cell>
          <table:table-cell office:value-type="float" office:value="47776" table:style-name="ce28">
            <text:p>47,776</text:p>
          </table:table-cell>
          <table:table-cell office:value-type="float" office:value="45149" table:style-name="ce28">
            <text:p>45,149</text:p>
          </table:table-cell>
          <table:table-cell office:value-type="float" office:value="42976" table:style-name="ce28">
            <text:p>42,976</text:p>
          </table:table-cell>
          <table:table-cell office:value-type="float" office:value="42000" table:style-name="ce28">
            <text:p>42,000</text:p>
          </table:table-cell>
          <table:table-cell office:value-type="float" office:value="41384" table:style-name="ce28">
            <text:p>41,384</text:p>
          </table:table-cell>
          <table:table-cell office:value-type="float" office:value="41179" table:style-name="ce28">
            <text:p>41,179</text:p>
          </table:table-cell>
          <table:table-cell office:value-type="float" office:value="40304" table:style-name="ce28">
            <text:p>40,304</text:p>
          </table:table-cell>
          <table:table-cell office:value-type="float" office:value="40877" table:style-name="ce28">
            <text:p>40,877</text:p>
          </table:table-cell>
          <table:table-cell office:value-type="float" office:value="43278" table:style-name="ce28">
            <text:p>43,278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9"/>
          <table:table-cell table:style-name="ce58"/>
          <table:table-cell table:number-columns-repeated="10" table:style-name="ce28"/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office:value-type="string" table:style-name="ce18">
            <text:p>Southampton</text:p>
          </table:table-cell>
          <table:table-cell office:value-type="string" table:style-name="ce23">
            <text:p>Scheduled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677046395899747" table:style-name="ce24">
            <text:p>11.7</text:p>
          </table:table-cell>
          <table:table-cell office:value-type="float" office:value="12.845904451049353" table:style-name="ce24">
            <text:p>12.8</text:p>
          </table:table-cell>
          <table:table-cell office:value-type="float" office:value="13.697098026974558" table:style-name="ce24">
            <text:p>13.7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23">
            <text:p>Charter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29.703999999999997" table:style-name="ce24">
            <text:p>29.7</text:p>
          </table:table-cell>
          <table:table-cell office:value-type="float" office:value="27.518181817690905" table:style-name="ce24">
            <text:p>27.5</text:p>
          </table:table-cell>
          <table:table-cell office:value-type="float" office:value="16.868420877192982" table:style-name="ce24">
            <text:p>16.9</text:p>
          </table:table-cell>
          <table:table-cell table:style-name="ce48"/>
          <table:table-cell table:number-columns-repeated="3" table:style-name="ce4"/>
          <table:table-cell table:style-name="ce30"/>
          <table:table-cell table:number-columns-repeated="16365"/>
        </table:table-row>
        <table:table-row table:style-name="ro2">
          <table:table-cell table:number-columns-repeated="2" table:style-name="ce3"/>
          <table:table-cell table:style-name="ce23"/>
          <table:table-cell office:value-type="string" table:style-name="ce18">
            <text:p>Total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float" office:value="11.743943712148191" table:style-name="ce34">
            <text:p>11.7</text:p>
          </table:table-cell>
          <table:table-cell office:value-type="float" office:value="12.889022468476902" table:style-name="ce34">
            <text:p>12.9</text:p>
          </table:table-cell>
          <table:table-cell office:value-type="float" office:value="13.706306187662369" table:style-name="ce34">
            <text:p>13.7</text:p>
          </table:table-cell>
          <table:table-cell table:style-name="ce48"/>
          <table:table-cell table:number-columns-repeated="3" table:style-name="ce4"/>
          <table:table-cell table:style-name="ce25"/>
          <table:table-cell table:number-columns-repeated="16365"/>
        </table:table-row>
        <table:table-row table:style-name="ro2">
          <table:table-cell table:number-columns-repeated="2" table:style-name="ce60"/>
          <table:table-cell table:style-name="ce61"/>
          <table:table-cell office:value-type="string" table:style-name="ce62">
            <text:p>Base</text:p>
          </table:table-cell>
          <table:table-cell office:value-type="string" table:style-name="ce63">
            <text:p>..</text:p>
          </table:table-cell>
          <table:table-cell office:value-type="string" table:style-name="ce63">
            <text:p>..</text:p>
          </table:table-cell>
          <table:table-cell office:value-type="string" table:style-name="ce63">
            <text:p>..</text:p>
          </table:table-cell>
          <table:table-cell office:value-type="string" table:style-name="ce63">
            <text:p>..</text:p>
          </table:table-cell>
          <table:table-cell office:value-type="string" table:style-name="ce63">
            <text:p>..</text:p>
          </table:table-cell>
          <table:table-cell office:value-type="string" table:style-name="ce63">
            <text:p>..</text:p>
          </table:table-cell>
          <table:table-cell office:value-type="string" table:style-name="ce63">
            <text:p>..</text:p>
          </table:table-cell>
          <table:table-cell office:value-type="float" office:value="33684" table:style-name="ce64">
            <text:p>33,684</text:p>
          </table:table-cell>
          <table:table-cell office:value-type="float" office:value="37431" table:style-name="ce64">
            <text:p>37,431</text:p>
          </table:table-cell>
          <table:table-cell office:value-type="float" office:value="39262" table:style-name="ce64">
            <text:p>39,262</text:p>
          </table:table-cell>
          <table:table-cell table:style-name="ce48"/>
          <table:table-cell table:number-columns-repeated="3" table:style-name="ce4"/>
          <table:table-cell table:number-columns-repeated="16366" table:style-name="ce48"/>
        </table:table-row>
        <table:table-row table:style-name="ro4">
          <table:table-cell table:number-columns-repeated="2" table:style-name="ce4"/>
          <table:table-cell table:number-columns-repeated="2" table:style-name="ce42"/>
          <table:table-cell table:number-columns-repeated="8" table:style-name="ce43"/>
          <table:table-cell table:number-columns-repeated="6" table:style-name="ce4"/>
          <table:table-cell table:number-columns-repeated="16366" table:style-name="ce50"/>
        </table:table-row>
        <table:table-row table:style-name="ro9">
          <table:table-cell office:value-type="string" table:style-name="ce66">
            <text:p>1. The methodology for estimating punctuality was reivsed in 2009 (See notes and definitions).</text:p>
          </table:table-cell>
          <table:table-cell table:style-name="ce66"/>
          <table:table-cell table:number-columns-repeated="9" table:style-name="ce3"/>
          <table:table-cell table:style-name="ce67"/>
          <table:table-cell table:style-name="ce3"/>
          <table:table-cell office:value-type="string" table:style-name="ce67">
            <text:p>Source: Civil Aviation Authority</text:p>
          </table:table-cell>
          <table:table-cell table:number-columns-repeated="16370" table:style-name="ce3"/>
        </table:table-row>
        <table:table-row table:style-name="ro9">
          <table:table-cell office:value-type="string" table:style-name="ce3">
            <text:p><text:s text:c="4"/>Figures based on the revised methodology are available from 2008 onwards.<text:s/></text:p>
          </table:table-cell>
          <table:table-cell table:number-columns-repeated="10" table:style-name="ce3"/>
          <table:table-cell table:style-name="ce68"/>
          <table:table-cell table:style-name="ce3"/>
          <table:table-cell office:value-type="string" table:style-name="ce68">
            <text:p>Last updated: November 2018</text:p>
          </table:table-cell>
          <table:table-cell table:number-columns-repeated="16370" table:style-name="ce3"/>
        </table:table-row>
        <table:table-row table:style-name="ro9">
          <table:table-cell office:value-type="string" table:style-name="ce66">
            <text:p>2. Up to 2014, the CAA compiled punctuality statistics for ten UK airports:<text:s text:c="2"/></text:p>
          </table:table-cell>
          <table:table-cell table:number-columns-repeated="10" table:style-name="ce3"/>
          <table:table-cell table:style-name="ce68">
            <draw:custom-shape svg:x="0in" svg:y="0in" svg:width="0.08333in" svg:height="0.21875in" draw:z-index="1" draw:id="id3" draw:style-name="a11" draw:name="Text 1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08333in" svg:height="0.21875in" draw:z-index="4" draw:id="id6" draw:style-name="a20" draw:name="Text 1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3"/>
          <table:table-cell office:value-type="string" table:style-name="ce68">
            <text:p>Next update: November 2019</text:p>
            <draw:custom-shape svg:x="0in" svg:y="0in" svg:width="0.08333in" svg:height="0.21875in" draw:z-index="3" draw:id="id5" draw:style-name="a17" draw:name="Text 1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08333in" svg:height="0.21875in" draw:z-index="5" draw:id="id7" draw:style-name="a23" draw:name="Text 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3"/>
        </table:table-row>
        <table:table-row table:style-name="ro9">
          <table:table-cell office:value-type="string" table:style-name="ce66">
            <text:p><text:s text:c="4"/>Gatwick, Heathrow, London City, Luton, Stansted, Birmingham, Edinburgh, Glasgow, Manchester, Newcastle.</text:p>
          </table:table-cell>
          <table:table-cell table:number-columns-repeated="10" table:style-name="ce3"/>
          <table:table-cell table:style-name="ce68"/>
          <table:table-cell table:style-name="ce3"/>
          <table:table-cell office:value-type="string" table:style-name="ce67">
            <text:p>Telephone: 020 7944 4847</text:p>
          </table:table-cell>
          <table:table-cell table:number-columns-repeated="16370" table:style-name="ce3"/>
        </table:table-row>
        <table:table-row table:style-name="ro9">
          <table:table-cell office:value-type="string" table:style-name="ce3">
            <text:p><text:s text:c="4"/>From 2015, the CAA started to compile these statistics for an additional 12 UK airports:<text:s/></text:p>
          </table:table-cell>
          <table:table-cell table:style-name="ce66"/>
          <table:table-cell table:style-name="ce69"/>
          <table:table-cell table:number-columns-repeated="2" table:style-name="ce3"/>
          <table:table-cell table:style-name="ce70"/>
          <table:table-cell table:number-columns-repeated="5" table:style-name="ce3"/>
          <table:table-cell table:style-name="ce71"/>
          <table:table-cell table:style-name="ce3"/>
          <table:table-cell office:value-type="string" table:style-name="ce71">
            <text:p>Email: aviation.stats@dft.gov.uk</text:p>
          </table:table-cell>
          <table:table-cell table:number-columns-repeated="16370" table:style-name="ce3"/>
        </table:table-row>
        <table:table-row table:style-name="ro9">
          <table:table-cell office:value-type="string" table:style-name="ce3">
            <text:p><text:s text:c="4"/>Aberdeen, Belfast City, Belfast International, Bournemouth, Bristol, Doncaster Sheffield, Durham Tees Valley,</text:p>
          </table:table-cell>
          <table:table-cell table:style-name="ce66"/>
          <table:table-cell table:style-name="ce69"/>
          <table:table-cell table:number-columns-repeated="2" table:style-name="ce3"/>
          <table:table-cell table:style-name="ce70"/>
          <table:table-cell table:number-columns-repeated="5" table:style-name="ce3"/>
          <table:table-cell table:style-name="ce71"/>
          <table:table-cell table:style-name="ce3"/>
          <table:table-cell office:value-type="string" table:style-name="ce72">
            <text:p>The figures in this table are outside the scope of National Statistics</text:p>
          </table:table-cell>
          <table:table-cell table:number-columns-repeated="16370" table:style-name="ce3"/>
        </table:table-row>
        <table:table-row table:style-name="ro9">
          <table:table-cell office:value-type="string" table:style-name="ce3">
            <text:p><text:s text:c="4"/>East Midlands, Exeter, Leeds Bradford, Liverpool, Southampton.</text:p>
          </table:table-cell>
          <table:table-cell table:style-name="ce66"/>
          <table:table-cell table:style-name="ce69"/>
          <table:table-cell table:number-columns-repeated="2" table:style-name="ce3"/>
          <table:table-cell table:style-name="ce70"/>
          <table:table-cell table:number-columns-repeated="5" table:style-name="ce3"/>
          <table:table-cell table:style-name="ce71"/>
          <table:table-cell table:style-name="ce3"/>
          <table:table-cell table:style-name="ce71"/>
          <table:table-cell table:number-columns-repeated="16370" table:style-name="ce3"/>
        </table:table-row>
        <table:table-row table:style-name="ro9">
          <table:table-cell office:value-type="string" table:style-name="ce3">
            <text:p>3. In April 2016, the CAA complied punctuality statistics at Southend, with the first full year of data available for 2017.</text:p>
          </table:table-cell>
          <table:table-cell table:number-columns-repeated="10" table:style-name="ce3"/>
          <table:table-cell table:style-name="ce71"/>
          <table:table-cell table:number-columns-repeated="16372" table:style-name="ce3"/>
        </table:table-row>
        <table:table-row table:style-name="ro9">
          <table:table-cell office:value-type="string" table:style-name="ce3">
            <text:p>4. '-' indicates that the base number of flights in this category was below 100 and thus no punctuality statistics has been calculated.</text:p>
          </table:table-cell>
          <table:table-cell table:number-columns-repeated="10" table:style-name="ce3"/>
          <table:table-cell table:style-name="ce72">
            <draw:custom-shape svg:x="0in" svg:y="0in" svg:width="0.08333in" svg:height="0.21875in" draw:z-index="2" draw:id="id4" draw:style-name="a14" draw:name="Text 1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2" table:style-name="ce3"/>
        </table:table-row>
        <table:table-row table:style-name="ro2">
          <table:table-cell table:number-columns-repeated="4" table:style-name="ce48"/>
          <table:table-cell table:number-columns-repeated="5" table:style-name="ce4"/>
          <table:table-cell table:number-columns-repeated="3" table:style-name="ce3"/>
          <table:table-cell table:number-columns-repeated="6" table:style-name="ce4"/>
          <table:table-cell table:number-columns-repeated="16366"/>
        </table:table-row>
        <table:table-row table:number-rows-repeated="1048438" table:style-name="ro2">
          <table:table-cell table:number-columns-repeated="16384"/>
        </table:table-row>
        <table:named-expressions>
          <table:named-range table:name="Print_Area" table:cell-range-address="AVI0103b.$A$3:AVI0103b.$N$137" table:base-cell-address="AVI0103b.$A$1"/>
          <table:named-range table:name="Print_Titles" table:cell-range-address="AVI0103b.$A$3:AVI0103b.$XFD$8" table:base-cell-address="AVI0103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0%" style:table-centering="horizontal" style:print="objects charts drawings"/>
      <style:header-style>
        <style:header-footer-properties fo:min-height="0.078740157480315in" fo:margin-left="0.551181102362205in" fo:margin-right="0.551181102362205in" fo:margin-bottom="0in"/>
      </style:header-style>
      <style:footer-style>
        <style:header-footer-properties fo:min-height="0.07874015748031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esh Lad</meta:initial-creator>
    <dc:creator>Shawn Weekes</dc:creator>
    <meta:creation-date>2018-11-23T11:25:41Z</meta:creation-date>
    <dc:date>2018-12-02T08:39:25Z</dc:date>
    <meta:print-date>2018-12-02T08:39:13Z</meta:print-date>
  </office:meta>
</office:document-meta>
</file>